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307.56pt"/>
    </style:style>
    <style:style style:name="co3" style:family="table-column">
      <style:table-column-properties fo:break-before="auto" style:column-width="201.26pt"/>
    </style:style>
    <style:style style:name="co4" style:family="table-column">
      <style:table-column-properties fo:break-before="auto" style:column-width="50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6.4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ЭЭ_20_01.2014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ee_5f_2014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ee_5f_2014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19" style:family="table-cell" style:parent-style-name="ee_5f_2014" style:data-style-name="N100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20" style:family="table-cell" style:parent-style-name="ee_5f_2014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" fo:font-size="11pt" style:font-size-asian="11pt" style:font-size-complex="11pt"/>
    </style:style>
    <style:style style:name="ce21" style:family="table-cell" style:parent-style-name="ee_5f_2014">
      <style:table-cell-properties style:text-align-source="fix" style:repeat-content="false" fo:border="none" style:vertical-align="middle"/>
      <style:paragraph-properties fo:text-align="start" fo:margin-left="0pt"/>
      <style:text-properties style:font-name="Arial" fo:font-size="11pt" style:font-size-asian="11pt" style:font-size-complex="11pt"/>
    </style:style>
    <style:style style:name="ce22" style:family="table-cell" style:parent-style-name="ee_5f_2014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Arial" fo:font-size="11pt" style:font-size-asian="11pt" style:font-size-complex="11pt"/>
    </style:style>
    <style:style style:name="ce23" style:family="table-cell" style:parent-style-name="ee_5f_2014">
      <style:table-cell-properties style:text-align-source="fix" style:repeat-content="false" fo:border="none" style:vertical-align="middle"/>
      <style:paragraph-properties fo:text-align="end" fo:margin-left="0pt"/>
      <style:text-properties style:font-name="Arial" fo:font-size="11pt" style:font-size-asian="11pt" style:font-size-complex="11pt"/>
    </style:style>
    <style:style style:name="ce24" style:family="table-cell" style:parent-style-name="ee_5f_2014">
      <style:table-cell-properties fo:border="none" style:vertical-align="middle"/>
      <style:text-properties style:font-name="Arial" fo:font-size="11pt" style:font-size-asian="11pt" style:font-size-complex="11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ГВС 01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198.83" calcext:value-type="float">
            <text:p>198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20.75" calcext:value-type="float">
            <text:p>320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430.71" calcext:value-type="float">
            <text:p>430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87.17" calcext:value-type="float">
            <text:p>287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92.99" calcext:value-type="float">
            <text:p>92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366.32" calcext:value-type="float">
            <text:p>366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312.81" calcext:value-type="float">
            <text:p>312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188.25" calcext:value-type="float">
            <text:p>188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305.29" calcext:value-type="float">
            <text:p>305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333.09" calcext:value-type="float">
            <text:p>333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41.97" calcext:value-type="float">
            <text:p>41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93.14" calcext:value-type="float">
            <text:p>93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12.21" calcext:value-type="float">
            <text:p>1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64.13" calcext:value-type="float">
            <text:p>6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23</text:p>
          </table:table-cell>
          <table:table-cell table:style-name="ce22" office:value-type="float" office:value="24.43" calcext:value-type="float">
            <text:p>2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25</text:p>
          </table:table-cell>
          <table:table-cell table:style-name="ce22" office:value-type="float" office:value="104.99" calcext:value-type="float">
            <text:p>104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55.92" calcext:value-type="float">
            <text:p>55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46.41" calcext:value-type="float">
            <text:p>46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319.65" calcext:value-type="float">
            <text:p>31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18.63" calcext:value-type="float">
            <text:p>118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71.9" calcext:value-type="float">
            <text:p>71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, д.10</text:p>
          </table:table-cell>
          <table:table-cell table:style-name="ce22" office:value-type="float" office:value="39.58" calcext:value-type="float">
            <text:p>3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448.88" calcext:value-type="float">
            <text:p>448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329.9" calcext:value-type="float">
            <text:p>329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421.13" calcext:value-type="float">
            <text:p>421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302.72" calcext:value-type="float">
            <text:p>30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86.38" calcext:value-type="float">
            <text:p>8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89.47" calcext:value-type="float">
            <text:p>8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98.53" calcext:value-type="float">
            <text:p>98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82.49" calcext:value-type="float">
            <text:p>8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73.62" calcext:value-type="float">
            <text:p>73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103.12" calcext:value-type="float">
            <text:p>103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, д.13, к.1</text:p>
          </table:table-cell>
          <table:table-cell table:style-name="ce22" office:value-type="float" office:value="80.2" calcext:value-type="float">
            <text:p>80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56.26" calcext:value-type="float">
            <text:p>56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99.52" calcext:value-type="float">
            <text:p>99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, д.21</text:p>
          </table:table-cell>
          <table:table-cell table:style-name="ce22" office:value-type="float" office:value="81.19" calcext:value-type="float">
            <text:p>8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, д.23/19</text:p>
          </table:table-cell>
          <table:table-cell table:style-name="ce22" office:value-type="float" office:value="75.95" calcext:value-type="float">
            <text:p>75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459.06" calcext:value-type="float">
            <text:p>459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1637.3" calcext:value-type="float">
            <text:p>1637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848.82" calcext:value-type="float">
            <text:p>848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473.33" calcext:value-type="float">
            <text:p>473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405.84" calcext:value-type="float">
            <text:p>40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128.78" calcext:value-type="float">
            <text:p>128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317.41" calcext:value-type="float">
            <text:p>317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161.79" calcext:value-type="float">
            <text:p>161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386.86" calcext:value-type="float">
            <text:p>386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423.71" calcext:value-type="float">
            <text:p>42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308.58" calcext:value-type="float">
            <text:p>308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307.07" calcext:value-type="float">
            <text:p>307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160.62" calcext:value-type="float">
            <text:p>160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528.83" calcext:value-type="float">
            <text:p>528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41.38" calcext:value-type="float">
            <text:p>341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191.62" calcext:value-type="float">
            <text:p>191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02.61" calcext:value-type="float">
            <text:p>302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02.53" calcext:value-type="float">
            <text:p>302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183.71" calcext:value-type="float">
            <text:p>18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336.67" calcext:value-type="float">
            <text:p>336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336.55" calcext:value-type="float">
            <text:p>336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189.12" calcext:value-type="float">
            <text:p>189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266.7" calcext:value-type="float">
            <text:p>266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415.05" calcext:value-type="float">
            <text:p>415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139.74" calcext:value-type="float">
            <text:p>13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12.62" calcext:value-type="float">
            <text:p>112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89.67" calcext:value-type="float">
            <text:p>89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120.36" calcext:value-type="float">
            <text:p>120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122.46" calcext:value-type="float">
            <text:p>122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97.97" calcext:value-type="float">
            <text:p>97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365.84" calcext:value-type="float">
            <text:p>1365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310.42" calcext:value-type="float">
            <text:p>1310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520.05" calcext:value-type="float">
            <text:p>520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623.68" calcext:value-type="float">
            <text:p>623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414.89" calcext:value-type="float">
            <text:p>414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887.66" calcext:value-type="float">
            <text:p>88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460.29" calcext:value-type="float">
            <text:p>460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452.57" calcext:value-type="float">
            <text:p>45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998.29" calcext:value-type="float">
            <text:p>998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138.83" calcext:value-type="float">
            <text:p>138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414.67" calcext:value-type="float">
            <text:p>414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327.88" calcext:value-type="float">
            <text:p>32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2170.3" calcext:value-type="float">
            <text:p>2170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381.8" calcext:value-type="float">
            <text:p>381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320.05" calcext:value-type="float">
            <text:p>320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860.35" calcext:value-type="float">
            <text:p>860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262.99" calcext:value-type="float">
            <text:p>262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56.53" calcext:value-type="float">
            <text:p>56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78.07" calcext:value-type="float">
            <text:p>78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83.45" calcext:value-type="float">
            <text:p>8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932.01" calcext:value-type="float">
            <text:p>93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57.03" calcext:value-type="float">
            <text:p>557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874.67" calcext:value-type="float">
            <text:p>874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499.47" calcext:value-type="float">
            <text:p>49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593.88" calcext:value-type="float">
            <text:p>59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375.86" calcext:value-type="float">
            <text:p>37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921.65" calcext:value-type="float">
            <text:p>921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019.04" calcext:value-type="float">
            <text:p>1019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614.7" calcext:value-type="float">
            <text:p>614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1651.58" calcext:value-type="float">
            <text:p>165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382.94" calcext:value-type="float">
            <text:p>382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482.12" calcext:value-type="float">
            <text:p>148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463.59" calcext:value-type="float">
            <text:p>46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441.1" calcext:value-type="float">
            <text:p>441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415.33" calcext:value-type="float">
            <text:p>415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393.12" calcext:value-type="float">
            <text:p>393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812.16" calcext:value-type="float">
            <text:p>812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815.98" calcext:value-type="float">
            <text:p>815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775.63" calcext:value-type="float">
            <text:p>775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1615.76" calcext:value-type="float">
            <text:p>1615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547.96" calcext:value-type="float">
            <text:p>547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312.54" calcext:value-type="float">
            <text:p>31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992.72" calcext:value-type="float">
            <text:p>99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664.88" calcext:value-type="float">
            <text:p>66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881.15" calcext:value-type="float">
            <text:p>881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1411.46" calcext:value-type="float">
            <text:p>1411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611.06" calcext:value-type="float">
            <text:p>611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109.52" calcext:value-type="float">
            <text:p>1109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102.39" calcext:value-type="float">
            <text:p>1102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650.69" calcext:value-type="float">
            <text:p>65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145.63" calcext:value-type="float">
            <text:p>1145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, д.10, к.1Д</text:p>
          </table:table-cell>
          <table:table-cell table:style-name="ce22" office:value-type="float" office:value="514.33" calcext:value-type="float">
            <text:p>514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652.09" calcext:value-type="float">
            <text:p>652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996.63" calcext:value-type="float">
            <text:p>996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1190.44" calcext:value-type="float">
            <text:p>1190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1674.66" calcext:value-type="float">
            <text:p>1674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1019.54" calcext:value-type="float">
            <text:p>1019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1937.87" calcext:value-type="float">
            <text:p>1937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380.59" calcext:value-type="float">
            <text:p>380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164.9" calcext:value-type="float">
            <text:p>164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56.74" calcext:value-type="float">
            <text:p>556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284.03" calcext:value-type="float">
            <text:p>284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ОВООВСЯННИКОВСКАЯ УЛ., д.9</text:p>
          </table:table-cell>
          <table:table-cell table:style-name="ce22" office:value-type="float" office:value="74.11" calcext:value-type="float">
            <text:p>74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339.68" calcext:value-type="float">
            <text:p>339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427.13" calcext:value-type="float">
            <text:p>427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381.23" calcext:value-type="float">
            <text:p>381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414.82" calcext:value-type="float">
            <text:p>414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417.97" calcext:value-type="float">
            <text:p>417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547.01" calcext:value-type="float">
            <text:p>547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229.91" calcext:value-type="float">
            <text:p>229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30.41" calcext:value-type="float">
            <text:p>30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, д.29</text:p>
          </table:table-cell>
          <table:table-cell table:style-name="ce22" office:value-type="float" office:value="71.46" calcext:value-type="float">
            <text:p>71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ПРОМЫШЛЕННАЯ УЛ., д.12</text:p>
          </table:table-cell>
          <table:table-cell table:style-name="ce22" office:value-type="float" office:value="103.67" calcext:value-type="float">
            <text:p>103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ПРОМЫШЛЕННАЯ УЛ., д.14</text:p>
          </table:table-cell>
          <table:table-cell table:style-name="ce22" office:value-type="float" office:value="38.62" calcext:value-type="float">
            <text:p>38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ПРОМЫШЛЕННАЯ УЛ., д.16</text:p>
          </table:table-cell>
          <table:table-cell table:style-name="ce22" office:value-type="float" office:value="105.7" calcext:value-type="float">
            <text:p>105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278.82" calcext:value-type="float">
            <text:p>278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96.14" calcext:value-type="float">
            <text:p>96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00.55" calcext:value-type="float">
            <text:p>10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397.68" calcext:value-type="float">
            <text:p>397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556.28" calcext:value-type="float">
            <text:p>55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94.8" calcext:value-type="float">
            <text:p>9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505.66" calcext:value-type="float">
            <text:p>505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557.33" calcext:value-type="float">
            <text:p>557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404.64" calcext:value-type="float">
            <text:p>404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792.82" calcext:value-type="float">
            <text:p>79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860.74" calcext:value-type="float">
            <text:p>860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495.89" calcext:value-type="float">
            <text:p>495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16.69" calcext:value-type="float">
            <text:p>16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274.49" calcext:value-type="float">
            <text:p>274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36.57" calcext:value-type="float">
            <text:p>336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144.21" calcext:value-type="float">
            <text:p>144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241.95" calcext:value-type="float">
            <text:p>241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171.1" calcext:value-type="float">
            <text:p>171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32.46" calcext:value-type="float">
            <text:p>132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49.67" calcext:value-type="float">
            <text:p>49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, д.42</text:p>
          </table:table-cell>
          <table:table-cell table:style-name="ce22" office:value-type="float" office:value="29.86" calcext:value-type="float">
            <text:p>29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299.98" calcext:value-type="float">
            <text:p>299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1676.77" calcext:value-type="float">
            <text:p>167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678.41" calcext:value-type="float">
            <text:p>1678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124.46" calcext:value-type="float">
            <text:p>112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410.37" calcext:value-type="float">
            <text:p>41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37.21" calcext:value-type="float">
            <text:p>537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937.22" calcext:value-type="float">
            <text:p>937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2384.98" calcext:value-type="float">
            <text:p>2384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, д.105, к.2А</text:p>
          </table:table-cell>
          <table:table-cell table:style-name="ce22" office:value-type="float" office:value="555.64" calcext:value-type="float">
            <text:p>555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, д.105, к.2Ж</text:p>
          </table:table-cell>
          <table:table-cell table:style-name="ce22" office:value-type="float" office:value="824.18" calcext:value-type="float">
            <text:p>824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, д.105, к.2Б</text:p>
          </table:table-cell>
          <table:table-cell table:style-name="ce22" office:value-type="float" office:value="408.24" calcext:value-type="float">
            <text:p>408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, д.105, к.2Г</text:p>
          </table:table-cell>
          <table:table-cell table:style-name="ce22" office:value-type="float" office:value="437.63" calcext:value-type="float">
            <text:p>437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, д.105, к.2Е</text:p>
          </table:table-cell>
          <table:table-cell table:style-name="ce22" office:value-type="float" office:value="486.19" calcext:value-type="float">
            <text:p>486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, д.105, к.2З</text:p>
          </table:table-cell>
          <table:table-cell table:style-name="ce22" office:value-type="float" office:value="379.04" calcext:value-type="float">
            <text:p>379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, д.105, к.2Д</text:p>
          </table:table-cell>
          <table:table-cell table:style-name="ce22" office:value-type="float" office:value="674.23" calcext:value-type="float">
            <text:p>674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, д.105, к.2В</text:p>
          </table:table-cell>
          <table:table-cell table:style-name="ce22" office:value-type="float" office:value="985.74" calcext:value-type="float">
            <text:p>985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418.57" calcext:value-type="float">
            <text:p>418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18.97" calcext:value-type="float">
            <text:p>118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80.12" calcext:value-type="float">
            <text:p>80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158.89" calcext:value-type="float">
            <text:p>158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08.67" calcext:value-type="float">
            <text:p>108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159.95" calcext:value-type="float">
            <text:p>15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75.02" calcext:value-type="float">
            <text:p>75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164.71" calcext:value-type="float">
            <text:p>164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82.58" calcext:value-type="float">
            <text:p>82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175.24" calcext:value-type="float">
            <text:p>175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336.59" calcext:value-type="float">
            <text:p>336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85.08" calcext:value-type="float">
            <text:p>85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55.04" calcext:value-type="float">
            <text:p>155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284.87" calcext:value-type="float">
            <text:p>284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326.55" calcext:value-type="float">
            <text:p>326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296.63" calcext:value-type="float">
            <text:p>296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391.34" calcext:value-type="float">
            <text:p>391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257.41" calcext:value-type="float">
            <text:p>257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223.2" calcext:value-type="float">
            <text:p>223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524.28" calcext:value-type="float">
            <text:p>524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03.06" calcext:value-type="float">
            <text:p>303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378.2" calcext:value-type="float">
            <text:p>378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444.68" calcext:value-type="float">
            <text:p>444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227.04" calcext:value-type="float">
            <text:p>227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346.72" calcext:value-type="float">
            <text:p>346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346.01" calcext:value-type="float">
            <text:p>346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234.88" calcext:value-type="float">
            <text:p>23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980.16" calcext:value-type="float">
            <text:p>980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607.91" calcext:value-type="float">
            <text:p>607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80.92" calcext:value-type="float">
            <text:p>80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64.13" calcext:value-type="float">
            <text:p>6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274.79" calcext:value-type="float">
            <text:p>27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547.66" calcext:value-type="float">
            <text:p>54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187.38" calcext:value-type="float">
            <text:p>187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337.38" calcext:value-type="float">
            <text:p>337.38</text:p>
          </table:table-cell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02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191.8" calcext:value-type="float">
            <text:p>191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18.1" calcext:value-type="float">
            <text:p>318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498.91" calcext:value-type="float">
            <text:p>49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41.37" calcext:value-type="float">
            <text:p>241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144.03" calcext:value-type="float">
            <text:p>144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338.56" calcext:value-type="float">
            <text:p>338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320.46" calcext:value-type="float">
            <text:p>320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178.16" calcext:value-type="float">
            <text:p>178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438.77" calcext:value-type="float">
            <text:p>438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374.94" calcext:value-type="float">
            <text:p>374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17.49" calcext:value-type="float">
            <text:p>117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22.43" calcext:value-type="float">
            <text:p>122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28.91" calcext:value-type="float">
            <text:p>2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96.39" calcext:value-type="float">
            <text:p>96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23</text:p>
          </table:table-cell>
          <table:table-cell table:style-name="ce22" office:value-type="float" office:value="37.74" calcext:value-type="float">
            <text:p>37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25</text:p>
          </table:table-cell>
          <table:table-cell table:style-name="ce22" office:value-type="float" office:value="133.23" calcext:value-type="float">
            <text:p>13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62.65" calcext:value-type="float">
            <text:p>6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42.05" calcext:value-type="float">
            <text:p>42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398.61" calcext:value-type="float">
            <text:p>398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16.71" calcext:value-type="float">
            <text:p>116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88.65" calcext:value-type="float">
            <text:p>88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, д.10</text:p>
          </table:table-cell>
          <table:table-cell table:style-name="ce22" office:value-type="float" office:value="62.17" calcext:value-type="float">
            <text:p>62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527.73" calcext:value-type="float">
            <text:p>527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336.75" calcext:value-type="float">
            <text:p>336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459.4" calcext:value-type="float">
            <text:p>459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259.63" calcext:value-type="float">
            <text:p>259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84.42" calcext:value-type="float">
            <text:p>8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07.53" calcext:value-type="float">
            <text:p>107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67.7" calcext:value-type="float">
            <text:p>67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84.11" calcext:value-type="float">
            <text:p>84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73.96" calcext:value-type="float">
            <text:p>73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70.82" calcext:value-type="float">
            <text:p>70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36.44" calcext:value-type="float">
            <text:p>3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, д.13, к.1</text:p>
          </table:table-cell>
          <table:table-cell table:style-name="ce22" office:value-type="float" office:value="67.67" calcext:value-type="float">
            <text:p>67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77.02" calcext:value-type="float">
            <text:p>77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36.96" calcext:value-type="float">
            <text:p>136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, д.21</text:p>
          </table:table-cell>
          <table:table-cell table:style-name="ce22" office:value-type="float" office:value="61.56" calcext:value-type="float">
            <text:p>61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, д.23/19</text:p>
          </table:table-cell>
          <table:table-cell table:style-name="ce22" office:value-type="float" office:value="60.83" calcext:value-type="float">
            <text:p>60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222.27" calcext:value-type="float">
            <text:p>1222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1726.39" calcext:value-type="float">
            <text:p>1726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1554.88" calcext:value-type="float">
            <text:p>155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589" calcext:value-type="float">
            <text:p>5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471.88" calcext:value-type="float">
            <text:p>471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175.63" calcext:value-type="float">
            <text:p>175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332.72" calcext:value-type="float">
            <text:p>33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170.33" calcext:value-type="float">
            <text:p>170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442.49" calcext:value-type="float">
            <text:p>44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336.16" calcext:value-type="float">
            <text:p>336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271.18" calcext:value-type="float">
            <text:p>271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283.6" calcext:value-type="float">
            <text:p>283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337.62" calcext:value-type="float">
            <text:p>337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244.91" calcext:value-type="float">
            <text:p>244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23.43" calcext:value-type="float">
            <text:p>323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158.93" calcext:value-type="float">
            <text:p>158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282.66" calcext:value-type="float">
            <text:p>28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292.22" calcext:value-type="float">
            <text:p>29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270.54" calcext:value-type="float">
            <text:p>270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312.04" calcext:value-type="float">
            <text:p>312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280.59" calcext:value-type="float">
            <text:p>280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15.69" calcext:value-type="float">
            <text:p>215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229.39" calcext:value-type="float">
            <text:p>229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430.56" calcext:value-type="float">
            <text:p>430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202.21" calcext:value-type="float">
            <text:p>20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04.43" calcext:value-type="float">
            <text:p>10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11.49" calcext:value-type="float">
            <text:p>111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164.02" calcext:value-type="float">
            <text:p>164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448.27" calcext:value-type="float">
            <text:p>448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244.69" calcext:value-type="float">
            <text:p>24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319.71" calcext:value-type="float">
            <text:p>1319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427.04" calcext:value-type="float">
            <text:p>1427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500.36" calcext:value-type="float">
            <text:p>500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515.31" calcext:value-type="float">
            <text:p>515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364.06" calcext:value-type="float">
            <text:p>364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564.18" calcext:value-type="float">
            <text:p>564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417.99" calcext:value-type="float">
            <text:p>417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449.22" calcext:value-type="float">
            <text:p>449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196.38" calcext:value-type="float">
            <text:p>119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69.17" calcext:value-type="float">
            <text:p>69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460.41" calcext:value-type="float">
            <text:p>460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498.79" calcext:value-type="float">
            <text:p>49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2125.14" calcext:value-type="float">
            <text:p>2125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340.4" calcext:value-type="float">
            <text:p>340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250.33" calcext:value-type="float">
            <text:p>250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948.21" calcext:value-type="float">
            <text:p>948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245.7" calcext:value-type="float">
            <text:p>245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53.78" calcext:value-type="float">
            <text:p>5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91.76" calcext:value-type="float">
            <text:p>91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75.69" calcext:value-type="float">
            <text:p>75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972.53" calcext:value-type="float">
            <text:p>972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478.39" calcext:value-type="float">
            <text:p>47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347.2" calcext:value-type="float">
            <text:p>1347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494.5" calcext:value-type="float">
            <text:p>494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508.81" calcext:value-type="float">
            <text:p>508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519.98" calcext:value-type="float">
            <text:p>519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486.92" calcext:value-type="float">
            <text:p>1486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378.3" calcext:value-type="float">
            <text:p>1378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624.74" calcext:value-type="float">
            <text:p>624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1617.21" calcext:value-type="float">
            <text:p>1617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332.41" calcext:value-type="float">
            <text:p>332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464.46" calcext:value-type="float">
            <text:p>146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478.29" calcext:value-type="float">
            <text:p>478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472.22" calcext:value-type="float">
            <text:p>47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447.39" calcext:value-type="float">
            <text:p>44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425.35" calcext:value-type="float">
            <text:p>425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937.15" calcext:value-type="float">
            <text:p>937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413.07" calcext:value-type="float">
            <text:p>1413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159.14" calcext:value-type="float">
            <text:p>1159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1710.33" calcext:value-type="float">
            <text:p>1710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072.41" calcext:value-type="float">
            <text:p>1072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316.73" calcext:value-type="float">
            <text:p>316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889.84" calcext:value-type="float">
            <text:p>889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414.37" calcext:value-type="float">
            <text:p>41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063.39" calcext:value-type="float">
            <text:p>1063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810.21" calcext:value-type="float">
            <text:p>810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797.65" calcext:value-type="float">
            <text:p>797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060.83" calcext:value-type="float">
            <text:p>1060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098.66" calcext:value-type="float">
            <text:p>109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835.24" calcext:value-type="float">
            <text:p>835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105.68" calcext:value-type="float">
            <text:p>1105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, д.10, к.1Д</text:p>
          </table:table-cell>
          <table:table-cell table:style-name="ce22" office:value-type="float" office:value="470.22" calcext:value-type="float">
            <text:p>470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451.25" calcext:value-type="float">
            <text:p>451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795.77" calcext:value-type="float">
            <text:p>795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1731.62" calcext:value-type="float">
            <text:p>1731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1704.8" calcext:value-type="float">
            <text:p>170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1628.89" calcext:value-type="float">
            <text:p>1628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1847.73" calcext:value-type="float">
            <text:p>1847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377.46" calcext:value-type="float">
            <text:p>37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274.6" calcext:value-type="float">
            <text:p>27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395.9" calcext:value-type="float">
            <text:p>395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284.27" calcext:value-type="float">
            <text:p>284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ОВООВСЯННИКОВСКАЯ УЛ., д.9</text:p>
          </table:table-cell>
          <table:table-cell table:style-name="ce22" office:value-type="float" office:value="91.03" calcext:value-type="float">
            <text:p>91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436.28" calcext:value-type="float">
            <text:p>43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455.08" calcext:value-type="float">
            <text:p>455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420.63" calcext:value-type="float">
            <text:p>42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503.55" calcext:value-type="float">
            <text:p>503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548.2" calcext:value-type="float">
            <text:p>548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621.77" calcext:value-type="float">
            <text:p>621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279.69" calcext:value-type="float">
            <text:p>279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42.99" calcext:value-type="float">
            <text:p>42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, д.29</text:p>
          </table:table-cell>
          <table:table-cell table:style-name="ce22" office:value-type="float" office:value="152.72" calcext:value-type="float">
            <text:p>15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ПРОМЫШЛЕННАЯ УЛ., д.12</text:p>
          </table:table-cell>
          <table:table-cell table:style-name="ce22" office:value-type="float" office:value="120.25" calcext:value-type="float">
            <text:p>120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ПРОМЫШЛЕННАЯ УЛ., д.14</text:p>
          </table:table-cell>
          <table:table-cell table:style-name="ce22" office:value-type="float" office:value="69.82" calcext:value-type="float">
            <text:p>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ПРОМЫШЛЕННАЯ УЛ., д.16</text:p>
          </table:table-cell>
          <table:table-cell table:style-name="ce22" office:value-type="float" office:value="181.04" calcext:value-type="float">
            <text:p>18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291.67" calcext:value-type="float">
            <text:p>291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182.87" calcext:value-type="float">
            <text:p>182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49.08" calcext:value-type="float">
            <text:p>149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605.66" calcext:value-type="float">
            <text:p>605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580.38" calcext:value-type="float">
            <text:p>580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10.21" calcext:value-type="float">
            <text:p>110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756.14" calcext:value-type="float">
            <text:p>756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732.27" calcext:value-type="float">
            <text:p>732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579.58" calcext:value-type="float">
            <text:p>57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892.96" calcext:value-type="float">
            <text:p>892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717.52" calcext:value-type="float">
            <text:p>71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548.54" calcext:value-type="float">
            <text:p>548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27.8" calcext:value-type="float">
            <text:p>2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246.93" calcext:value-type="float">
            <text:p>246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22.5" calcext:value-type="float">
            <text:p>32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236.28" calcext:value-type="float">
            <text:p>23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208.22" calcext:value-type="float">
            <text:p>208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163.19" calcext:value-type="float">
            <text:p>163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29.52" calcext:value-type="float">
            <text:p>129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46.21" calcext:value-type="float">
            <text:p>46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, д.42</text:p>
          </table:table-cell>
          <table:table-cell table:style-name="ce22" office:value-type="float" office:value="23.72" calcext:value-type="float">
            <text:p>2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346.99" calcext:value-type="float">
            <text:p>346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1554.51" calcext:value-type="float">
            <text:p>155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463.26" calcext:value-type="float">
            <text:p>1463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101.41" calcext:value-type="float">
            <text:p>1101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427.28" calcext:value-type="float">
            <text:p>427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485.27" calcext:value-type="float">
            <text:p>485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780.69" calcext:value-type="float">
            <text:p>78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2255.25" calcext:value-type="float">
            <text:p>2255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, д.105, к.2А</text:p>
          </table:table-cell>
          <table:table-cell table:style-name="ce22" office:value-type="float" office:value="529.33" calcext:value-type="float">
            <text:p>529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, д.105, к.2Ж</text:p>
          </table:table-cell>
          <table:table-cell table:style-name="ce22" office:value-type="float" office:value="1353.11" calcext:value-type="float">
            <text:p>1353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, д.105, к.2Б</text:p>
          </table:table-cell>
          <table:table-cell table:style-name="ce22" office:value-type="float" office:value="451.42" calcext:value-type="float">
            <text:p>451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, д.105, к.2Г</text:p>
          </table:table-cell>
          <table:table-cell table:style-name="ce22" office:value-type="float" office:value="428.35" calcext:value-type="float">
            <text:p>428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, д.105, к.2Е</text:p>
          </table:table-cell>
          <table:table-cell table:style-name="ce22" office:value-type="float" office:value="438.55" calcext:value-type="float">
            <text:p>438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, д.105, к.2З</text:p>
          </table:table-cell>
          <table:table-cell table:style-name="ce22" office:value-type="float" office:value="464.04" calcext:value-type="float">
            <text:p>464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, д.105, к.2Д</text:p>
          </table:table-cell>
          <table:table-cell table:style-name="ce22" office:value-type="float" office:value="1253.66" calcext:value-type="float">
            <text:p>1253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, д.105, к.2В</text:p>
          </table:table-cell>
          <table:table-cell table:style-name="ce22" office:value-type="float" office:value="1277.14" calcext:value-type="float">
            <text:p>1277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378.44" calcext:value-type="float">
            <text:p>378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55.23" calcext:value-type="float">
            <text:p>155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02.32" calcext:value-type="float">
            <text:p>10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170.73" calcext:value-type="float">
            <text:p>170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09.94" calcext:value-type="float">
            <text:p>109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143.44" calcext:value-type="float">
            <text:p>143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36.56" calcext:value-type="float">
            <text:p>136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00.05" calcext:value-type="float">
            <text:p>200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72.5" calcext:value-type="float">
            <text:p>7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190.97" calcext:value-type="float">
            <text:p>190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310.11" calcext:value-type="float">
            <text:p>310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280.14" calcext:value-type="float">
            <text:p>28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48.71" calcext:value-type="float">
            <text:p>148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272.28" calcext:value-type="float">
            <text:p>272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288.5" calcext:value-type="float">
            <text:p>288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399.05" calcext:value-type="float">
            <text:p>399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393.15" calcext:value-type="float">
            <text:p>393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323.31" calcext:value-type="float">
            <text:p>323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237.03" calcext:value-type="float">
            <text:p>237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451.63" calcext:value-type="float">
            <text:p>45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04.51" calcext:value-type="float">
            <text:p>304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351.4" calcext:value-type="float">
            <text:p>351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396.74" calcext:value-type="float">
            <text:p>396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283.36" calcext:value-type="float">
            <text:p>283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325.46" calcext:value-type="float">
            <text:p>32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337.9" calcext:value-type="float">
            <text:p>337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403.45" calcext:value-type="float">
            <text:p>40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067.09" calcext:value-type="float">
            <text:p>106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633.34" calcext:value-type="float">
            <text:p>633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151.71" calcext:value-type="float">
            <text:p>151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87.85" calcext:value-type="float">
            <text:p>87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383.7" calcext:value-type="float">
            <text:p>383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720.23" calcext:value-type="float">
            <text:p>720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213.11" calcext:value-type="float">
            <text:p>213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357.43" calcext:value-type="float">
            <text:p>357.43</text:p>
          </table:table-cell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03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192.98" calcext:value-type="float">
            <text:p>192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270.78" calcext:value-type="float">
            <text:p>27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471.84" calcext:value-type="float">
            <text:p>471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31.51" calcext:value-type="float">
            <text:p>231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145.05" calcext:value-type="float">
            <text:p>145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356.78" calcext:value-type="float">
            <text:p>356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282.53" calcext:value-type="float">
            <text:p>282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185.41" calcext:value-type="float">
            <text:p>185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415.88" calcext:value-type="float">
            <text:p>415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359.61" calcext:value-type="float">
            <text:p>359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88.19" calcext:value-type="float">
            <text:p>88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13.24" calcext:value-type="float">
            <text:p>113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33.96" calcext:value-type="float">
            <text:p>33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92.9" calcext:value-type="float">
            <text:p>9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23</text:p>
          </table:table-cell>
          <table:table-cell table:style-name="ce22" office:value-type="float" office:value="44.74" calcext:value-type="float">
            <text:p>44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25</text:p>
          </table:table-cell>
          <table:table-cell table:style-name="ce22" office:value-type="float" office:value="126.74" calcext:value-type="float">
            <text:p>126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58.4" calcext:value-type="float">
            <text:p>58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39.3" calcext:value-type="float">
            <text:p>39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390.88" calcext:value-type="float">
            <text:p>390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15.28" calcext:value-type="float">
            <text:p>115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82.6" calcext:value-type="float">
            <text:p>82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, д.10</text:p>
          </table:table-cell>
          <table:table-cell table:style-name="ce22" office:value-type="float" office:value="55.18" calcext:value-type="float">
            <text:p>55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519.83" calcext:value-type="float">
            <text:p>51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318.47" calcext:value-type="float">
            <text:p>318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428.05" calcext:value-type="float">
            <text:p>428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266.78" calcext:value-type="float">
            <text:p>266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02.62" calcext:value-type="float">
            <text:p>102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54.07" calcext:value-type="float">
            <text:p>54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89.28" calcext:value-type="float">
            <text:p>89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89.96" calcext:value-type="float">
            <text:p>8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69.82" calcext:value-type="float">
            <text:p>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26.48" calcext:value-type="float">
            <text:p>26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, д.13, к.1</text:p>
          </table:table-cell>
          <table:table-cell table:style-name="ce22" office:value-type="float" office:value="70.12" calcext:value-type="float">
            <text:p>70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70.48" calcext:value-type="float">
            <text:p>7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18.71" calcext:value-type="float">
            <text:p>118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, д.21</text:p>
          </table:table-cell>
          <table:table-cell table:style-name="ce22" office:value-type="float" office:value="63.03" calcext:value-type="float">
            <text:p>63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, д.23/19</text:p>
          </table:table-cell>
          <table:table-cell table:style-name="ce22" office:value-type="float" office:value="71.48" calcext:value-type="float">
            <text:p>71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150.31" calcext:value-type="float">
            <text:p>1150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1660.66" calcext:value-type="float">
            <text:p>1660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1527.09" calcext:value-type="float">
            <text:p>152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515.22" calcext:value-type="float">
            <text:p>515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448.76" calcext:value-type="float">
            <text:p>448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151.68" calcext:value-type="float">
            <text:p>151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319.74" calcext:value-type="float">
            <text:p>31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164.43" calcext:value-type="float">
            <text:p>16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417.28" calcext:value-type="float">
            <text:p>417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328.98" calcext:value-type="float">
            <text:p>32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294.5" calcext:value-type="float">
            <text:p>294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319.11" calcext:value-type="float">
            <text:p>319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362.04" calcext:value-type="float">
            <text:p>362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232.05" calcext:value-type="float">
            <text:p>232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304.36" calcext:value-type="float">
            <text:p>304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182.95" calcext:value-type="float">
            <text:p>182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08.1" calcext:value-type="float">
            <text:p>308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277.16" calcext:value-type="float">
            <text:p>277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259.04" calcext:value-type="float">
            <text:p>259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291.19" calcext:value-type="float">
            <text:p>29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232.24" calcext:value-type="float">
            <text:p>232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180.57" calcext:value-type="float">
            <text:p>180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244.74" calcext:value-type="float">
            <text:p>244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404.21" calcext:value-type="float">
            <text:p>404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195.64" calcext:value-type="float">
            <text:p>195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04.43" calcext:value-type="float">
            <text:p>10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11.49" calcext:value-type="float">
            <text:p>111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159.02" calcext:value-type="float">
            <text:p>159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462.19" calcext:value-type="float">
            <text:p>462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247.68" calcext:value-type="float">
            <text:p>247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251.2" calcext:value-type="float">
            <text:p>125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357.14" calcext:value-type="float">
            <text:p>1357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501.55" calcext:value-type="float">
            <text:p>501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518.91" calcext:value-type="float">
            <text:p>51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394.54" calcext:value-type="float">
            <text:p>394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568.57" calcext:value-type="float">
            <text:p>568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402.72" calcext:value-type="float">
            <text:p>40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411.2" calcext:value-type="float">
            <text:p>41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159.73" calcext:value-type="float">
            <text:p>1159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36.5" calcext:value-type="float">
            <text:p>36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435.06" calcext:value-type="float">
            <text:p>435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477.1" calcext:value-type="float">
            <text:p>47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2085.56" calcext:value-type="float">
            <text:p>2085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342.4" calcext:value-type="float">
            <text:p>342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259.51" calcext:value-type="float">
            <text:p>259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884.17" calcext:value-type="float">
            <text:p>884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221.84" calcext:value-type="float">
            <text:p>221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48.48" calcext:value-type="float">
            <text:p>48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89.25" calcext:value-type="float">
            <text:p>89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74.44" calcext:value-type="float">
            <text:p>74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946.68" calcext:value-type="float">
            <text:p>94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472.19" calcext:value-type="float">
            <text:p>472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309.76" calcext:value-type="float">
            <text:p>1309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471.3" calcext:value-type="float">
            <text:p>471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468.15" calcext:value-type="float">
            <text:p>468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496.69" calcext:value-type="float">
            <text:p>496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477.23" calcext:value-type="float">
            <text:p>1477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306.33" calcext:value-type="float">
            <text:p>1306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582.97" calcext:value-type="float">
            <text:p>582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1760.5" calcext:value-type="float">
            <text:p>1760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311.87" calcext:value-type="float">
            <text:p>311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317.76" calcext:value-type="float">
            <text:p>131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467.76" calcext:value-type="float">
            <text:p>46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395.81" calcext:value-type="float">
            <text:p>395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413.05" calcext:value-type="float">
            <text:p>413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412.25" calcext:value-type="float">
            <text:p>412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916.71" calcext:value-type="float">
            <text:p>916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320.33" calcext:value-type="float">
            <text:p>1320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195.52" calcext:value-type="float">
            <text:p>1195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1664.17" calcext:value-type="float">
            <text:p>1664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022.27" calcext:value-type="float">
            <text:p>1022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286.7" calcext:value-type="float">
            <text:p>286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870.07" calcext:value-type="float">
            <text:p>870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379.98" calcext:value-type="float">
            <text:p>379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989.34" calcext:value-type="float">
            <text:p>989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757.58" calcext:value-type="float">
            <text:p>757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784.96" calcext:value-type="float">
            <text:p>784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060.3" calcext:value-type="float">
            <text:p>1060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093.34" calcext:value-type="float">
            <text:p>1093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851.36" calcext:value-type="float">
            <text:p>851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040.47" calcext:value-type="float">
            <text:p>1040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, д.10, к.1Д</text:p>
          </table:table-cell>
          <table:table-cell table:style-name="ce22" office:value-type="float" office:value="469.56" calcext:value-type="float">
            <text:p>469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481.59" calcext:value-type="float">
            <text:p>481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827.71" calcext:value-type="float">
            <text:p>827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1719" calcext:value-type="float">
            <text:p>17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1720.67" calcext:value-type="float">
            <text:p>1720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1578.79" calcext:value-type="float">
            <text:p>157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1752.87" calcext:value-type="float">
            <text:p>1752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362.96" calcext:value-type="float">
            <text:p>362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255.94" calcext:value-type="float">
            <text:p>255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407.96" calcext:value-type="float">
            <text:p>407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279.37" calcext:value-type="float">
            <text:p>279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ОВООВСЯННИКОВСКАЯ УЛ., д.9</text:p>
          </table:table-cell>
          <table:table-cell table:style-name="ce22" office:value-type="float" office:value="100.7" calcext:value-type="float">
            <text:p>100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429.65" calcext:value-type="float">
            <text:p>42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444.36" calcext:value-type="float">
            <text:p>444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431.83" calcext:value-type="float">
            <text:p>431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482.51" calcext:value-type="float">
            <text:p>482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515.66" calcext:value-type="float">
            <text:p>515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613.81" calcext:value-type="float">
            <text:p>613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287.52" calcext:value-type="float">
            <text:p>28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40.99" calcext:value-type="float">
            <text:p>40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, д.29</text:p>
          </table:table-cell>
          <table:table-cell table:style-name="ce22" office:value-type="float" office:value="145.76" calcext:value-type="float">
            <text:p>145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ПРОМЫШЛЕННАЯ УЛ., д.12</text:p>
          </table:table-cell>
          <table:table-cell table:style-name="ce22" office:value-type="float" office:value="119.41" calcext:value-type="float">
            <text:p>11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ПРОМЫШЛЕННАЯ УЛ., д.14</text:p>
          </table:table-cell>
          <table:table-cell table:style-name="ce22" office:value-type="float" office:value="69.82" calcext:value-type="float">
            <text:p>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ПРОМЫШЛЕННАЯ УЛ., д.16</text:p>
          </table:table-cell>
          <table:table-cell table:style-name="ce22" office:value-type="float" office:value="181.04" calcext:value-type="float">
            <text:p>18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288.01" calcext:value-type="float">
            <text:p>28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164.86" calcext:value-type="float">
            <text:p>164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22.49" calcext:value-type="float">
            <text:p>12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603.18" calcext:value-type="float">
            <text:p>603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590.47" calcext:value-type="float">
            <text:p>590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10.6" calcext:value-type="float">
            <text:p>110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593.07" calcext:value-type="float">
            <text:p>593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714.46" calcext:value-type="float">
            <text:p>714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584.65" calcext:value-type="float">
            <text:p>584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823.12" calcext:value-type="float">
            <text:p>823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772.63" calcext:value-type="float">
            <text:p>77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551.66" calcext:value-type="float">
            <text:p>551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27.8" calcext:value-type="float">
            <text:p>2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249.47" calcext:value-type="float">
            <text:p>24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263.99" calcext:value-type="float">
            <text:p>263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239.94" calcext:value-type="float">
            <text:p>239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205.13" calcext:value-type="float">
            <text:p>205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146.61" calcext:value-type="float">
            <text:p>146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21.37" calcext:value-type="float">
            <text:p>121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46.36" calcext:value-type="float">
            <text:p>46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, д.42</text:p>
          </table:table-cell>
          <table:table-cell table:style-name="ce22" office:value-type="float" office:value="22.83" calcext:value-type="float">
            <text:p>22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326.59" calcext:value-type="float">
            <text:p>326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1566.61" calcext:value-type="float">
            <text:p>1566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440.08" calcext:value-type="float">
            <text:p>1440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135.56" calcext:value-type="float">
            <text:p>1135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397.78" calcext:value-type="float">
            <text:p>397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505.57" calcext:value-type="float">
            <text:p>505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756.68" calcext:value-type="float">
            <text:p>75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2156.72" calcext:value-type="float">
            <text:p>2156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, д.105, к.2А</text:p>
          </table:table-cell>
          <table:table-cell table:style-name="ce22" office:value-type="float" office:value="518.27" calcext:value-type="float">
            <text:p>518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, д.105, к.2Ж</text:p>
          </table:table-cell>
          <table:table-cell table:style-name="ce22" office:value-type="float" office:value="1329.06" calcext:value-type="float">
            <text:p>1329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, д.105, к.2Б</text:p>
          </table:table-cell>
          <table:table-cell table:style-name="ce22" office:value-type="float" office:value="398.98" calcext:value-type="float">
            <text:p>39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, д.105, к.2Г</text:p>
          </table:table-cell>
          <table:table-cell table:style-name="ce22" office:value-type="float" office:value="429.44" calcext:value-type="float">
            <text:p>429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, д.105, к.2Е</text:p>
          </table:table-cell>
          <table:table-cell table:style-name="ce22" office:value-type="float" office:value="418.55" calcext:value-type="float">
            <text:p>418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, д.105, к.2З</text:p>
          </table:table-cell>
          <table:table-cell table:style-name="ce22" office:value-type="float" office:value="442.33" calcext:value-type="float">
            <text:p>442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, д.105, к.2Д</text:p>
          </table:table-cell>
          <table:table-cell table:style-name="ce22" office:value-type="float" office:value="1206.08" calcext:value-type="float">
            <text:p>1206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, д.105, к.2В</text:p>
          </table:table-cell>
          <table:table-cell table:style-name="ce22" office:value-type="float" office:value="1137.27" calcext:value-type="float">
            <text:p>1137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405.11" calcext:value-type="float">
            <text:p>405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51.93" calcext:value-type="float">
            <text:p>151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99.29" calcext:value-type="float">
            <text:p>99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188.37" calcext:value-type="float">
            <text:p>188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02.19" calcext:value-type="float">
            <text:p>102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139.49" calcext:value-type="float">
            <text:p>139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25.95" calcext:value-type="float">
            <text:p>125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00.62" calcext:value-type="float">
            <text:p>200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68.53" calcext:value-type="float">
            <text:p>68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01.17" calcext:value-type="float">
            <text:p>201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283.23" calcext:value-type="float">
            <text:p>28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226.28" calcext:value-type="float">
            <text:p>22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27.66" calcext:value-type="float">
            <text:p>12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277.76" calcext:value-type="float">
            <text:p>27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282.94" calcext:value-type="float">
            <text:p>282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392.89" calcext:value-type="float">
            <text:p>392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374.73" calcext:value-type="float">
            <text:p>374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299.21" calcext:value-type="float">
            <text:p>299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220.62" calcext:value-type="float">
            <text:p>220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418.74" calcext:value-type="float">
            <text:p>418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259.05" calcext:value-type="float">
            <text:p>259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343.2" calcext:value-type="float">
            <text:p>343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366.83" calcext:value-type="float">
            <text:p>366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242.33" calcext:value-type="float">
            <text:p>242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287" calcext:value-type="float">
            <text:p>2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289.58" calcext:value-type="float">
            <text:p>28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395.96" calcext:value-type="float">
            <text:p>395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067.79" calcext:value-type="float">
            <text:p>1067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619.07" calcext:value-type="float">
            <text:p>619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149.46" calcext:value-type="float">
            <text:p>14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82.63" calcext:value-type="float">
            <text:p>8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383" calcext:value-type="float">
            <text:p>3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716.21" calcext:value-type="float">
            <text:p>716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187.01" calcext:value-type="float">
            <text:p>187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328.11" calcext:value-type="float">
            <text:p>328.11</text:p>
          </table:table-cell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04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201.3" calcext:value-type="float">
            <text:p>201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04.24" calcext:value-type="float">
            <text:p>304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470.35" calcext:value-type="float">
            <text:p>470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33.22" calcext:value-type="float">
            <text:p>233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143.96" calcext:value-type="float">
            <text:p>143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381.87" calcext:value-type="float">
            <text:p>381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310.03" calcext:value-type="float">
            <text:p>310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182.9" calcext:value-type="float">
            <text:p>18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399.34" calcext:value-type="float">
            <text:p>399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378.53" calcext:value-type="float">
            <text:p>378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10.66" calcext:value-type="float">
            <text:p>110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32.33" calcext:value-type="float">
            <text:p>132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32.66" calcext:value-type="float">
            <text:p>3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96.68" calcext:value-type="float">
            <text:p>9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23</text:p>
          </table:table-cell>
          <table:table-cell table:style-name="ce22" office:value-type="float" office:value="33.78" calcext:value-type="float">
            <text:p>33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25</text:p>
          </table:table-cell>
          <table:table-cell table:style-name="ce22" office:value-type="float" office:value="116.65" calcext:value-type="float">
            <text:p>116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59.72" calcext:value-type="float">
            <text:p>59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39.01" calcext:value-type="float">
            <text:p>39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390.52" calcext:value-type="float">
            <text:p>390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18.28" calcext:value-type="float">
            <text:p>118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82.41" calcext:value-type="float">
            <text:p>82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, д.10</text:p>
          </table:table-cell>
          <table:table-cell table:style-name="ce22" office:value-type="float" office:value="59.17" calcext:value-type="float">
            <text:p>59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513.93" calcext:value-type="float">
            <text:p>513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337.18" calcext:value-type="float">
            <text:p>33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460.55" calcext:value-type="float">
            <text:p>46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282.78" calcext:value-type="float">
            <text:p>282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85.36" calcext:value-type="float">
            <text:p>85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14.89" calcext:value-type="float">
            <text:p>114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62.28" calcext:value-type="float">
            <text:p>62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03.49" calcext:value-type="float">
            <text:p>103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80.84" calcext:value-type="float">
            <text:p>80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69.82" calcext:value-type="float">
            <text:p>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48.46" calcext:value-type="float">
            <text:p>4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, д.13, к.1</text:p>
          </table:table-cell>
          <table:table-cell table:style-name="ce22" office:value-type="float" office:value="69.75" calcext:value-type="float">
            <text:p>69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75.96" calcext:value-type="float">
            <text:p>75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35.5" calcext:value-type="float">
            <text:p>13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, д.21</text:p>
          </table:table-cell>
          <table:table-cell table:style-name="ce22" office:value-type="float" office:value="69.39" calcext:value-type="float">
            <text:p>69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, д.23/19</text:p>
          </table:table-cell>
          <table:table-cell table:style-name="ce22" office:value-type="float" office:value="63.48" calcext:value-type="float">
            <text:p>63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187.04" calcext:value-type="float">
            <text:p>1187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1730.14" calcext:value-type="float">
            <text:p>173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1551.55" calcext:value-type="float">
            <text:p>1551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533.75" calcext:value-type="float">
            <text:p>533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458.09" calcext:value-type="float">
            <text:p>458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157.81" calcext:value-type="float">
            <text:p>157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344.2" calcext:value-type="float">
            <text:p>344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175.08" calcext:value-type="float">
            <text:p>175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508.08" calcext:value-type="float">
            <text:p>508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340.88" calcext:value-type="float">
            <text:p>340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285.38" calcext:value-type="float">
            <text:p>285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319.95" calcext:value-type="float">
            <text:p>31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363.98" calcext:value-type="float">
            <text:p>36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266.12" calcext:value-type="float">
            <text:p>266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290.55" calcext:value-type="float">
            <text:p>29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180.48" calcext:value-type="float">
            <text:p>18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305.35" calcext:value-type="float">
            <text:p>305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301.05" calcext:value-type="float">
            <text:p>301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290.34" calcext:value-type="float">
            <text:p>290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320.9" calcext:value-type="float">
            <text:p>32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259.49" calcext:value-type="float">
            <text:p>259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06.5" calcext:value-type="float">
            <text:p>206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242.43" calcext:value-type="float">
            <text:p>242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408.02" calcext:value-type="float">
            <text:p>408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197.17" calcext:value-type="float">
            <text:p>197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04.43" calcext:value-type="float">
            <text:p>10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11.49" calcext:value-type="float">
            <text:p>111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173.54" calcext:value-type="float">
            <text:p>173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448.27" calcext:value-type="float">
            <text:p>448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243.5" calcext:value-type="float">
            <text:p>243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439.69" calcext:value-type="float">
            <text:p>1439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389.17" calcext:value-type="float">
            <text:p>1389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470.29" calcext:value-type="float">
            <text:p>470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509.94" calcext:value-type="float">
            <text:p>509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392.35" calcext:value-type="float">
            <text:p>392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587.34" calcext:value-type="float">
            <text:p>587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394.42" calcext:value-type="float">
            <text:p>39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430.84" calcext:value-type="float">
            <text:p>430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237.94" calcext:value-type="float">
            <text:p>1237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102.51" calcext:value-type="float">
            <text:p>102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479.95" calcext:value-type="float">
            <text:p>47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469.48" calcext:value-type="float">
            <text:p>469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2114.09" calcext:value-type="float">
            <text:p>2114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359.78" calcext:value-type="float">
            <text:p>359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276.94" calcext:value-type="float">
            <text:p>276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473.32" calcext:value-type="float">
            <text:p>473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441.2" calcext:value-type="float">
            <text:p>44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202.67" calcext:value-type="float">
            <text:p>202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916.9" calcext:value-type="float">
            <text:p>916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249.23" calcext:value-type="float">
            <text:p>249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50.48" calcext:value-type="float">
            <text:p>5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84.09" calcext:value-type="float">
            <text:p>84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74.6" calcext:value-type="float">
            <text:p>7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982.52" calcext:value-type="float">
            <text:p>982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476.01" calcext:value-type="float">
            <text:p>476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399.13" calcext:value-type="float">
            <text:p>1399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485.53" calcext:value-type="float">
            <text:p>485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483.41" calcext:value-type="float">
            <text:p>48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493.47" calcext:value-type="float">
            <text:p>493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452.22" calcext:value-type="float">
            <text:p>145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327.46" calcext:value-type="float">
            <text:p>132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612.25" calcext:value-type="float">
            <text:p>612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1729.18" calcext:value-type="float">
            <text:p>1729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349.57" calcext:value-type="float">
            <text:p>349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442.12" calcext:value-type="float">
            <text:p>144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489.96" calcext:value-type="float">
            <text:p>48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414.49" calcext:value-type="float">
            <text:p>414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428.27" calcext:value-type="float">
            <text:p>428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403.98" calcext:value-type="float">
            <text:p>40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978.15" calcext:value-type="float">
            <text:p>978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329.95" calcext:value-type="float">
            <text:p>132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184.82" calcext:value-type="float">
            <text:p>1184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1678.73" calcext:value-type="float">
            <text:p>1678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105.75" calcext:value-type="float">
            <text:p>110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311.38" calcext:value-type="float">
            <text:p>311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903.23" calcext:value-type="float">
            <text:p>90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396.84" calcext:value-type="float">
            <text:p>396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094.86" calcext:value-type="float">
            <text:p>1094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816.99" calcext:value-type="float">
            <text:p>816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831.04" calcext:value-type="float">
            <text:p>83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1082.15" calcext:value-type="float">
            <text:p>1082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096.28" calcext:value-type="float">
            <text:p>1096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896.88" calcext:value-type="float">
            <text:p>896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099.24" calcext:value-type="float">
            <text:p>109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, д.10, к.1Д</text:p>
          </table:table-cell>
          <table:table-cell table:style-name="ce22" office:value-type="float" office:value="410.42" calcext:value-type="float">
            <text:p>410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458.87" calcext:value-type="float">
            <text:p>458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836.03" calcext:value-type="float">
            <text:p>836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1717.53" calcext:value-type="float">
            <text:p>1717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1848.48" calcext:value-type="float">
            <text:p>1848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1657.46" calcext:value-type="float">
            <text:p>165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1914.74" calcext:value-type="float">
            <text:p>1914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341.45" calcext:value-type="float">
            <text:p>341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276.09" calcext:value-type="float">
            <text:p>276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395.05" calcext:value-type="float">
            <text:p>395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281.39" calcext:value-type="float">
            <text:p>28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НОВООВСЯННИКОВСКАЯ УЛ., д.9</text:p>
          </table:table-cell>
          <table:table-cell table:style-name="ce22" office:value-type="float" office:value="98.2" calcext:value-type="float">
            <text:p>98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406.65" calcext:value-type="float">
            <text:p>406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461.04" calcext:value-type="float">
            <text:p>46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459.24" calcext:value-type="float">
            <text:p>45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480.07" calcext:value-type="float">
            <text:p>480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542.1" calcext:value-type="float">
            <text:p>542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622.7" calcext:value-type="float">
            <text:p>622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234.23" calcext:value-type="float">
            <text:p>234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41.62" calcext:value-type="float">
            <text:p>41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ОБОРОННАЯ УЛ., д.29</text:p>
          </table:table-cell>
          <table:table-cell table:style-name="ce22" office:value-type="float" office:value="145.76" calcext:value-type="float">
            <text:p>145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ПРОМЫШЛЕННАЯ УЛ., д.12</text:p>
          </table:table-cell>
          <table:table-cell table:style-name="ce22" office:value-type="float" office:value="118.41" calcext:value-type="float">
            <text:p>118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ПРОМЫШЛЕННАЯ УЛ., д.14</text:p>
          </table:table-cell>
          <table:table-cell table:style-name="ce22" office:value-type="float" office:value="69.82" calcext:value-type="float">
            <text:p>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ПРОМЫШЛЕННАЯ УЛ., д.16</text:p>
          </table:table-cell>
          <table:table-cell table:style-name="ce22" office:value-type="float" office:value="181.04" calcext:value-type="float">
            <text:p>18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284.37" calcext:value-type="float">
            <text:p>28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178.38" calcext:value-type="float">
            <text:p>178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56.08" calcext:value-type="float">
            <text:p>156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599.62" calcext:value-type="float">
            <text:p>599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615.25" calcext:value-type="float">
            <text:p>615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105.15" calcext:value-type="float">
            <text:p>10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728.66" calcext:value-type="float">
            <text:p>72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737.32" calcext:value-type="float">
            <text:p>737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584.74" calcext:value-type="float">
            <text:p>584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815.41" calcext:value-type="float">
            <text:p>815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759.45" calcext:value-type="float">
            <text:p>759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551.92" calcext:value-type="float">
            <text:p>55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27.8" calcext:value-type="float">
            <text:p>2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278.39" calcext:value-type="float">
            <text:p>27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02.65" calcext:value-type="float">
            <text:p>30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244.88" calcext:value-type="float">
            <text:p>24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206.44" calcext:value-type="float">
            <text:p>20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161.86" calcext:value-type="float">
            <text:p>161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17.93" calcext:value-type="float">
            <text:p>117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63.41" calcext:value-type="float">
            <text:p>6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, д.42</text:p>
          </table:table-cell>
          <table:table-cell table:style-name="ce22" office:value-type="float" office:value="26.91" calcext:value-type="float">
            <text:p>26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366.86" calcext:value-type="float">
            <text:p>366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1677.02" calcext:value-type="float">
            <text:p>1677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429.41" calcext:value-type="float">
            <text:p>142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109.33" calcext:value-type="float">
            <text:p>1109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418.8" calcext:value-type="float">
            <text:p>418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460.08" calcext:value-type="float">
            <text:p>460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807.92" calcext:value-type="float">
            <text:p>807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2304.74" calcext:value-type="float">
            <text:p>2304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, д.105, к.2А</text:p>
          </table:table-cell>
          <table:table-cell table:style-name="ce22" office:value-type="float" office:value="546.66" calcext:value-type="float">
            <text:p>546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, д.105, к.2Ж</text:p>
          </table:table-cell>
          <table:table-cell table:style-name="ce22" office:value-type="float" office:value="1342.21" calcext:value-type="float">
            <text:p>134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, д.105, к.2Б</text:p>
          </table:table-cell>
          <table:table-cell table:style-name="ce22" office:value-type="float" office:value="421.16" calcext:value-type="float">
            <text:p>421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, д.105, к.2Г</text:p>
          </table:table-cell>
          <table:table-cell table:style-name="ce22" office:value-type="float" office:value="404.53" calcext:value-type="float">
            <text:p>404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, д.105, к.2Е</text:p>
          </table:table-cell>
          <table:table-cell table:style-name="ce22" office:value-type="float" office:value="449.12" calcext:value-type="float">
            <text:p>449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, д.105, к.2З</text:p>
          </table:table-cell>
          <table:table-cell table:style-name="ce22" office:value-type="float" office:value="450.95" calcext:value-type="float">
            <text:p>450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СТАЧЕК ПР., д.105, к.2Д</text:p>
          </table:table-cell>
          <table:table-cell table:style-name="ce22" office:value-type="float" office:value="1275.86" calcext:value-type="float">
            <text:p>127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СТАЧЕК ПР., д.105, к.2В</text:p>
          </table:table-cell>
          <table:table-cell table:style-name="ce22" office:value-type="float" office:value="1167.39" calcext:value-type="float">
            <text:p>116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399.75" calcext:value-type="float">
            <text:p>399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43.59" calcext:value-type="float">
            <text:p>14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12.39" calcext:value-type="float">
            <text:p>112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181.99" calcext:value-type="float">
            <text:p>181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06.65" calcext:value-type="float">
            <text:p>106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156.6" calcext:value-type="float">
            <text:p>156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22.53" calcext:value-type="float">
            <text:p>122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00.16" calcext:value-type="float">
            <text:p>200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74.5" calcext:value-type="float">
            <text:p>74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214.39" calcext:value-type="float">
            <text:p>214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331.91" calcext:value-type="float">
            <text:p>331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296.53" calcext:value-type="float">
            <text:p>296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47.5" calcext:value-type="float">
            <text:p>147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305.63" calcext:value-type="float">
            <text:p>305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313.72" calcext:value-type="float">
            <text:p>31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395.61" calcext:value-type="float">
            <text:p>395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393.71" calcext:value-type="float">
            <text:p>39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321.27" calcext:value-type="float">
            <text:p>321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223.28" calcext:value-type="float">
            <text:p>223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425.61" calcext:value-type="float">
            <text:p>425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277.63" calcext:value-type="float">
            <text:p>277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334.05" calcext:value-type="float">
            <text:p>334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411.64" calcext:value-type="float">
            <text:p>411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264.88" calcext:value-type="float">
            <text:p>264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335.86" calcext:value-type="float">
            <text:p>33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337.86" calcext:value-type="float">
            <text:p>337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391.43" calcext:value-type="float">
            <text:p>391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122.62" calcext:value-type="float">
            <text:p>1122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717.58" calcext:value-type="float">
            <text:p>717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152.63" calcext:value-type="float">
            <text:p>15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92.72" calcext:value-type="float">
            <text:p>92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393.72" calcext:value-type="float">
            <text:p>39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731.52" calcext:value-type="float">
            <text:p>731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197.24" calcext:value-type="float">
            <text:p>197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318.62" calcext:value-type="float">
            <text:p>318.62</text:p>
          </table:table-cell>
          <table:table-cell table:number-columns-repeated="1019"/>
        </table:table-row>
        <table:table-row table:style-name="ro2" table:number-rows-repeated="1047933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05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159" calcext:value-type="float">
            <text:p>1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06.17" calcext:value-type="float">
            <text:p>306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426.77" calcext:value-type="float">
            <text:p>42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70.75" calcext:value-type="float">
            <text:p>270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95.7" calcext:value-type="float">
            <text:p>95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373.59" calcext:value-type="float">
            <text:p>37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258.26" calcext:value-type="float">
            <text:p>258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173.06" calcext:value-type="float">
            <text:p>173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316.73" calcext:value-type="float">
            <text:p>316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362.21" calcext:value-type="float">
            <text:p>36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73.09" calcext:value-type="float">
            <text:p>73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30.29" calcext:value-type="float">
            <text:p>130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17.58" calcext:value-type="float">
            <text:p>17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92.27" calcext:value-type="float">
            <text:p>92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23</text:p>
          </table:table-cell>
          <table:table-cell table:style-name="ce22" office:value-type="float" office:value="35.15" calcext:value-type="float">
            <text:p>3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25</text:p>
          </table:table-cell>
          <table:table-cell table:style-name="ce22" office:value-type="float" office:value="200.24" calcext:value-type="float">
            <text:p>200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110.09" calcext:value-type="float">
            <text:p>11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1.26" calcext:value-type="float">
            <text:p>1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321.39" calcext:value-type="float">
            <text:p>32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37.84" calcext:value-type="float">
            <text:p>137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69.32" calcext:value-type="float">
            <text:p>69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, д.10</text:p>
          </table:table-cell>
          <table:table-cell table:style-name="ce22" office:value-type="float" office:value="33.15" calcext:value-type="float">
            <text:p>33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505.32" calcext:value-type="float">
            <text:p>505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300.72" calcext:value-type="float">
            <text:p>300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419.16" calcext:value-type="float">
            <text:p>419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290.43" calcext:value-type="float">
            <text:p>290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100.65" calcext:value-type="float">
            <text:p>100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04.25" calcext:value-type="float">
            <text:p>104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99.96" calcext:value-type="float">
            <text:p>9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83.69" calcext:value-type="float">
            <text:p>83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68.72" calcext:value-type="float">
            <text:p>68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55.79" calcext:value-type="float">
            <text:p>55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104.61" calcext:value-type="float">
            <text:p>104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, д.13, к.1</text:p>
          </table:table-cell>
          <table:table-cell table:style-name="ce22" office:value-type="float" office:value="81.36" calcext:value-type="float">
            <text:p>81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59.59" calcext:value-type="float">
            <text:p>59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98.01" calcext:value-type="float">
            <text:p>98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, д.21</text:p>
          </table:table-cell>
          <table:table-cell table:style-name="ce22" office:value-type="float" office:value="79.96" calcext:value-type="float">
            <text:p>7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, д.23/19</text:p>
          </table:table-cell>
          <table:table-cell table:style-name="ce22" office:value-type="float" office:value="74.8" calcext:value-type="float">
            <text:p>7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234.33" calcext:value-type="float">
            <text:p>234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1642.31" calcext:value-type="float">
            <text:p>1642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921.62" calcext:value-type="float">
            <text:p>921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420.91" calcext:value-type="float">
            <text:p>420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394.37" calcext:value-type="float">
            <text:p>39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129.95" calcext:value-type="float">
            <text:p>129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284.81" calcext:value-type="float">
            <text:p>284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149.27" calcext:value-type="float">
            <text:p>149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370.43" calcext:value-type="float">
            <text:p>370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349.24" calcext:value-type="float">
            <text:p>34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260.72" calcext:value-type="float">
            <text:p>260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256.59" calcext:value-type="float">
            <text:p>256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240.32" calcext:value-type="float">
            <text:p>24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307.56" calcext:value-type="float">
            <text:p>307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263.65" calcext:value-type="float">
            <text:p>263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182.18" calcext:value-type="float">
            <text:p>182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250.9" calcext:value-type="float">
            <text:p>250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210.82" calcext:value-type="float">
            <text:p>210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249.3" calcext:value-type="float">
            <text:p>249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223.3" calcext:value-type="float">
            <text:p>223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229.94" calcext:value-type="float">
            <text:p>229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191.99" calcext:value-type="float">
            <text:p>191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259.72" calcext:value-type="float">
            <text:p>259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405.75" calcext:value-type="float">
            <text:p>40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136.23" calcext:value-type="float">
            <text:p>136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10.91" calcext:value-type="float">
            <text:p>110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98.32" calcext:value-type="float">
            <text:p>98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150.27" calcext:value-type="float">
            <text:p>150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257.49" calcext:value-type="float">
            <text:p>257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217.88" calcext:value-type="float">
            <text:p>21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183.96" calcext:value-type="float">
            <text:p>1183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061.68" calcext:value-type="float">
            <text:p>1061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471.98" calcext:value-type="float">
            <text:p>471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525.95" calcext:value-type="float">
            <text:p>525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313.51" calcext:value-type="float">
            <text:p>313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543.72" calcext:value-type="float">
            <text:p>54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416.01" calcext:value-type="float">
            <text:p>416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418.98" calcext:value-type="float">
            <text:p>41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129.83" calcext:value-type="float">
            <text:p>112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161.76" calcext:value-type="float">
            <text:p>161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378.64" calcext:value-type="float">
            <text:p>378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316.61" calcext:value-type="float">
            <text:p>316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1979.62" calcext:value-type="float">
            <text:p>1979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362.02" calcext:value-type="float">
            <text:p>362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298.03" calcext:value-type="float">
            <text:p>298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416.62" calcext:value-type="float">
            <text:p>416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238.69" calcext:value-type="float">
            <text:p>238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749.27" calcext:value-type="float">
            <text:p>749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284.64" calcext:value-type="float">
            <text:p>284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107.82" calcext:value-type="float">
            <text:p>107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148.9" calcext:value-type="float">
            <text:p>148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159.16" calcext:value-type="float">
            <text:p>159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941.69" calcext:value-type="float">
            <text:p>941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527.78" calcext:value-type="float">
            <text:p>527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813.17" calcext:value-type="float">
            <text:p>813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427.88" calcext:value-type="float">
            <text:p>427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483.65" calcext:value-type="float">
            <text:p>483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330.65" calcext:value-type="float">
            <text:p>330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795.93" calcext:value-type="float">
            <text:p>795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839.93" calcext:value-type="float">
            <text:p>839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553.92" calcext:value-type="float">
            <text:p>553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1507.02" calcext:value-type="float">
            <text:p>1507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334.59" calcext:value-type="float">
            <text:p>334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367.4" calcext:value-type="float">
            <text:p>1367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409.68" calcext:value-type="float">
            <text:p>409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382.01" calcext:value-type="float">
            <text:p>38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362.44" calcext:value-type="float">
            <text:p>362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347.24" calcext:value-type="float">
            <text:p>347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718.59" calcext:value-type="float">
            <text:p>718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690.4" calcext:value-type="float">
            <text:p>690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662.77" calcext:value-type="float">
            <text:p>662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1585.57" calcext:value-type="float">
            <text:p>1585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036.16" calcext:value-type="float">
            <text:p>1036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257.5" calcext:value-type="float">
            <text:p>257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806.19" calcext:value-type="float">
            <text:p>806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342.38" calcext:value-type="float">
            <text:p>342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991.38" calcext:value-type="float">
            <text:p>991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652.42" calcext:value-type="float">
            <text:p>652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538.56" calcext:value-type="float">
            <text:p>538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983.84" calcext:value-type="float">
            <text:p>983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895.39" calcext:value-type="float">
            <text:p>895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513.37" calcext:value-type="float">
            <text:p>513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125.54" calcext:value-type="float">
            <text:p>1125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, д.10, к.1Д</text:p>
          </table:table-cell>
          <table:table-cell table:style-name="ce22" office:value-type="float" office:value="425.48" calcext:value-type="float">
            <text:p>425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482.47" calcext:value-type="float">
            <text:p>482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816.1" calcext:value-type="float">
            <text:p>816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1037.51" calcext:value-type="float">
            <text:p>103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1596.58" calcext:value-type="float">
            <text:p>1596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883.88" calcext:value-type="float">
            <text:p>88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1903.44" calcext:value-type="float">
            <text:p>1903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386.62" calcext:value-type="float">
            <text:p>386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309.96" calcext:value-type="float">
            <text:p>30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505" calcext:value-type="float">
            <text:p>5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279.49" calcext:value-type="float">
            <text:p>279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ООВСЯННИКОВСКАЯ УЛ., д.9</text:p>
          </table:table-cell>
          <table:table-cell table:style-name="ce22" office:value-type="float" office:value="70.71" calcext:value-type="float">
            <text:p>70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315.49" calcext:value-type="float">
            <text:p>315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450.45" calcext:value-type="float">
            <text:p>450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381.39" calcext:value-type="float">
            <text:p>38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395.39" calcext:value-type="float">
            <text:p>395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416.33" calcext:value-type="float">
            <text:p>416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521.39" calcext:value-type="float">
            <text:p>521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198.18" calcext:value-type="float">
            <text:p>198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32.21" calcext:value-type="float">
            <text:p>32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ОБОРОННАЯ УЛ., д.29</text:p>
          </table:table-cell>
          <table:table-cell table:style-name="ce22" office:value-type="float" office:value="75.69" calcext:value-type="float">
            <text:p>75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ПРОМЫШЛЕННАЯ УЛ., д.12</text:p>
          </table:table-cell>
          <table:table-cell table:style-name="ce22" office:value-type="float" office:value="96.24" calcext:value-type="float">
            <text:p>96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ПРОМЫШЛЕННАЯ УЛ., д.14</text:p>
          </table:table-cell>
          <table:table-cell table:style-name="ce22" office:value-type="float" office:value="35.86" calcext:value-type="float">
            <text:p>3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ПРОМЫШЛЕННАЯ УЛ., д.16</text:p>
          </table:table-cell>
          <table:table-cell table:style-name="ce22" office:value-type="float" office:value="98.13" calcext:value-type="float">
            <text:p>98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280.1" calcext:value-type="float">
            <text:p>280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89.65" calcext:value-type="float">
            <text:p>8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09.74" calcext:value-type="float">
            <text:p>10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353.96" calcext:value-type="float">
            <text:p>353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603.2" calcext:value-type="float">
            <text:p>603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87.38" calcext:value-type="float">
            <text:p>87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496" calcext:value-type="float">
            <text:p>4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547.25" calcext:value-type="float">
            <text:p>547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420.02" calcext:value-type="float">
            <text:p>420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851.59" calcext:value-type="float">
            <text:p>851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756.08" calcext:value-type="float">
            <text:p>756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431.56" calcext:value-type="float">
            <text:p>431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17.65" calcext:value-type="float">
            <text:p>17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256.08" calcext:value-type="float">
            <text:p>256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350.99" calcext:value-type="float">
            <text:p>350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229.78" calcext:value-type="float">
            <text:p>229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199.28" calcext:value-type="float">
            <text:p>199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198.8" calcext:value-type="float">
            <text:p>198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27.08" calcext:value-type="float">
            <text:p>12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47.66" calcext:value-type="float">
            <text:p>47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, д.42</text:p>
          </table:table-cell>
          <table:table-cell table:style-name="ce22" office:value-type="float" office:value="22.66" calcext:value-type="float">
            <text:p>2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306.86" calcext:value-type="float">
            <text:p>306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1547.96" calcext:value-type="float">
            <text:p>1547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347.64" calcext:value-type="float">
            <text:p>1347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002.03" calcext:value-type="float">
            <text:p>1002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328.44" calcext:value-type="float">
            <text:p>328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408.46" calcext:value-type="float">
            <text:p>408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806.05" calcext:value-type="float">
            <text:p>806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2275.03" calcext:value-type="float">
            <text:p>2275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, д.105, к.2А</text:p>
          </table:table-cell>
          <table:table-cell table:style-name="ce22" office:value-type="float" office:value="485.79" calcext:value-type="float">
            <text:p>485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, д.105, к.2Ж</text:p>
          </table:table-cell>
          <table:table-cell table:style-name="ce22" office:value-type="float" office:value="768.41" calcext:value-type="float">
            <text:p>768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, д.105, к.2Б</text:p>
          </table:table-cell>
          <table:table-cell table:style-name="ce22" office:value-type="float" office:value="368.5" calcext:value-type="float">
            <text:p>368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, д.105, к.2Г</text:p>
          </table:table-cell>
          <table:table-cell table:style-name="ce22" office:value-type="float" office:value="378.95" calcext:value-type="float">
            <text:p>378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, д.105, к.2Е</text:p>
          </table:table-cell>
          <table:table-cell table:style-name="ce22" office:value-type="float" office:value="410.4" calcext:value-type="float">
            <text:p>410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, д.105, к.2З</text:p>
          </table:table-cell>
          <table:table-cell table:style-name="ce22" office:value-type="float" office:value="337.69" calcext:value-type="float">
            <text:p>337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, д.105, к.2Д</text:p>
          </table:table-cell>
          <table:table-cell table:style-name="ce22" office:value-type="float" office:value="605.8" calcext:value-type="float">
            <text:p>605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СТАЧЕК ПР., д.105, к.2В</text:p>
          </table:table-cell>
          <table:table-cell table:style-name="ce22" office:value-type="float" office:value="888.69" calcext:value-type="float">
            <text:p>888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363.24" calcext:value-type="float">
            <text:p>363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09.66" calcext:value-type="float">
            <text:p>109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09.71" calcext:value-type="float">
            <text:p>109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146.12" calcext:value-type="float">
            <text:p>146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97.04" calcext:value-type="float">
            <text:p>97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146.02" calcext:value-type="float">
            <text:p>146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54.14" calcext:value-type="float">
            <text:p>54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159.69" calcext:value-type="float">
            <text:p>159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75.8" calcext:value-type="float">
            <text:p>75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161.03" calcext:value-type="float">
            <text:p>161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290.04" calcext:value-type="float">
            <text:p>290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226.33" calcext:value-type="float">
            <text:p>226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42.71" calcext:value-type="float">
            <text:p>142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312.85" calcext:value-type="float">
            <text:p>312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289.75" calcext:value-type="float">
            <text:p>289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398.48" calcext:value-type="float">
            <text:p>398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364.84" calcext:value-type="float">
            <text:p>364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256.03" calcext:value-type="float">
            <text:p>256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226.09" calcext:value-type="float">
            <text:p>226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443.57" calcext:value-type="float">
            <text:p>443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302.6" calcext:value-type="float">
            <text:p>302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367.46" calcext:value-type="float">
            <text:p>367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391.78" calcext:value-type="float">
            <text:p>391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308.34" calcext:value-type="float">
            <text:p>308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335.43" calcext:value-type="float">
            <text:p>335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301.61" calcext:value-type="float">
            <text:p>301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376.04" calcext:value-type="float">
            <text:p>376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961.36" calcext:value-type="float">
            <text:p>961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492.71" calcext:value-type="float">
            <text:p>492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116.44" calcext:value-type="float">
            <text:p>11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92.27" calcext:value-type="float">
            <text:p>92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279.3" calcext:value-type="float">
            <text:p>279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635" calcext:value-type="float">
            <text:p>6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201.3" calcext:value-type="float">
            <text:p>201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269.97" calcext:value-type="float">
            <text:p>269.97</text:p>
          </table:table-cell>
          <table:table-cell table:number-columns-repeated="1019"/>
        </table:table-row>
        <table:table-row table:style-name="ro2" table:number-rows-repeated="1047934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06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164.56" calcext:value-type="float">
            <text:p>16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247.06" calcext:value-type="float">
            <text:p>247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400.12" calcext:value-type="float">
            <text:p>400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20.98" calcext:value-type="float">
            <text:p>220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132.4" calcext:value-type="float">
            <text:p>132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306.03" calcext:value-type="float">
            <text:p>306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262.6" calcext:value-type="float">
            <text:p>262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167.03" calcext:value-type="float">
            <text:p>167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404.09" calcext:value-type="float">
            <text:p>404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309.28" calcext:value-type="float">
            <text:p>309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92.31" calcext:value-type="float">
            <text:p>92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02.95" calcext:value-type="float">
            <text:p>102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30.21" calcext:value-type="float">
            <text:p>30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90.8" calcext:value-type="float">
            <text:p>90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23</text:p>
          </table:table-cell>
          <table:table-cell table:style-name="ce22" office:value-type="float" office:value="35.69" calcext:value-type="float">
            <text:p>35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25</text:p>
          </table:table-cell>
          <table:table-cell table:style-name="ce22" office:value-type="float" office:value="105.05" calcext:value-type="float">
            <text:p>105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90.15" calcext:value-type="float">
            <text:p>90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28.59" calcext:value-type="float">
            <text:p>28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345.73" calcext:value-type="float">
            <text:p>345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76.72" calcext:value-type="float">
            <text:p>76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, д.10</text:p>
          </table:table-cell>
          <table:table-cell table:style-name="ce22" office:value-type="float" office:value="57.18" calcext:value-type="float">
            <text:p>57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505.51" calcext:value-type="float">
            <text:p>505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333.93" calcext:value-type="float">
            <text:p>333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393.79" calcext:value-type="float">
            <text:p>393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235.37" calcext:value-type="float">
            <text:p>235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80.83" calcext:value-type="float">
            <text:p>80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03.81" calcext:value-type="float">
            <text:p>103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57.13" calcext:value-type="float">
            <text:p>57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83.37" calcext:value-type="float">
            <text:p>83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76.04" calcext:value-type="float">
            <text:p>76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70.82" calcext:value-type="float">
            <text:p>70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30.45" calcext:value-type="float">
            <text:p>30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, д.13, к.1</text:p>
          </table:table-cell>
          <table:table-cell table:style-name="ce22" office:value-type="float" office:value="74.81" calcext:value-type="float">
            <text:p>74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69.01" calcext:value-type="float">
            <text:p>69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28.98" calcext:value-type="float">
            <text:p>128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, д.21</text:p>
          </table:table-cell>
          <table:table-cell table:style-name="ce22" office:value-type="float" office:value="60.18" calcext:value-type="float">
            <text:p>60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, д.23/19</text:p>
          </table:table-cell>
          <table:table-cell table:style-name="ce22" office:value-type="float" office:value="62.51" calcext:value-type="float">
            <text:p>62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107.59" calcext:value-type="float">
            <text:p>1107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1684.01" calcext:value-type="float">
            <text:p>1684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1514.24" calcext:value-type="float">
            <text:p>1514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495.64" calcext:value-type="float">
            <text:p>495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399.58" calcext:value-type="float">
            <text:p>39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159.92" calcext:value-type="float">
            <text:p>159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291.02" calcext:value-type="float">
            <text:p>291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163" calcext:value-type="float">
            <text:p>1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379.48" calcext:value-type="float">
            <text:p>379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314.13" calcext:value-type="float">
            <text:p>31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228.95" calcext:value-type="float">
            <text:p>228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248.6" calcext:value-type="float">
            <text:p>248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310.28" calcext:value-type="float">
            <text:p>310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186.85" calcext:value-type="float">
            <text:p>186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250.98" calcext:value-type="float">
            <text:p>250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142.71" calcext:value-type="float">
            <text:p>142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260.42" calcext:value-type="float">
            <text:p>260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214.12" calcext:value-type="float">
            <text:p>214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254.21" calcext:value-type="float">
            <text:p>254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304.36" calcext:value-type="float">
            <text:p>304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196.75" calcext:value-type="float">
            <text:p>196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223.74" calcext:value-type="float">
            <text:p>223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209.77" calcext:value-type="float">
            <text:p>209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337.22" calcext:value-type="float">
            <text:p>337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194.02" calcext:value-type="float">
            <text:p>194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06.73" calcext:value-type="float">
            <text:p>106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11.49" calcext:value-type="float">
            <text:p>111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144.56" calcext:value-type="float">
            <text:p>14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451.75" calcext:value-type="float">
            <text:p>451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253.08" calcext:value-type="float">
            <text:p>253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244.78" calcext:value-type="float">
            <text:p>1244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302.85" calcext:value-type="float">
            <text:p>1302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477.4" calcext:value-type="float">
            <text:p>477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433.13" calcext:value-type="float">
            <text:p>433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358.28" calcext:value-type="float">
            <text:p>358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555.09" calcext:value-type="float">
            <text:p>555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352.67" calcext:value-type="float">
            <text:p>352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396.87" calcext:value-type="float">
            <text:p>396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029.62" calcext:value-type="float">
            <text:p>1029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47.51" calcext:value-type="float">
            <text:p>4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468.32" calcext:value-type="float">
            <text:p>468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458.62" calcext:value-type="float">
            <text:p>458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1988.1" calcext:value-type="float">
            <text:p>1988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369.48" calcext:value-type="float">
            <text:p>369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245.19" calcext:value-type="float">
            <text:p>245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361.18" calcext:value-type="float">
            <text:p>361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368.79" calcext:value-type="float">
            <text:p>36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189.1" calcext:value-type="float">
            <text:p>189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842.53" calcext:value-type="float">
            <text:p>842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248.37" calcext:value-type="float">
            <text:p>248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49.96" calcext:value-type="float">
            <text:p>4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77.3" calcext:value-type="float">
            <text:p>77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68.21" calcext:value-type="float">
            <text:p>68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951.53" calcext:value-type="float">
            <text:p>951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459.6" calcext:value-type="float">
            <text:p>459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220.87" calcext:value-type="float">
            <text:p>1220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440.02" calcext:value-type="float">
            <text:p>440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470.53" calcext:value-type="float">
            <text:p>470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445.13" calcext:value-type="float">
            <text:p>445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368.45" calcext:value-type="float">
            <text:p>1368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185.48" calcext:value-type="float">
            <text:p>1185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549.59" calcext:value-type="float">
            <text:p>549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1627.37" calcext:value-type="float">
            <text:p>1627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306.98" calcext:value-type="float">
            <text:p>306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484.48" calcext:value-type="float">
            <text:p>1484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432.29" calcext:value-type="float">
            <text:p>432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422.28" calcext:value-type="float">
            <text:p>422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425.86" calcext:value-type="float">
            <text:p>42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391.43" calcext:value-type="float">
            <text:p>391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839.32" calcext:value-type="float">
            <text:p>839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285.12" calcext:value-type="float">
            <text:p>1285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115.7" calcext:value-type="float">
            <text:p>1115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1638.91" calcext:value-type="float">
            <text:p>1638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1055.24" calcext:value-type="float">
            <text:p>1055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293.35" calcext:value-type="float">
            <text:p>293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885.21" calcext:value-type="float">
            <text:p>885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416.44" calcext:value-type="float">
            <text:p>41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100.55" calcext:value-type="float">
            <text:p>110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792.61" calcext:value-type="float">
            <text:p>792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765.78" calcext:value-type="float">
            <text:p>76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946.98" calcext:value-type="float">
            <text:p>946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052.79" calcext:value-type="float">
            <text:p>1052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755.97" calcext:value-type="float">
            <text:p>755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046.22" calcext:value-type="float">
            <text:p>1046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, д.10, к.1Д</text:p>
          </table:table-cell>
          <table:table-cell table:style-name="ce22" office:value-type="float" office:value="403.1" calcext:value-type="float">
            <text:p>403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427.27" calcext:value-type="float">
            <text:p>427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800.43" calcext:value-type="float">
            <text:p>800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1700.8" calcext:value-type="float">
            <text:p>1700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1645.5" calcext:value-type="float">
            <text:p>1645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1453.33" calcext:value-type="float">
            <text:p>1453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1841.67" calcext:value-type="float">
            <text:p>1841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357.7" calcext:value-type="float">
            <text:p>357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247.54" calcext:value-type="float">
            <text:p>247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344.92" calcext:value-type="float">
            <text:p>344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289.89" calcext:value-type="float">
            <text:p>289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НОВООВСЯННИКОВСКАЯ УЛ., д.9</text:p>
          </table:table-cell>
          <table:table-cell table:style-name="ce22" office:value-type="float" office:value="93.98" calcext:value-type="float">
            <text:p>9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375.7" calcext:value-type="float">
            <text:p>375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401.44" calcext:value-type="float">
            <text:p>401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505.71" calcext:value-type="float">
            <text:p>505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430.7" calcext:value-type="float">
            <text:p>430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521.37" calcext:value-type="float">
            <text:p>521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562.66" calcext:value-type="float">
            <text:p>56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220.68" calcext:value-type="float">
            <text:p>22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46.18" calcext:value-type="float">
            <text:p>46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ОБОРОННАЯ УЛ., д.29</text:p>
          </table:table-cell>
          <table:table-cell table:style-name="ce22" office:value-type="float" office:value="149.24" calcext:value-type="float">
            <text:p>14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ПРОМЫШЛЕННАЯ УЛ., д.12</text:p>
          </table:table-cell>
          <table:table-cell table:style-name="ce22" office:value-type="float" office:value="116.41" calcext:value-type="float">
            <text:p>116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ПРОМЫШЛЕННАЯ УЛ., д.14</text:p>
          </table:table-cell>
          <table:table-cell table:style-name="ce22" office:value-type="float" office:value="69.82" calcext:value-type="float">
            <text:p>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ПРОМЫШЛЕННАЯ УЛ., д.16</text:p>
          </table:table-cell>
          <table:table-cell table:style-name="ce22" office:value-type="float" office:value="145.75" calcext:value-type="float">
            <text:p>14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288.69" calcext:value-type="float">
            <text:p>288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165.4" calcext:value-type="float">
            <text:p>16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38.22" calcext:value-type="float">
            <text:p>138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591.66" calcext:value-type="float">
            <text:p>591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596.74" calcext:value-type="float">
            <text:p>596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83.14" calcext:value-type="float">
            <text:p>83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657.13" calcext:value-type="float">
            <text:p>657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699.92" calcext:value-type="float">
            <text:p>699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535.03" calcext:value-type="float">
            <text:p>535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911.18" calcext:value-type="float">
            <text:p>911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651.77" calcext:value-type="float">
            <text:p>651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507.02" calcext:value-type="float">
            <text:p>507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27.8" calcext:value-type="float">
            <text:p>2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242.82" calcext:value-type="float">
            <text:p>24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237.92" calcext:value-type="float">
            <text:p>237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215.91" calcext:value-type="float">
            <text:p>215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201.58" calcext:value-type="float">
            <text:p>201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140.54" calcext:value-type="float">
            <text:p>140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18.58" calcext:value-type="float">
            <text:p>118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64.47" calcext:value-type="float">
            <text:p>64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, д.42</text:p>
          </table:table-cell>
          <table:table-cell table:style-name="ce22" office:value-type="float" office:value="31.46" calcext:value-type="float">
            <text:p>31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353.23" calcext:value-type="float">
            <text:p>35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1534.68" calcext:value-type="float">
            <text:p>1534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358.1" calcext:value-type="float">
            <text:p>1358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059.97" calcext:value-type="float">
            <text:p>1059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371" calcext:value-type="float">
            <text:p>3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468.31" calcext:value-type="float">
            <text:p>468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731.77" calcext:value-type="float">
            <text:p>731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2144.61" calcext:value-type="float">
            <text:p>2144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, д.105, к.2А</text:p>
          </table:table-cell>
          <table:table-cell table:style-name="ce22" office:value-type="float" office:value="492.63" calcext:value-type="float">
            <text:p>492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, д.105, к.2Ж</text:p>
          </table:table-cell>
          <table:table-cell table:style-name="ce22" office:value-type="float" office:value="1232.53" calcext:value-type="float">
            <text:p>1232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, д.105, к.2Б</text:p>
          </table:table-cell>
          <table:table-cell table:style-name="ce22" office:value-type="float" office:value="403.89" calcext:value-type="float">
            <text:p>403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, д.105, к.2Г</text:p>
          </table:table-cell>
          <table:table-cell table:style-name="ce22" office:value-type="float" office:value="428.33" calcext:value-type="float">
            <text:p>428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, д.105, к.2Е</text:p>
          </table:table-cell>
          <table:table-cell table:style-name="ce22" office:value-type="float" office:value="415.23" calcext:value-type="float">
            <text:p>415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, д.105, к.2З</text:p>
          </table:table-cell>
          <table:table-cell table:style-name="ce22" office:value-type="float" office:value="439.7" calcext:value-type="float">
            <text:p>439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СТАЧЕК ПР., д.105, к.2Д</text:p>
          </table:table-cell>
          <table:table-cell table:style-name="ce22" office:value-type="float" office:value="1139.83" calcext:value-type="float">
            <text:p>113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СТАЧЕК ПР., д.105, к.2В</text:p>
          </table:table-cell>
          <table:table-cell table:style-name="ce22" office:value-type="float" office:value="1070.86" calcext:value-type="float">
            <text:p>1070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378.05" calcext:value-type="float">
            <text:p>378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42.24" calcext:value-type="float">
            <text:p>142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13.88" calcext:value-type="float">
            <text:p>113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185.79" calcext:value-type="float">
            <text:p>185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12.98" calcext:value-type="float">
            <text:p>112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148.99" calcext:value-type="float">
            <text:p>148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15.49" calcext:value-type="float">
            <text:p>115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00.85" calcext:value-type="float">
            <text:p>200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63.91" calcext:value-type="float">
            <text:p>63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184.77" calcext:value-type="float">
            <text:p>184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229.87" calcext:value-type="float">
            <text:p>229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235.75" calcext:value-type="float">
            <text:p>23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25.17" calcext:value-type="float">
            <text:p>125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231.6" calcext:value-type="float">
            <text:p>231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226.89" calcext:value-type="float">
            <text:p>226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369.92" calcext:value-type="float">
            <text:p>369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338.28" calcext:value-type="float">
            <text:p>338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265.08" calcext:value-type="float">
            <text:p>265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218.5" calcext:value-type="float">
            <text:p>218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328.09" calcext:value-type="float">
            <text:p>328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244.72" calcext:value-type="float">
            <text:p>244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283.93" calcext:value-type="float">
            <text:p>283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368.38" calcext:value-type="float">
            <text:p>368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262.4" calcext:value-type="float">
            <text:p>262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277.76" calcext:value-type="float">
            <text:p>277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243.82" calcext:value-type="float">
            <text:p>243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419.74" calcext:value-type="float">
            <text:p>41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021.63" calcext:value-type="float">
            <text:p>102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567.69" calcext:value-type="float">
            <text:p>567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145.63" calcext:value-type="float">
            <text:p>145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88.77" calcext:value-type="float">
            <text:p>88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345.35" calcext:value-type="float">
            <text:p>345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668.36" calcext:value-type="float">
            <text:p>668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206.94" calcext:value-type="float">
            <text:p>206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309.4" calcext:value-type="float">
            <text:p>309.4</text:p>
          </table:table-cell>
          <table:table-cell table:number-columns-repeated="1019"/>
        </table:table-row>
        <table:table-row table:style-name="ro2" table:number-rows-repeated="1047933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07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145.87" calcext:value-type="float">
            <text:p>145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276.84" calcext:value-type="float">
            <text:p>276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450.63" calcext:value-type="float">
            <text:p>45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10.01" calcext:value-type="float">
            <text:p>210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165.88" calcext:value-type="float">
            <text:p>165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355.71" calcext:value-type="float">
            <text:p>355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264.49" calcext:value-type="float">
            <text:p>264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160.68" calcext:value-type="float">
            <text:p>16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385.65" calcext:value-type="float">
            <text:p>385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316.26" calcext:value-type="float">
            <text:p>316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97.36" calcext:value-type="float">
            <text:p>97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13.23" calcext:value-type="float">
            <text:p>11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31.05" calcext:value-type="float">
            <text:p>31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99.39" calcext:value-type="float">
            <text:p>99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23</text:p>
          </table:table-cell>
          <table:table-cell table:style-name="ce22" office:value-type="float" office:value="27.78" calcext:value-type="float">
            <text:p>27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25</text:p>
          </table:table-cell>
          <table:table-cell table:style-name="ce22" office:value-type="float" office:value="114.99" calcext:value-type="float">
            <text:p>114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81.19" calcext:value-type="float">
            <text:p>8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39.09" calcext:value-type="float">
            <text:p>39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347.09" calcext:value-type="float">
            <text:p>34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84.8" calcext:value-type="float">
            <text:p>8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64.13" calcext:value-type="float">
            <text:p>6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, д.10</text:p>
          </table:table-cell>
          <table:table-cell table:style-name="ce22" office:value-type="float" office:value="55.17" calcext:value-type="float">
            <text:p>55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500.68" calcext:value-type="float">
            <text:p>50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293.74" calcext:value-type="float">
            <text:p>293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384.56" calcext:value-type="float">
            <text:p>38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244.38" calcext:value-type="float">
            <text:p>244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107.08" calcext:value-type="float">
            <text:p>107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63.85" calcext:value-type="float">
            <text:p>63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86.72" calcext:value-type="float">
            <text:p>86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72.35" calcext:value-type="float">
            <text:p>72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75.34" calcext:value-type="float">
            <text:p>75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43.23" calcext:value-type="float">
            <text:p>43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, д.13, к.1</text:p>
          </table:table-cell>
          <table:table-cell table:style-name="ce22" office:value-type="float" office:value="76.88" calcext:value-type="float">
            <text:p>76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65.6" calcext:value-type="float">
            <text:p>65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35.73" calcext:value-type="float">
            <text:p>135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, д.21</text:p>
          </table:table-cell>
          <table:table-cell table:style-name="ce22" office:value-type="float" office:value="62.13" calcext:value-type="float">
            <text:p>62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, д.23/19</text:p>
          </table:table-cell>
          <table:table-cell table:style-name="ce22" office:value-type="float" office:value="61.53" calcext:value-type="float">
            <text:p>61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1043.05" calcext:value-type="float">
            <text:p>1043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1586.46" calcext:value-type="float">
            <text:p>1586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1525.11" calcext:value-type="float">
            <text:p>1525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536.49" calcext:value-type="float">
            <text:p>536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454.98" calcext:value-type="float">
            <text:p>454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153.75" calcext:value-type="float">
            <text:p>153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288.59" calcext:value-type="float">
            <text:p>288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157.13" calcext:value-type="float">
            <text:p>157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404.9" calcext:value-type="float">
            <text:p>404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333.19" calcext:value-type="float">
            <text:p>333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249.33" calcext:value-type="float">
            <text:p>249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281.46" calcext:value-type="float">
            <text:p>281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327.43" calcext:value-type="float">
            <text:p>327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211.49" calcext:value-type="float">
            <text:p>211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273.1" calcext:value-type="float">
            <text:p>273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153.76" calcext:value-type="float">
            <text:p>153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266.98" calcext:value-type="float">
            <text:p>266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271.63" calcext:value-type="float">
            <text:p>27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262.82" calcext:value-type="float">
            <text:p>26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406.05" calcext:value-type="float">
            <text:p>406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234.62" calcext:value-type="float">
            <text:p>234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181.1" calcext:value-type="float">
            <text:p>181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223.29" calcext:value-type="float">
            <text:p>223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360.33" calcext:value-type="float">
            <text:p>360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183.83" calcext:value-type="float">
            <text:p>183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04.43" calcext:value-type="float">
            <text:p>10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11.49" calcext:value-type="float">
            <text:p>111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159.53" calcext:value-type="float">
            <text:p>159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444.79" calcext:value-type="float">
            <text:p>444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236.37" calcext:value-type="float">
            <text:p>236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167.39" calcext:value-type="float">
            <text:p>1167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204.85" calcext:value-type="float">
            <text:p>1204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426.06" calcext:value-type="float">
            <text:p>42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412.5" calcext:value-type="float">
            <text:p>412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336.11" calcext:value-type="float">
            <text:p>336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488.71" calcext:value-type="float">
            <text:p>488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339.74" calcext:value-type="float">
            <text:p>339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406.3" calcext:value-type="float">
            <text:p>406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093.43" calcext:value-type="float">
            <text:p>1093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53.14" calcext:value-type="float">
            <text:p>53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431.29" calcext:value-type="float">
            <text:p>431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459.45" calcext:value-type="float">
            <text:p>459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1886.06" calcext:value-type="float">
            <text:p>188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369.24" calcext:value-type="float">
            <text:p>36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248.88" calcext:value-type="float">
            <text:p>248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394.57" calcext:value-type="float">
            <text:p>394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326.09" calcext:value-type="float">
            <text:p>326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171.82" calcext:value-type="float">
            <text:p>171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882.05" calcext:value-type="float">
            <text:p>882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235.15" calcext:value-type="float">
            <text:p>23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46.48" calcext:value-type="float">
            <text:p>46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70.88" calcext:value-type="float">
            <text:p>70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73.92" calcext:value-type="float">
            <text:p>73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940.04" calcext:value-type="float">
            <text:p>940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404.05" calcext:value-type="float">
            <text:p>404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139.54" calcext:value-type="float">
            <text:p>1139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422.96" calcext:value-type="float">
            <text:p>422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403.1" calcext:value-type="float">
            <text:p>403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433.37" calcext:value-type="float">
            <text:p>433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371.44" calcext:value-type="float">
            <text:p>1371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085.43" calcext:value-type="float">
            <text:p>1085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531.63" calcext:value-type="float">
            <text:p>53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1488.22" calcext:value-type="float">
            <text:p>1488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336.68" calcext:value-type="float">
            <text:p>336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413.93" calcext:value-type="float">
            <text:p>1413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411.32" calcext:value-type="float">
            <text:p>411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346.51" calcext:value-type="float">
            <text:p>346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405.32" calcext:value-type="float">
            <text:p>405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403.42" calcext:value-type="float">
            <text:p>403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851.88" calcext:value-type="float">
            <text:p>851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269.94" calcext:value-type="float">
            <text:p>1269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065.82" calcext:value-type="float">
            <text:p>1065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1499.44" calcext:value-type="float">
            <text:p>1499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955.19" calcext:value-type="float">
            <text:p>955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258.8" calcext:value-type="float">
            <text:p>258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851.25" calcext:value-type="float">
            <text:p>851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364.54" calcext:value-type="float">
            <text:p>364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1007.37" calcext:value-type="float">
            <text:p>1007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744.14" calcext:value-type="float">
            <text:p>744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738.75" calcext:value-type="float">
            <text:p>738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944.93" calcext:value-type="float">
            <text:p>944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019.41" calcext:value-type="float">
            <text:p>101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732.02" calcext:value-type="float">
            <text:p>732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998.27" calcext:value-type="float">
            <text:p>998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, д.10, к.1Д</text:p>
          </table:table-cell>
          <table:table-cell table:style-name="ce22" office:value-type="float" office:value="407.65" calcext:value-type="float">
            <text:p>407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404.94" calcext:value-type="float">
            <text:p>404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714.65" calcext:value-type="float">
            <text:p>714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1692.69" calcext:value-type="float">
            <text:p>1692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1586.63" calcext:value-type="float">
            <text:p>1586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1379.43" calcext:value-type="float">
            <text:p>1379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1699.32" calcext:value-type="float">
            <text:p>1699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334.13" calcext:value-type="float">
            <text:p>33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257.78" calcext:value-type="float">
            <text:p>257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362.65" calcext:value-type="float">
            <text:p>362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265.78" calcext:value-type="float">
            <text:p>26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НОВООВСЯННИКОВСКАЯ УЛ., д.9</text:p>
          </table:table-cell>
          <table:table-cell table:style-name="ce22" office:value-type="float" office:value="100.02" calcext:value-type="float">
            <text:p>100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368.09" calcext:value-type="float">
            <text:p>368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394.49" calcext:value-type="float">
            <text:p>394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484.43" calcext:value-type="float">
            <text:p>48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466.29" calcext:value-type="float">
            <text:p>46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513.39" calcext:value-type="float">
            <text:p>513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571.68" calcext:value-type="float">
            <text:p>571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225.37" calcext:value-type="float">
            <text:p>225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49.18" calcext:value-type="float">
            <text:p>49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ОБОРОННАЯ УЛ., д.29</text:p>
          </table:table-cell>
          <table:table-cell table:style-name="ce22" office:value-type="float" office:value="149.24" calcext:value-type="float">
            <text:p>14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ПРОМЫШЛЕННАЯ УЛ., д.12</text:p>
          </table:table-cell>
          <table:table-cell table:style-name="ce22" office:value-type="float" office:value="113.41" calcext:value-type="float">
            <text:p>113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ПРОМЫШЛЕННАЯ УЛ., д.14</text:p>
          </table:table-cell>
          <table:table-cell table:style-name="ce22" office:value-type="float" office:value="69.82" calcext:value-type="float">
            <text:p>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ПРОМЫШЛЕННАЯ УЛ., д.16</text:p>
          </table:table-cell>
          <table:table-cell table:style-name="ce22" office:value-type="float" office:value="166.77" calcext:value-type="float">
            <text:p>16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295.19" calcext:value-type="float">
            <text:p>295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139.07" calcext:value-type="float">
            <text:p>139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25.46" calcext:value-type="float">
            <text:p>125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612.54" calcext:value-type="float">
            <text:p>61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607.03" calcext:value-type="float">
            <text:p>607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89.85" calcext:value-type="float">
            <text:p>89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656.29" calcext:value-type="float">
            <text:p>656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725.43" calcext:value-type="float">
            <text:p>725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553.82" calcext:value-type="float">
            <text:p>553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986.98" calcext:value-type="float">
            <text:p>986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626.7" calcext:value-type="float">
            <text:p>626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539.05" calcext:value-type="float">
            <text:p>539.0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27.8" calcext:value-type="float">
            <text:p>2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230.98" calcext:value-type="float">
            <text:p>230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281.91" calcext:value-type="float">
            <text:p>281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242.54" calcext:value-type="float">
            <text:p>24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194.14" calcext:value-type="float">
            <text:p>194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153.64" calcext:value-type="float">
            <text:p>153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118.33" calcext:value-type="float">
            <text:p>118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57.03" calcext:value-type="float">
            <text:p>57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, д.42</text:p>
          </table:table-cell>
          <table:table-cell table:style-name="ce22" office:value-type="float" office:value="33.98" calcext:value-type="float">
            <text:p>3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351.94" calcext:value-type="float">
            <text:p>351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1511.64" calcext:value-type="float">
            <text:p>1511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254.59" calcext:value-type="float">
            <text:p>1254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1000.79" calcext:value-type="float">
            <text:p>1000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389.18" calcext:value-type="float">
            <text:p>389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446.01" calcext:value-type="float">
            <text:p>446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708.47" calcext:value-type="float">
            <text:p>708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2077.9" calcext:value-type="float">
            <text:p>2077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, д.105, к.2А</text:p>
          </table:table-cell>
          <table:table-cell table:style-name="ce22" office:value-type="float" office:value="452.66" calcext:value-type="float">
            <text:p>45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, д.105, к.2Ж</text:p>
          </table:table-cell>
          <table:table-cell table:style-name="ce22" office:value-type="float" office:value="1196.08" calcext:value-type="float">
            <text:p>1196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, д.105, к.2Б</text:p>
          </table:table-cell>
          <table:table-cell table:style-name="ce22" office:value-type="float" office:value="371.68" calcext:value-type="float">
            <text:p>371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, д.105, к.2Г</text:p>
          </table:table-cell>
          <table:table-cell table:style-name="ce22" office:value-type="float" office:value="396.7" calcext:value-type="float">
            <text:p>396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, д.105, к.2Е</text:p>
          </table:table-cell>
          <table:table-cell table:style-name="ce22" office:value-type="float" office:value="402.04" calcext:value-type="float">
            <text:p>402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, д.105, к.2З</text:p>
          </table:table-cell>
          <table:table-cell table:style-name="ce22" office:value-type="float" office:value="419.81" calcext:value-type="float">
            <text:p>419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СТАЧЕК ПР., д.105, к.2Д</text:p>
          </table:table-cell>
          <table:table-cell table:style-name="ce22" office:value-type="float" office:value="1107.55" calcext:value-type="float">
            <text:p>1107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СТАЧЕК ПР., д.105, к.2В</text:p>
          </table:table-cell>
          <table:table-cell table:style-name="ce22" office:value-type="float" office:value="970.14" calcext:value-type="float">
            <text:p>97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357.97" calcext:value-type="float">
            <text:p>357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45.07" calcext:value-type="float">
            <text:p>145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102.94" calcext:value-type="float">
            <text:p>102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170.19" calcext:value-type="float">
            <text:p>170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08.96" calcext:value-type="float">
            <text:p>108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133.26" calcext:value-type="float">
            <text:p>133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16.87" calcext:value-type="float">
            <text:p>116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07.47" calcext:value-type="float">
            <text:p>207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64.89" calcext:value-type="float">
            <text:p>64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189.96" calcext:value-type="float">
            <text:p>18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281.5" calcext:value-type="float">
            <text:p>281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237.09" calcext:value-type="float">
            <text:p>23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48.7" calcext:value-type="float">
            <text:p>148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259.89" calcext:value-type="float">
            <text:p>259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230.69" calcext:value-type="float">
            <text:p>23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415.74" calcext:value-type="float">
            <text:p>415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344.8" calcext:value-type="float">
            <text:p>34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273.77" calcext:value-type="float">
            <text:p>273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217.43" calcext:value-type="float">
            <text:p>217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357.12" calcext:value-type="float">
            <text:p>357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264.02" calcext:value-type="float">
            <text:p>264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329.83" calcext:value-type="float">
            <text:p>32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362.57" calcext:value-type="float">
            <text:p>362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262.62" calcext:value-type="float">
            <text:p>262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304.42" calcext:value-type="float">
            <text:p>30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260.6" calcext:value-type="float">
            <text:p>260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397.94" calcext:value-type="float">
            <text:p>397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025.53" calcext:value-type="float">
            <text:p>1025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607.31" calcext:value-type="float">
            <text:p>607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148.29" calcext:value-type="float">
            <text:p>148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97.47" calcext:value-type="float">
            <text:p>97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375.39" calcext:value-type="float">
            <text:p>375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675.08" calcext:value-type="float">
            <text:p>675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192.82" calcext:value-type="float">
            <text:p>19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303.03" calcext:value-type="float">
            <text:p>303.03</text:p>
          </table:table-cell>
          <table:table-cell table:number-columns-repeated="1019"/>
        </table:table-row>
        <table:table-row table:style-name="ro2" table:number-rows-repeated="1047933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08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. д.21</text:p>
          </table:table-cell>
          <table:table-cell table:style-name="ce22" office:value-type="float" office:value="113.69" calcext:value-type="float">
            <text:p>113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. д.25</text:p>
          </table:table-cell>
          <table:table-cell table:style-name="ce22" office:value-type="float" office:value="207.6" calcext:value-type="float">
            <text:p>207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. д.28/30</text:p>
          </table:table-cell>
          <table:table-cell table:style-name="ce22" office:value-type="float" office:value="325.15" calcext:value-type="float">
            <text:p>325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. д.29</text:p>
          </table:table-cell>
          <table:table-cell table:style-name="ce22" office:value-type="float" office:value="203.93" calcext:value-type="float">
            <text:p>203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. д.30</text:p>
          </table:table-cell>
          <table:table-cell table:style-name="ce22" office:value-type="float" office:value="69.31" calcext:value-type="float">
            <text:p>69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. д.32</text:p>
          </table:table-cell>
          <table:table-cell table:style-name="ce22" office:value-type="float" office:value="296.54" calcext:value-type="float">
            <text:p>296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. д.34</text:p>
          </table:table-cell>
          <table:table-cell table:style-name="ce22" office:value-type="float" office:value="179.39" calcext:value-type="float">
            <text:p>179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. д.38</text:p>
          </table:table-cell>
          <table:table-cell table:style-name="ce22" office:value-type="float" office:value="111.92" calcext:value-type="float">
            <text:p>11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. д.40</text:p>
          </table:table-cell>
          <table:table-cell table:style-name="ce22" office:value-type="float" office:value="234.23" calcext:value-type="float">
            <text:p>234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. д.17. к.2</text:p>
          </table:table-cell>
          <table:table-cell table:style-name="ce22" office:value-type="float" office:value="261.88" calcext:value-type="float">
            <text:p>261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. д.19Б</text:p>
          </table:table-cell>
          <table:table-cell table:style-name="ce22" office:value-type="float" office:value="50.04" calcext:value-type="float">
            <text:p>50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. д.19А</text:p>
          </table:table-cell>
          <table:table-cell table:style-name="ce22" office:value-type="float" office:value="92.93" calcext:value-type="float">
            <text:p>92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. д.21</text:p>
          </table:table-cell>
          <table:table-cell table:style-name="ce22" office:value-type="float" office:value="12.68" calcext:value-type="float">
            <text:p>12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. д.21. к.2</text:p>
          </table:table-cell>
          <table:table-cell table:style-name="ce22" office:value-type="float" office:value="66.54" calcext:value-type="float">
            <text:p>66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. д.23</text:p>
          </table:table-cell>
          <table:table-cell table:style-name="ce22" office:value-type="float" office:value="25.35" calcext:value-type="float">
            <text:p>25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. д.25</text:p>
          </table:table-cell>
          <table:table-cell table:style-name="ce22" office:value-type="float" office:value="161.73" calcext:value-type="float">
            <text:p>161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. д.27</text:p>
          </table:table-cell>
          <table:table-cell table:style-name="ce22" office:value-type="float" office:value="89.38" calcext:value-type="float">
            <text:p>89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. д.3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. д.5</text:p>
          </table:table-cell>
          <table:table-cell table:style-name="ce22" office:value-type="float" office:value="174.45" calcext:value-type="float">
            <text:p>174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. д.3</text:p>
          </table:table-cell>
          <table:table-cell table:style-name="ce22" office:value-type="float" office:value="86.38" calcext:value-type="float">
            <text:p>8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. д.5</text:p>
          </table:table-cell>
          <table:table-cell table:style-name="ce22" office:value-type="float" office:value="38.88" calcext:value-type="float">
            <text:p>38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. д.10</text:p>
          </table:table-cell>
          <table:table-cell table:style-name="ce22" office:value-type="float" office:value="22.45" calcext:value-type="float">
            <text:p>22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. д.16</text:p>
          </table:table-cell>
          <table:table-cell table:style-name="ce22" office:value-type="float" office:value="317.64" calcext:value-type="float">
            <text:p>317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. д.17</text:p>
          </table:table-cell>
          <table:table-cell table:style-name="ce22" office:value-type="float" office:value="233.97" calcext:value-type="float">
            <text:p>233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. д.21</text:p>
          </table:table-cell>
          <table:table-cell table:style-name="ce22" office:value-type="float" office:value="329.89" calcext:value-type="float">
            <text:p>329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. д.25</text:p>
          </table:table-cell>
          <table:table-cell table:style-name="ce22" office:value-type="float" office:value="251.2" calcext:value-type="float">
            <text:p>25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. д.1</text:p>
          </table:table-cell>
          <table:table-cell table:style-name="ce22" office:value-type="float" office:value="102.07" calcext:value-type="float">
            <text:p>102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. д.1А</text:p>
          </table:table-cell>
          <table:table-cell table:style-name="ce22" office:value-type="float" office:value="105.71" calcext:value-type="float">
            <text:p>105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. д.24/7</text:p>
          </table:table-cell>
          <table:table-cell table:style-name="ce22" office:value-type="float" office:value="73.76" calcext:value-type="float">
            <text:p>73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. д.26</text:p>
          </table:table-cell>
          <table:table-cell table:style-name="ce22" office:value-type="float" office:value="61.75" calcext:value-type="float">
            <text:p>61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. д.9. к.1</text:p>
          </table:table-cell>
          <table:table-cell table:style-name="ce22" office:value-type="float" office:value="54.6" calcext:value-type="float">
            <text:p>5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. д.9. к.2</text:p>
          </table:table-cell>
          <table:table-cell table:style-name="ce22" office:value-type="float" office:value="41.17" calcext:value-type="float">
            <text:p>41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. д.11</text:p>
          </table:table-cell>
          <table:table-cell table:style-name="ce22" office:value-type="float" office:value="77.19" calcext:value-type="float">
            <text:p>77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. д.13. к.1А</text:p>
          </table:table-cell>
          <table:table-cell table:style-name="ce22" office:value-type="float" office:value="60.03" calcext:value-type="float">
            <text:p>60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. д.13. к.2</text:p>
          </table:table-cell>
          <table:table-cell table:style-name="ce22" office:value-type="float" office:value="45.27" calcext:value-type="float">
            <text:p>45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. д.19/16</text:p>
          </table:table-cell>
          <table:table-cell table:style-name="ce22" office:value-type="float" office:value="67.53" calcext:value-type="float">
            <text:p>67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. д.21</text:p>
          </table:table-cell>
          <table:table-cell table:style-name="ce22" office:value-type="float" office:value="55.09" calcext:value-type="float">
            <text:p>55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. д.23/19</text:p>
          </table:table-cell>
          <table:table-cell table:style-name="ce22" office:value-type="float" office:value="51.54" calcext:value-type="float">
            <text:p>51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. д.14. к.4</text:p>
          </table:table-cell>
          <table:table-cell table:style-name="ce22" office:value-type="float" office:value="173.42" calcext:value-type="float">
            <text:p>173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. д.16. к.1</text:p>
          </table:table-cell>
          <table:table-cell table:style-name="ce22" office:value-type="float" office:value="805.4" calcext:value-type="float">
            <text:p>80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. д.16. к.3</text:p>
          </table:table-cell>
          <table:table-cell table:style-name="ce22" office:value-type="float" office:value="453.75" calcext:value-type="float">
            <text:p>453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. д.3</text:p>
          </table:table-cell>
          <table:table-cell table:style-name="ce22" office:value-type="float" office:value="334.8" calcext:value-type="float">
            <text:p>334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. д.19/18</text:p>
          </table:table-cell>
          <table:table-cell table:style-name="ce22" office:value-type="float" office:value="298.96" calcext:value-type="float">
            <text:p>298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. д.21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. д.25</text:p>
          </table:table-cell>
          <table:table-cell table:style-name="ce22" office:value-type="float" office:value="213.21" calcext:value-type="float">
            <text:p>213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. д.29</text:p>
          </table:table-cell>
          <table:table-cell table:style-name="ce22" office:value-type="float" office:value="113.25" calcext:value-type="float">
            <text:p>113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. д.31</text:p>
          </table:table-cell>
          <table:table-cell table:style-name="ce22" office:value-type="float" office:value="296.92" calcext:value-type="float">
            <text:p>296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. д.4</text:p>
          </table:table-cell>
          <table:table-cell table:style-name="ce22" office:value-type="float" office:value="288.14" calcext:value-type="float">
            <text:p>288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. д.6</text:p>
          </table:table-cell>
          <table:table-cell table:style-name="ce22" office:value-type="float" office:value="221.75" calcext:value-type="float">
            <text:p>221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. д.8</text:p>
          </table:table-cell>
          <table:table-cell table:style-name="ce22" office:value-type="float" office:value="256.36" calcext:value-type="float">
            <text:p>256.3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. д.10</text:p>
          </table:table-cell>
          <table:table-cell table:style-name="ce22" office:value-type="float" office:value="240.63" calcext:value-type="float">
            <text:p>240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. д.12</text:p>
          </table:table-cell>
          <table:table-cell table:style-name="ce22" office:value-type="float" office:value="443.24" calcext:value-type="float">
            <text:p>443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. д.14</text:p>
          </table:table-cell>
          <table:table-cell table:style-name="ce22" office:value-type="float" office:value="231.33" calcext:value-type="float">
            <text:p>231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. д.16</text:p>
          </table:table-cell>
          <table:table-cell table:style-name="ce22" office:value-type="float" office:value="120.09" calcext:value-type="float">
            <text:p>120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. д.18</text:p>
          </table:table-cell>
          <table:table-cell table:style-name="ce22" office:value-type="float" office:value="218.85" calcext:value-type="float">
            <text:p>218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. д.20</text:p>
          </table:table-cell>
          <table:table-cell table:style-name="ce22" office:value-type="float" office:value="188.82" calcext:value-type="float">
            <text:p>188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. д.22</text:p>
          </table:table-cell>
          <table:table-cell table:style-name="ce22" office:value-type="float" office:value="411.16" calcext:value-type="float">
            <text:p>411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. д.24</text:p>
          </table:table-cell>
          <table:table-cell table:style-name="ce22" office:value-type="float" office:value="238.67" calcext:value-type="float">
            <text:p>238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. д.26</text:p>
          </table:table-cell>
          <table:table-cell table:style-name="ce22" office:value-type="float" office:value="239.37" calcext:value-type="float">
            <text:p>239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. д.28</text:p>
          </table:table-cell>
          <table:table-cell table:style-name="ce22" office:value-type="float" office:value="152.61" calcext:value-type="float">
            <text:p>152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. д.30</text:p>
          </table:table-cell>
          <table:table-cell table:style-name="ce22" office:value-type="float" office:value="200.45" calcext:value-type="float">
            <text:p>200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. д.3</text:p>
          </table:table-cell>
          <table:table-cell table:style-name="ce22" office:value-type="float" office:value="262.49" calcext:value-type="float">
            <text:p>26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. д.5</text:p>
          </table:table-cell>
          <table:table-cell table:style-name="ce22" office:value-type="float" office:value="90.42" calcext:value-type="float">
            <text:p>90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. д.21</text:p>
          </table:table-cell>
          <table:table-cell table:style-name="ce22" office:value-type="float" office:value="76.42" calcext:value-type="float">
            <text:p>76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. д.23</text:p>
          </table:table-cell>
          <table:table-cell table:style-name="ce22" office:value-type="float" office:value="84.89" calcext:value-type="float">
            <text:p>84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. д.27</text:p>
          </table:table-cell>
          <table:table-cell table:style-name="ce22" office:value-type="float" office:value="108.07" calcext:value-type="float">
            <text:p>108.0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. д.3</text:p>
          </table:table-cell>
          <table:table-cell table:style-name="ce22" office:value-type="float" office:value="225.4" calcext:value-type="float">
            <text:p>225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. д.3. к.2</text:p>
          </table:table-cell>
          <table:table-cell table:style-name="ce22" office:value-type="float" office:value="180.32" calcext:value-type="float">
            <text:p>18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. д.7</text:p>
          </table:table-cell>
          <table:table-cell table:style-name="ce22" office:value-type="float" office:value="542.76" calcext:value-type="float">
            <text:p>542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. д.8</text:p>
          </table:table-cell>
          <table:table-cell table:style-name="ce22" office:value-type="float" office:value="493.43" calcext:value-type="float">
            <text:p>493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. д.9</text:p>
          </table:table-cell>
          <table:table-cell table:style-name="ce22" office:value-type="float" office:value="247.87" calcext:value-type="float">
            <text:p>247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. д.10</text:p>
          </table:table-cell>
          <table:table-cell table:style-name="ce22" office:value-type="float" office:value="123.12" calcext:value-type="float">
            <text:p>123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. д.12</text:p>
          </table:table-cell>
          <table:table-cell table:style-name="ce22" office:value-type="float" office:value="183.59" calcext:value-type="float">
            <text:p>18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. д.12. к.2</text:p>
          </table:table-cell>
          <table:table-cell table:style-name="ce22" office:value-type="float" office:value="548.97" calcext:value-type="float">
            <text:p>548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. д.13</text:p>
          </table:table-cell>
          <table:table-cell table:style-name="ce22" office:value-type="float" office:value="234.64" calcext:value-type="float">
            <text:p>234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. д.14</text:p>
          </table:table-cell>
          <table:table-cell table:style-name="ce22" office:value-type="float" office:value="233.73" calcext:value-type="float">
            <text:p>233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. д.6</text:p>
          </table:table-cell>
          <table:table-cell table:style-name="ce22" office:value-type="float" office:value="978.66" calcext:value-type="float">
            <text:p>978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. д.6</text:p>
          </table:table-cell>
          <table:table-cell table:style-name="ce22" office:value-type="float" office:value="164.04" calcext:value-type="float">
            <text:p>164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. д.14. к.1</text:p>
          </table:table-cell>
          <table:table-cell table:style-name="ce22" office:value-type="float" office:value="167.52" calcext:value-type="float">
            <text:p>16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. д.14. к.2</text:p>
          </table:table-cell>
          <table:table-cell table:style-name="ce22" office:value-type="float" office:value="220.52" calcext:value-type="float">
            <text:p>220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. д.110. к.1Б</text:p>
          </table:table-cell>
          <table:table-cell table:style-name="ce22" office:value-type="float" office:value="865.21" calcext:value-type="float">
            <text:p>865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. д.110. к.1А</text:p>
          </table:table-cell>
          <table:table-cell table:style-name="ce22" office:value-type="float" office:value="157.43" calcext:value-type="float">
            <text:p>157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. д.120. к.2</text:p>
          </table:table-cell>
          <table:table-cell table:style-name="ce22" office:value-type="float" office:value="210.06" calcext:value-type="float">
            <text:p>210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. д.121</text:p>
          </table:table-cell>
          <table:table-cell table:style-name="ce22" office:value-type="float" office:value="466" calcext:value-type="float">
            <text:p>4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. д.121. к.2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ЛЕНИНСКИЙ ПР.. д.121. к.3</text:p>
          </table:table-cell>
          <table:table-cell table:style-name="ce22" office:value-type="float" office:value="137.52" calcext:value-type="float">
            <text:p>13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ЛЕНИНСКИЙ ПР.. д.124</text:p>
          </table:table-cell>
          <table:table-cell table:style-name="ce22" office:value-type="float" office:value="496.52" calcext:value-type="float">
            <text:p>496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ЛЕНИНСКИЙ ПР.. д.130. к.2</text:p>
          </table:table-cell>
          <table:table-cell table:style-name="ce22" office:value-type="float" office:value="191.45" calcext:value-type="float">
            <text:p>191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ЙКОВ ПЕР.. д.3</text:p>
          </table:table-cell>
          <table:table-cell table:style-name="ce22" office:value-type="float" office:value="87.09" calcext:value-type="float">
            <text:p>87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ЙКОВ ПЕР.. д.5А</text:p>
          </table:table-cell>
          <table:table-cell table:style-name="ce22" office:value-type="float" office:value="120.26" calcext:value-type="float">
            <text:p>120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ЙКОВ ПЕР.. д.7/1</text:p>
          </table:table-cell>
          <table:table-cell table:style-name="ce22" office:value-type="float" office:value="128.56" calcext:value-type="float">
            <text:p>128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ГОВОРОВА УЛ.. д.16</text:p>
          </table:table-cell>
          <table:table-cell table:style-name="ce22" office:value-type="float" office:value="720.59" calcext:value-type="float">
            <text:p>720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. д.18А</text:p>
          </table:table-cell>
          <table:table-cell table:style-name="ce22" office:value-type="float" office:value="208.09" calcext:value-type="float">
            <text:p>208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. д.18В</text:p>
          </table:table-cell>
          <table:table-cell table:style-name="ce22" office:value-type="float" office:value="274.67" calcext:value-type="float">
            <text:p>274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. д.18Б</text:p>
          </table:table-cell>
          <table:table-cell table:style-name="ce22" office:value-type="float" office:value="164.16" calcext:value-type="float">
            <text:p>164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. д.18Г</text:p>
          </table:table-cell>
          <table:table-cell table:style-name="ce22" office:value-type="float" office:value="194.23" calcext:value-type="float">
            <text:p>194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. д.18Д</text:p>
          </table:table-cell>
          <table:table-cell table:style-name="ce22" office:value-type="float" office:value="122.55" calcext:value-type="float">
            <text:p>122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. д.20</text:p>
          </table:table-cell>
          <table:table-cell table:style-name="ce22" office:value-type="float" office:value="316.02" calcext:value-type="float">
            <text:p>316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. д.22</text:p>
          </table:table-cell>
          <table:table-cell table:style-name="ce22" office:value-type="float" office:value="294.08" calcext:value-type="float">
            <text:p>294.0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. д.26/16А</text:p>
          </table:table-cell>
          <table:table-cell table:style-name="ce22" office:value-type="float" office:value="213.59" calcext:value-type="float">
            <text:p>213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. д.26/16В</text:p>
          </table:table-cell>
          <table:table-cell table:style-name="ce22" office:value-type="float" office:value="607.06" calcext:value-type="float">
            <text:p>607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. д.26/16Б</text:p>
          </table:table-cell>
          <table:table-cell table:style-name="ce22" office:value-type="float" office:value="132.69" calcext:value-type="float">
            <text:p>132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. д.28. к.1</text:p>
          </table:table-cell>
          <table:table-cell table:style-name="ce22" office:value-type="float" office:value="502.27" calcext:value-type="float">
            <text:p>502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. д.30. к.2А</text:p>
          </table:table-cell>
          <table:table-cell table:style-name="ce22" office:value-type="float" office:value="161.92" calcext:value-type="float">
            <text:p>16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. д.30. к.2Б</text:p>
          </table:table-cell>
          <table:table-cell table:style-name="ce22" office:value-type="float" office:value="125.02" calcext:value-type="float">
            <text:p>125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. д.30. к.2Г</text:p>
          </table:table-cell>
          <table:table-cell table:style-name="ce22" office:value-type="float" office:value="146.2" calcext:value-type="float">
            <text:p>146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. д.30. к.2Е</text:p>
          </table:table-cell>
          <table:table-cell table:style-name="ce22" office:value-type="float" office:value="139.51" calcext:value-type="float">
            <text:p>139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. д.30. к.2Ж</text:p>
          </table:table-cell>
          <table:table-cell table:style-name="ce22" office:value-type="float" office:value="295.9" calcext:value-type="float">
            <text:p>295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. д.30. к.2В</text:p>
          </table:table-cell>
          <table:table-cell table:style-name="ce22" office:value-type="float" office:value="290.15" calcext:value-type="float">
            <text:p>290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. д.30. к.2Д</text:p>
          </table:table-cell>
          <table:table-cell table:style-name="ce22" office:value-type="float" office:value="244.39" calcext:value-type="float">
            <text:p>244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. д.32. к.1</text:p>
          </table:table-cell>
          <table:table-cell table:style-name="ce22" office:value-type="float" office:value="691.75" calcext:value-type="float">
            <text:p>691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. д.34. к.1Е</text:p>
          </table:table-cell>
          <table:table-cell table:style-name="ce22" office:value-type="float" office:value="459.96" calcext:value-type="float">
            <text:p>459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. д.34. к.1Г</text:p>
          </table:table-cell>
          <table:table-cell table:style-name="ce22" office:value-type="float" office:value="119.45" calcext:value-type="float">
            <text:p>119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. д.34. к.1А</text:p>
          </table:table-cell>
          <table:table-cell table:style-name="ce22" office:value-type="float" office:value="365.62" calcext:value-type="float">
            <text:p>365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ЖУКОВА ПР.. д.34. к.1Б</text:p>
          </table:table-cell>
          <table:table-cell table:style-name="ce22" office:value-type="float" office:value="141.26" calcext:value-type="float">
            <text:p>141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ЖУКОВА ПР.. д.34. к.1В</text:p>
          </table:table-cell>
          <table:table-cell table:style-name="ce22" office:value-type="float" office:value="481.99" calcext:value-type="float">
            <text:p>481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ЖУКОВА ПР.. д.34. к.1Д</text:p>
          </table:table-cell>
          <table:table-cell table:style-name="ce22" office:value-type="float" office:value="284.66" calcext:value-type="float">
            <text:p>284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. д.1. к.2</text:p>
          </table:table-cell>
          <table:table-cell table:style-name="ce22" office:value-type="float" office:value="214.49" calcext:value-type="float">
            <text:p>214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. д.3. к.1</text:p>
          </table:table-cell>
          <table:table-cell table:style-name="ce22" office:value-type="float" office:value="370.24" calcext:value-type="float">
            <text:p>370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. д.5. к.1А</text:p>
          </table:table-cell>
          <table:table-cell table:style-name="ce22" office:value-type="float" office:value="414.55" calcext:value-type="float">
            <text:p>414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. д.5. к.1Б</text:p>
          </table:table-cell>
          <table:table-cell table:style-name="ce22" office:value-type="float" office:value="190.68" calcext:value-type="float">
            <text:p>190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. д.10. к.1А</text:p>
          </table:table-cell>
          <table:table-cell table:style-name="ce22" office:value-type="float" office:value="522.3" calcext:value-type="float">
            <text:p>522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. д.10. к.1Д</text:p>
          </table:table-cell>
          <table:table-cell table:style-name="ce22" office:value-type="float" office:value="190.48" calcext:value-type="float">
            <text:p>190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АРШАЛА КАЗАКОВА УЛ.. д.10. к.1В</text:p>
          </table:table-cell>
          <table:table-cell table:style-name="ce22" office:value-type="float" office:value="172.01" calcext:value-type="float">
            <text:p>172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АРШАЛА КАЗАКОВА УЛ.. д.10. к.1Б</text:p>
          </table:table-cell>
          <table:table-cell table:style-name="ce22" office:value-type="float" office:value="795.47" calcext:value-type="float">
            <text:p>795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АРШАЛА КАЗАКОВА УЛ.. д.13</text:p>
          </table:table-cell>
          <table:table-cell table:style-name="ce22" office:value-type="float" office:value="413.92" calcext:value-type="float">
            <text:p>413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. д.4</text:p>
          </table:table-cell>
          <table:table-cell table:style-name="ce22" office:value-type="float" office:value="682.54" calcext:value-type="float">
            <text:p>68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МОРСКОЙ ПЕХОТЫ УЛ.. д.6. к.1</text:p>
          </table:table-cell>
          <table:table-cell table:style-name="ce22" office:value-type="float" office:value="362.32" calcext:value-type="float">
            <text:p>362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МОРСКОЙ ПЕХОТЫ УЛ.. д.10. к.1</text:p>
          </table:table-cell>
          <table:table-cell table:style-name="ce22" office:value-type="float" office:value="791.93" calcext:value-type="float">
            <text:p>791.9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МОРСКОЙ ПЕХОТЫ УЛ.. д.14</text:p>
          </table:table-cell>
          <table:table-cell table:style-name="ce22" office:value-type="float" office:value="156.54" calcext:value-type="float">
            <text:p>156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АРОДНОГО ОПОЛЧЕНИЯ ПР.. д.7</text:p>
          </table:table-cell>
          <table:table-cell table:style-name="ce22" office:value-type="float" office:value="359.39" calcext:value-type="float">
            <text:p>359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АТОРОВ БУЛЬВАР. д.1</text:p>
          </table:table-cell>
          <table:table-cell table:style-name="ce22" office:value-type="float" office:value="391.63" calcext:value-type="float">
            <text:p>391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АТОРОВ БУЛЬВАР. д.3</text:p>
          </table:table-cell>
          <table:table-cell table:style-name="ce22" office:value-type="float" office:value="196.54" calcext:value-type="float">
            <text:p>196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НОВООВСЯННИКОВСКАЯ УЛ.. д.9</text:p>
          </table:table-cell>
          <table:table-cell table:style-name="ce22" office:value-type="float" office:value="45.7" calcext:value-type="float">
            <text:p>45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НОВОСТРОЕК УЛ.. д.20</text:p>
          </table:table-cell>
          <table:table-cell table:style-name="ce22" office:value-type="float" office:value="247.83" calcext:value-type="float">
            <text:p>247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НОВОСТРОЕК УЛ.. д.28</text:p>
          </table:table-cell>
          <table:table-cell table:style-name="ce22" office:value-type="float" office:value="311.48" calcext:value-type="float">
            <text:p>311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. д.3</text:p>
          </table:table-cell>
          <table:table-cell table:style-name="ce22" office:value-type="float" office:value="264.13" calcext:value-type="float">
            <text:p>264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. д.4</text:p>
          </table:table-cell>
          <table:table-cell table:style-name="ce22" office:value-type="float" office:value="260.37" calcext:value-type="float">
            <text:p>26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. д.5</text:p>
          </table:table-cell>
          <table:table-cell table:style-name="ce22" office:value-type="float" office:value="242.9" calcext:value-type="float">
            <text:p>24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. д.6</text:p>
          </table:table-cell>
          <table:table-cell table:style-name="ce22" office:value-type="float" office:value="343.35" calcext:value-type="float">
            <text:p>343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ОБОРОННАЯ УЛ.. д.7/20</text:p>
          </table:table-cell>
          <table:table-cell table:style-name="ce22" office:value-type="float" office:value="124.64" calcext:value-type="float">
            <text:p>124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ОБОРОННАЯ УЛ.. д.27</text:p>
          </table:table-cell>
          <table:table-cell table:style-name="ce22" office:value-type="float" office:value="24.47" calcext:value-type="float">
            <text:p>24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ОБОРОННАЯ УЛ.. д.29А</text:p>
          </table:table-cell>
          <table:table-cell table:style-name="ce22" office:value-type="float" office:value="57.51" calcext:value-type="float">
            <text:p>57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ПРОМЫШЛЕННАЯ УЛ.. д.12А</text:p>
          </table:table-cell>
          <table:table-cell table:style-name="ce22" office:value-type="float" office:value="65.6" calcext:value-type="float">
            <text:p>65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ПРОМЫШЛЕННАЯ УЛ.. д.14</text:p>
          </table:table-cell>
          <table:table-cell table:style-name="ce22" office:value-type="float" office:value="24.44" calcext:value-type="float">
            <text:p>24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ПРОМЫШЛЕННАЯ УЛ.. д.16</text:p>
          </table:table-cell>
          <table:table-cell table:style-name="ce22" office:value-type="float" office:value="66.89" calcext:value-type="float">
            <text:p>66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. д.2/2</text:p>
          </table:table-cell>
          <table:table-cell table:style-name="ce22" office:value-type="float" office:value="227.1" calcext:value-type="float">
            <text:p>22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. д.6</text:p>
          </table:table-cell>
          <table:table-cell table:style-name="ce22" office:value-type="float" office:value="66.1" calcext:value-type="float">
            <text:p>66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. д.8/2</text:p>
          </table:table-cell>
          <table:table-cell table:style-name="ce22" office:value-type="float" office:value="77.1" calcext:value-type="float">
            <text:p>77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. д.8А</text:p>
          </table:table-cell>
          <table:table-cell table:style-name="ce22" office:value-type="float" office:value="281.2" calcext:value-type="float">
            <text:p>28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. д.9</text:p>
          </table:table-cell>
          <table:table-cell table:style-name="ce22" office:value-type="float" office:value="364.83" calcext:value-type="float">
            <text:p>364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. д.10</text:p>
          </table:table-cell>
          <table:table-cell table:style-name="ce22" office:value-type="float" office:value="65.45" calcext:value-type="float">
            <text:p>65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. д.11</text:p>
          </table:table-cell>
          <table:table-cell table:style-name="ce22" office:value-type="float" office:value="342.51" calcext:value-type="float">
            <text:p>342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. д.13</text:p>
          </table:table-cell>
          <table:table-cell table:style-name="ce22" office:value-type="float" office:value="342.61" calcext:value-type="float">
            <text:p>342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. д.15</text:p>
          </table:table-cell>
          <table:table-cell table:style-name="ce22" office:value-type="float" office:value="240.2" calcext:value-type="float">
            <text:p>240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. д.16</text:p>
          </table:table-cell>
          <table:table-cell table:style-name="ce22" office:value-type="float" office:value="558.59" calcext:value-type="float">
            <text:p>558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. д.17</text:p>
          </table:table-cell>
          <table:table-cell table:style-name="ce22" office:value-type="float" office:value="474.23" calcext:value-type="float">
            <text:p>474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. д.19</text:p>
          </table:table-cell>
          <table:table-cell table:style-name="ce22" office:value-type="float" office:value="296.51" calcext:value-type="float">
            <text:p>296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. д.21. к.2</text:p>
          </table:table-cell>
          <table:table-cell table:style-name="ce22" office:value-type="float" office:value="8.2" calcext:value-type="float">
            <text:p>8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. д.22</text:p>
          </table:table-cell>
          <table:table-cell table:style-name="ce22" office:value-type="float" office:value="191.96" calcext:value-type="float">
            <text:p>191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. д.23</text:p>
          </table:table-cell>
          <table:table-cell table:style-name="ce22" office:value-type="float" office:value="195.2" calcext:value-type="float">
            <text:p>195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. д.24</text:p>
          </table:table-cell>
          <table:table-cell table:style-name="ce22" office:value-type="float" office:value="154.54" calcext:value-type="float">
            <text:p>154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. д.27</text:p>
          </table:table-cell>
          <table:table-cell table:style-name="ce22" office:value-type="float" office:value="123.28" calcext:value-type="float">
            <text:p>123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. д.29</text:p>
          </table:table-cell>
          <table:table-cell table:style-name="ce22" office:value-type="float" office:value="124.59" calcext:value-type="float">
            <text:p>124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. д.33/2</text:p>
          </table:table-cell>
          <table:table-cell table:style-name="ce22" office:value-type="float" office:value="114.06" calcext:value-type="float">
            <text:p>114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. д.35</text:p>
          </table:table-cell>
          <table:table-cell table:style-name="ce22" office:value-type="float" office:value="42.77" calcext:value-type="float">
            <text:p>42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. д.42</text:p>
          </table:table-cell>
          <table:table-cell table:style-name="ce22" office:value-type="float" office:value="21.61" calcext:value-type="float">
            <text:p>21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. д.89. к.1</text:p>
          </table:table-cell>
          <table:table-cell table:style-name="ce22" office:value-type="float" office:value="128.9" calcext:value-type="float">
            <text:p>128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. д.95. к.1</text:p>
          </table:table-cell>
          <table:table-cell table:style-name="ce22" office:value-type="float" office:value="640.55" calcext:value-type="float">
            <text:p>640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. д.101. к.1В</text:p>
          </table:table-cell>
          <table:table-cell table:style-name="ce22" office:value-type="float" office:value="502.12" calcext:value-type="float">
            <text:p>502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. д.101. к.1А</text:p>
          </table:table-cell>
          <table:table-cell table:style-name="ce22" office:value-type="float" office:value="393.79" calcext:value-type="float">
            <text:p>393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. д.101. к.1Б</text:p>
          </table:table-cell>
          <table:table-cell table:style-name="ce22" office:value-type="float" office:value="124.02" calcext:value-type="float">
            <text:p>124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. д.101. к.1Г</text:p>
          </table:table-cell>
          <table:table-cell table:style-name="ce22" office:value-type="float" office:value="178.09" calcext:value-type="float">
            <text:p>178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. д.101. к.1Д</text:p>
          </table:table-cell>
          <table:table-cell table:style-name="ce22" office:value-type="float" office:value="297.65" calcext:value-type="float">
            <text:p>297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. д.103. к.1</text:p>
          </table:table-cell>
          <table:table-cell table:style-name="ce22" office:value-type="float" office:value="1124.22" calcext:value-type="float">
            <text:p>1124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. д.105. к.2А</text:p>
          </table:table-cell>
          <table:table-cell table:style-name="ce22" office:value-type="float" office:value="189.03" calcext:value-type="float">
            <text:p>189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. д.105. к.2Ж</text:p>
          </table:table-cell>
          <table:table-cell table:style-name="ce22" office:value-type="float" office:value="284.1" calcext:value-type="float">
            <text:p>284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. д.105. к.2Б</text:p>
          </table:table-cell>
          <table:table-cell table:style-name="ce22" office:value-type="float" office:value="141.17" calcext:value-type="float">
            <text:p>141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. д.105. к.2Г</text:p>
          </table:table-cell>
          <table:table-cell table:style-name="ce22" office:value-type="float" office:value="157.06" calcext:value-type="float">
            <text:p>157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. д.105. к.2Е</text:p>
          </table:table-cell>
          <table:table-cell table:style-name="ce22" office:value-type="float" office:value="160.37" calcext:value-type="float">
            <text:p>160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. д.105. к.2З</text:p>
          </table:table-cell>
          <table:table-cell table:style-name="ce22" office:value-type="float" office:value="128.49" calcext:value-type="float">
            <text:p>128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СТАЧЕК ПР.. д.105. к.2Д</text:p>
          </table:table-cell>
          <table:table-cell table:style-name="ce22" office:value-type="float" office:value="237.72" calcext:value-type="float">
            <text:p>237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СТАЧЕК ПР.. д.105. к.2В</text:p>
          </table:table-cell>
          <table:table-cell table:style-name="ce22" office:value-type="float" office:value="341.45" calcext:value-type="float">
            <text:p>341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СТАЧЕК ПР.. д.107. к.1</text:p>
          </table:table-cell>
          <table:table-cell table:style-name="ce22" office:value-type="float" office:value="156.23" calcext:value-type="float">
            <text:p>156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. д.3</text:p>
          </table:table-cell>
          <table:table-cell table:style-name="ce22" office:value-type="float" office:value="82.13" calcext:value-type="float">
            <text:p>82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. д.4</text:p>
          </table:table-cell>
          <table:table-cell table:style-name="ce22" office:value-type="float" office:value="81.23" calcext:value-type="float">
            <text:p>81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. д.5</text:p>
          </table:table-cell>
          <table:table-cell table:style-name="ce22" office:value-type="float" office:value="102.82" calcext:value-type="float">
            <text:p>102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. д.6</text:p>
          </table:table-cell>
          <table:table-cell table:style-name="ce22" office:value-type="float" office:value="59.85" calcext:value-type="float">
            <text:p>59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. д.7</text:p>
          </table:table-cell>
          <table:table-cell table:style-name="ce22" office:value-type="float" office:value="101.67" calcext:value-type="float">
            <text:p>101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. д.8</text:p>
          </table:table-cell>
          <table:table-cell table:style-name="ce22" office:value-type="float" office:value="48.88" calcext:value-type="float">
            <text:p>48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КТОРНАЯ УЛ.. д.9</text:p>
          </table:table-cell>
          <table:table-cell table:style-name="ce22" office:value-type="float" office:value="121.6" calcext:value-type="float">
            <text:p>121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КТОРНАЯ УЛ.. д.10</text:p>
          </table:table-cell>
          <table:table-cell table:style-name="ce22" office:value-type="float" office:value="48.78" calcext:value-type="float">
            <text:p>48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КТОРНАЯ УЛ.. д.12</text:p>
          </table:table-cell>
          <table:table-cell table:style-name="ce22" office:value-type="float" office:value="102.29" calcext:value-type="float">
            <text:p>102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. д.5</text:p>
          </table:table-cell>
          <table:table-cell table:style-name="ce22" office:value-type="float" office:value="243.98" calcext:value-type="float">
            <text:p>24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. д.7. к.1</text:p>
          </table:table-cell>
          <table:table-cell table:style-name="ce22" office:value-type="float" office:value="204.23" calcext:value-type="float">
            <text:p>204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. д.7. к.2</text:p>
          </table:table-cell>
          <table:table-cell table:style-name="ce22" office:value-type="float" office:value="109.27" calcext:value-type="float">
            <text:p>109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. д.9. к.1</text:p>
          </table:table-cell>
          <table:table-cell table:style-name="ce22" office:value-type="float" office:value="231.16" calcext:value-type="float">
            <text:p>231.1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. д.9. к.2</text:p>
          </table:table-cell>
          <table:table-cell table:style-name="ce22" office:value-type="float" office:value="220.29" calcext:value-type="float">
            <text:p>220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. д.11. к.1</text:p>
          </table:table-cell>
          <table:table-cell table:style-name="ce22" office:value-type="float" office:value="302.09" calcext:value-type="float">
            <text:p>302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. д.11. к.2</text:p>
          </table:table-cell>
          <table:table-cell table:style-name="ce22" office:value-type="float" office:value="279.55" calcext:value-type="float">
            <text:p>279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. д.11. к.3</text:p>
          </table:table-cell>
          <table:table-cell table:style-name="ce22" office:value-type="float" office:value="187.26" calcext:value-type="float">
            <text:p>187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. д.11. к.6</text:p>
          </table:table-cell>
          <table:table-cell table:style-name="ce22" office:value-type="float" office:value="172.49" calcext:value-type="float">
            <text:p>172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. д.13. к.1</text:p>
          </table:table-cell>
          <table:table-cell table:style-name="ce22" office:value-type="float" office:value="314.39" calcext:value-type="float">
            <text:p>314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. д.13. к.2</text:p>
          </table:table-cell>
          <table:table-cell table:style-name="ce22" office:value-type="float" office:value="242.44" calcext:value-type="float">
            <text:p>242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. д.13. к.3</text:p>
          </table:table-cell>
          <table:table-cell table:style-name="ce22" office:value-type="float" office:value="298.44" calcext:value-type="float">
            <text:p>298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. д.15. к.1</text:p>
          </table:table-cell>
          <table:table-cell table:style-name="ce22" office:value-type="float" office:value="294.45" calcext:value-type="float">
            <text:p>294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АМВАЙНЫЙ ПР.. д.15. к.2</text:p>
          </table:table-cell>
          <table:table-cell table:style-name="ce22" office:value-type="float" office:value="246.06" calcext:value-type="float">
            <text:p>24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АМВАЙНЫЙ ПР.. д.15. к.3</text:p>
          </table:table-cell>
          <table:table-cell table:style-name="ce22" office:value-type="float" office:value="255.29" calcext:value-type="float">
            <text:p>255.2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АМВАЙНЫЙ ПР.. д.17</text:p>
          </table:table-cell>
          <table:table-cell table:style-name="ce22" office:value-type="float" office:value="187.27" calcext:value-type="float">
            <text:p>187.2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РЕФОЛЕВА УЛ.. д.11</text:p>
          </table:table-cell>
          <table:table-cell table:style-name="ce22" office:value-type="float" office:value="254.58" calcext:value-type="float">
            <text:p>254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РЕФОЛЕВА УЛ.. д.15</text:p>
          </table:table-cell>
          <table:table-cell table:style-name="ce22" office:value-type="float" office:value="642.4" calcext:value-type="float">
            <text:p>642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ТРЕФОЛЕВА УЛ.. д.22/25</text:p>
          </table:table-cell>
          <table:table-cell table:style-name="ce22" office:value-type="float" office:value="364.54" calcext:value-type="float">
            <text:p>364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ТУРГЕНЕВСКИЙ ПЕР.. д.3</text:p>
          </table:table-cell>
          <table:table-cell table:style-name="ce22" office:value-type="float" office:value="83.97" calcext:value-type="float">
            <text:p>83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ТУРГЕНЕВСКИЙ ПЕР.. д.5</text:p>
          </table:table-cell>
          <table:table-cell table:style-name="ce22" office:value-type="float" office:value="66.54" calcext:value-type="float">
            <text:p>66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ВЕЦОВА УЛ.. д.6</text:p>
          </table:table-cell>
          <table:table-cell table:style-name="ce22" office:value-type="float" office:value="210.32" calcext:value-type="float">
            <text:p>210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ШВЕЦОВА УЛ.. д.10</text:p>
          </table:table-cell>
          <table:table-cell table:style-name="ce22" office:value-type="float" office:value="436.06" calcext:value-type="float">
            <text:p>436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ШВЕЦОВА УЛ.. д.11</text:p>
          </table:table-cell>
          <table:table-cell table:style-name="ce22" office:value-type="float" office:value="124.83" calcext:value-type="float">
            <text:p>124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ШОТЛАНДСКАЯ УЛ.. д.3</text:p>
          </table:table-cell>
          <table:table-cell table:style-name="ce22" office:value-type="float" office:value="135.04" calcext:value-type="float">
            <text:p>135.04</text:p>
          </table:table-cell>
          <table:table-cell table:number-columns-repeated="1019"/>
        </table:table-row>
        <table:table-row table:style-name="ro2" table:number-rows-repeated="1047933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09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 office:value-type="string" calcext:value-type="string">
            <text:p>АВТОВСКАЯ УЛ., д.21</text:p>
          </table:table-cell>
          <table:table-cell table:style-name="ce22" office:value-type="float" office:value="163.45" calcext:value-type="float">
            <text:p>163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 office:value-type="string" calcext:value-type="string">
            <text:p>АВТОВСКАЯ УЛ., д.25</text:p>
          </table:table-cell>
          <table:table-cell table:style-name="ce22" office:value-type="float" office:value="308.94" calcext:value-type="float">
            <text:p>308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 office:value-type="string" calcext:value-type="string">
            <text:p>АВТОВСКАЯ УЛ., д.28/30</text:p>
          </table:table-cell>
          <table:table-cell table:style-name="ce22" office:value-type="float" office:value="476.61" calcext:value-type="float">
            <text:p>476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 office:value-type="string" calcext:value-type="string">
            <text:p>АВТОВСКАЯ УЛ., д.29</text:p>
          </table:table-cell>
          <table:table-cell table:style-name="ce22" office:value-type="float" office:value="206.4" calcext:value-type="float">
            <text:p>206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 office:value-type="string" calcext:value-type="string">
            <text:p>АВТОВСКАЯ УЛ., д.30</text:p>
          </table:table-cell>
          <table:table-cell table:style-name="ce22" office:value-type="float" office:value="143.13" calcext:value-type="float">
            <text:p>143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 office:value-type="string" calcext:value-type="string">
            <text:p>АВТОВСКАЯ УЛ., д.32</text:p>
          </table:table-cell>
          <table:table-cell table:style-name="ce22" office:value-type="float" office:value="338.68" calcext:value-type="float">
            <text:p>338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 office:value-type="string" calcext:value-type="string">
            <text:p>АВТОВСКАЯ УЛ., д.34</text:p>
          </table:table-cell>
          <table:table-cell table:style-name="ce22" office:value-type="float" office:value="308.71" calcext:value-type="float">
            <text:p>308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 office:value-type="string" calcext:value-type="string">
            <text:p>АВТОВСКАЯ УЛ., д.38</text:p>
          </table:table-cell>
          <table:table-cell table:style-name="ce22" office:value-type="float" office:value="175.37" calcext:value-type="float">
            <text:p>175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 office:value-type="string" calcext:value-type="string">
            <text:p>АВТОВСКАЯ УЛ., д.40</text:p>
          </table:table-cell>
          <table:table-cell table:style-name="ce22" office:value-type="float" office:value="373.2" calcext:value-type="float">
            <text:p>373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 office:value-type="string" calcext:value-type="string">
            <text:p>БАЛТИЙСКАЯ УЛ., д.17, к.2</text:p>
          </table:table-cell>
          <table:table-cell table:style-name="ce22" office:value-type="float" office:value="359.26" calcext:value-type="float">
            <text:p>359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 office:value-type="string" calcext:value-type="string">
            <text:p>БАЛТИЙСКАЯ УЛ., д.19Б</text:p>
          </table:table-cell>
          <table:table-cell table:style-name="ce22" office:value-type="float" office:value="100.85" calcext:value-type="float">
            <text:p>100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 office:value-type="string" calcext:value-type="string">
            <text:p>БАЛТИЙСКАЯ УЛ., д.19А</text:p>
          </table:table-cell>
          <table:table-cell table:style-name="ce22" office:value-type="float" office:value="123.7" calcext:value-type="float">
            <text:p>123.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 office:value-type="string" calcext:value-type="string">
            <text:p>БАЛТИЙСКАЯ УЛ., д.21</text:p>
          </table:table-cell>
          <table:table-cell table:style-name="ce22" office:value-type="float" office:value="24.75" calcext:value-type="float">
            <text:p>24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 office:value-type="string" calcext:value-type="string">
            <text:p>БАЛТИЙСКАЯ УЛ., д.21, к.2</text:p>
          </table:table-cell>
          <table:table-cell table:style-name="ce22" office:value-type="float" office:value="104.56" calcext:value-type="float">
            <text:p>104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 office:value-type="string" calcext:value-type="string">
            <text:p>БАЛТИЙСКАЯ УЛ., д.23</text:p>
          </table:table-cell>
          <table:table-cell table:style-name="ce22" office:value-type="float" office:value="26.91" calcext:value-type="float">
            <text:p>26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 office:value-type="string" calcext:value-type="string">
            <text:p>БАЛТИЙСКАЯ УЛ., д.25</text:p>
          </table:table-cell>
          <table:table-cell table:style-name="ce22" office:value-type="float" office:value="101.91" calcext:value-type="float">
            <text:p>101.9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 office:value-type="string" calcext:value-type="string">
            <text:p>БАЛТИЙСКАЯ УЛ., д.27</text:p>
          </table:table-cell>
          <table:table-cell table:style-name="ce22" office:value-type="float" office:value="59.35" calcext:value-type="float">
            <text:p>59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 office:value-type="string" calcext:value-type="string">
            <text:p>БАЛТИЙСКАЯ УЛ., д.34</text:p>
          </table:table-cell>
          <table:table-cell table:style-name="ce22" office:value-type="float" office:value="36.59" calcext:value-type="float">
            <text:p>36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 office:value-type="string" calcext:value-type="string">
            <text:p>БАРРИКАДНАЯ УЛ., д.5</text:p>
          </table:table-cell>
          <table:table-cell table:style-name="ce22" office:value-type="float" office:value="369.83" calcext:value-type="float">
            <text:p>369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 office:value-type="string" calcext:value-type="string">
            <text:p>БЕЛОУСОВА УЛ., д.3</text:p>
          </table:table-cell>
          <table:table-cell table:style-name="ce22" office:value-type="float" office:value="143.81" calcext:value-type="float">
            <text:p>143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 office:value-type="string" calcext:value-type="string">
            <text:p>БЕЛОУСОВА УЛ., д.5</text:p>
          </table:table-cell>
          <table:table-cell table:style-name="ce22" office:value-type="float" office:value="67.13" calcext:value-type="float">
            <text:p>67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 office:value-type="string" calcext:value-type="string">
            <text:p>БЕЛОУСОВА УЛ., д.10</text:p>
          </table:table-cell>
          <table:table-cell table:style-name="ce22" office:value-type="float" office:value="52.6" calcext:value-type="float">
            <text:p>52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 office:value-type="string" calcext:value-type="string">
            <text:p>ВАСИ АЛЕКСЕЕВА УЛ., д.16</text:p>
          </table:table-cell>
          <table:table-cell table:style-name="ce22" office:value-type="float" office:value="499.46" calcext:value-type="float">
            <text:p>499.4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 office:value-type="string" calcext:value-type="string">
            <text:p>ВАСИ АЛЕКСЕЕВА УЛ., д.17</text:p>
          </table:table-cell>
          <table:table-cell table:style-name="ce22" office:value-type="float" office:value="308.99" calcext:value-type="float">
            <text:p>308.9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 office:value-type="string" calcext:value-type="string">
            <text:p>ВАСИ АЛЕКСЕЕВА УЛ., д.21</text:p>
          </table:table-cell>
          <table:table-cell table:style-name="ce22" office:value-type="float" office:value="402.02" calcext:value-type="float">
            <text:p>402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 office:value-type="string" calcext:value-type="string">
            <text:p>ВАСИ АЛЕКСЕЕВА УЛ., д.25</text:p>
          </table:table-cell>
          <table:table-cell table:style-name="ce22" office:value-type="float" office:value="232.66" calcext:value-type="float">
            <text:p>232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 office:value-type="string" calcext:value-type="string">
            <text:p>ГЛАДКОВА УЛ., д.1</text:p>
          </table:table-cell>
          <table:table-cell table:style-name="ce22" office:value-type="float" office:value="79.88" calcext:value-type="float">
            <text:p>79.8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 office:value-type="string" calcext:value-type="string">
            <text:p>ГЛАДКОВА УЛ., д.1А</text:p>
          </table:table-cell>
          <table:table-cell table:style-name="ce22" office:value-type="float" office:value="99.89" calcext:value-type="float">
            <text:p>99.8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 office:value-type="string" calcext:value-type="string">
            <text:p>ГЛАДКОВА УЛ., д.24/7</text:p>
          </table:table-cell>
          <table:table-cell table:style-name="ce22" office:value-type="float" office:value="67.12" calcext:value-type="float">
            <text:p>67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 office:value-type="string" calcext:value-type="string">
            <text:p>ГЛАДКОВА УЛ., д.26</text:p>
          </table:table-cell>
          <table:table-cell table:style-name="ce22" office:value-type="float" office:value="105.02" calcext:value-type="float">
            <text:p>105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 office:value-type="string" calcext:value-type="string">
            <text:p>ГУБИНА УЛ., д.9, к.1</text:p>
          </table:table-cell>
          <table:table-cell table:style-name="ce22" office:value-type="float" office:value="67.35" calcext:value-type="float">
            <text:p>67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 office:value-type="string" calcext:value-type="string">
            <text:p>ГУБИНА УЛ., д.9, к.2</text:p>
          </table:table-cell>
          <table:table-cell table:style-name="ce22" office:value-type="float" office:value="69.34" calcext:value-type="float">
            <text:p>69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 office:value-type="string" calcext:value-type="string">
            <text:p>ГУБИНА УЛ., д.11</text:p>
          </table:table-cell>
          <table:table-cell table:style-name="ce22" office:value-type="float" office:value="37.45" calcext:value-type="float">
            <text:p>37.4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 office:value-type="string" calcext:value-type="string">
            <text:p>ГУБИНА УЛ., д.13, к.1А</text:p>
          </table:table-cell>
          <table:table-cell table:style-name="ce22" office:value-type="float" office:value="75.64" calcext:value-type="float">
            <text:p>75.6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 office:value-type="string" calcext:value-type="string">
            <text:p>ГУБИНА УЛ., д.13, к.2</text:p>
          </table:table-cell>
          <table:table-cell table:style-name="ce22" office:value-type="float" office:value="74.69" calcext:value-type="float">
            <text:p>7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 office:value-type="string" calcext:value-type="string">
            <text:p>ГУБИНА УЛ., д.19/16</text:p>
          </table:table-cell>
          <table:table-cell table:style-name="ce22" office:value-type="float" office:value="124.5" calcext:value-type="float">
            <text:p>124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 office:value-type="string" calcext:value-type="string">
            <text:p>ГУБИНА УЛ., д.21</text:p>
          </table:table-cell>
          <table:table-cell table:style-name="ce22" office:value-type="float" office:value="62.09" calcext:value-type="float">
            <text:p>62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 office:value-type="string" calcext:value-type="string">
            <text:p>ГУБИНА УЛ., д.23/19</text:p>
          </table:table-cell>
          <table:table-cell table:style-name="ce22" office:value-type="float" office:value="50.65" calcext:value-type="float">
            <text:p>50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 office:value-type="string" calcext:value-type="string">
            <text:p>ДВИНСКАЯ УЛ., д.14, к.4</text:p>
          </table:table-cell>
          <table:table-cell table:style-name="ce22" office:value-type="float" office:value="984.53" calcext:value-type="float">
            <text:p>984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 office:value-type="string" calcext:value-type="string">
            <text:p>ДВИНСКАЯ УЛ., д.16, к.1</text:p>
          </table:table-cell>
          <table:table-cell table:style-name="ce22" office:value-type="float" office:value="1621.72" calcext:value-type="float">
            <text:p>1621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 office:value-type="string" calcext:value-type="string">
            <text:p>ДВИНСКАЯ УЛ., д.16, к.3</text:p>
          </table:table-cell>
          <table:table-cell table:style-name="ce22" office:value-type="float" office:value="1521.2" calcext:value-type="float">
            <text:p>1521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 office:value-type="string" calcext:value-type="string">
            <text:p>ЗАЙЦЕВА УЛ., д.3</text:p>
          </table:table-cell>
          <table:table-cell table:style-name="ce22" office:value-type="float" office:value="546.44" calcext:value-type="float">
            <text:p>54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 office:value-type="string" calcext:value-type="string">
            <text:p>ЗАЙЦЕВА УЛ., д.19/18</text:p>
          </table:table-cell>
          <table:table-cell table:style-name="ce22" office:value-type="float" office:value="445.11" calcext:value-type="float">
            <text:p>445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 office:value-type="string" calcext:value-type="string">
            <text:p>ЗАЙЦЕВА УЛ., д.21</text:p>
          </table:table-cell>
          <table:table-cell table:style-name="ce22" office:value-type="float" office:value="161.55" calcext:value-type="float">
            <text:p>161.5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 office:value-type="string" calcext:value-type="string">
            <text:p>ЗАЙЦЕВА УЛ., д.25</text:p>
          </table:table-cell>
          <table:table-cell table:style-name="ce22" office:value-type="float" office:value="303.83" calcext:value-type="float">
            <text:p>303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 office:value-type="string" calcext:value-type="string">
            <text:p>ЗАЙЦЕВА УЛ., д.29</text:p>
          </table:table-cell>
          <table:table-cell table:style-name="ce22" office:value-type="float" office:value="185.86" calcext:value-type="float">
            <text:p>185.8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 office:value-type="string" calcext:value-type="string">
            <text:p>ЗАЙЦЕВА УЛ., д.31</text:p>
          </table:table-cell>
          <table:table-cell table:style-name="ce22" office:value-type="float" office:value="437.95" calcext:value-type="float">
            <text:p>437.9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 office:value-type="string" calcext:value-type="string">
            <text:p>ЗИНЫ ПОРТНОВОЙ УЛ., д.4</text:p>
          </table:table-cell>
          <table:table-cell table:style-name="ce22" office:value-type="float" office:value="330.77" calcext:value-type="float">
            <text:p>330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 office:value-type="string" calcext:value-type="string">
            <text:p>ЗИНЫ ПОРТНОВОЙ УЛ., д.6</text:p>
          </table:table-cell>
          <table:table-cell table:style-name="ce22" office:value-type="float" office:value="271.26" calcext:value-type="float">
            <text:p>271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 office:value-type="string" calcext:value-type="string">
            <text:p>ЗИНЫ ПОРТНОВОЙ УЛ., д.8</text:p>
          </table:table-cell>
          <table:table-cell table:style-name="ce22" office:value-type="float" office:value="302.9" calcext:value-type="float">
            <text:p>302.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 office:value-type="string" calcext:value-type="string">
            <text:p>ЗИНЫ ПОРТНОВОЙ УЛ., д.10</text:p>
          </table:table-cell>
          <table:table-cell table:style-name="ce22" office:value-type="float" office:value="325.19" calcext:value-type="float">
            <text:p>325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 office:value-type="string" calcext:value-type="string">
            <text:p>ЗИНЫ ПОРТНОВОЙ УЛ., д.12</text:p>
          </table:table-cell>
          <table:table-cell table:style-name="ce22" office:value-type="float" office:value="202.31" calcext:value-type="float">
            <text:p>202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 office:value-type="string" calcext:value-type="string">
            <text:p>ЗИНЫ ПОРТНОВОЙ УЛ., д.14</text:p>
          </table:table-cell>
          <table:table-cell table:style-name="ce22" office:value-type="float" office:value="276.8" calcext:value-type="float">
            <text:p>276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 office:value-type="string" calcext:value-type="string">
            <text:p>ЗИНЫ ПОРТНОВОЙ УЛ., д.16</text:p>
          </table:table-cell>
          <table:table-cell table:style-name="ce22" office:value-type="float" office:value="156.38" calcext:value-type="float">
            <text:p>156.3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 office:value-type="string" calcext:value-type="string">
            <text:p>ЗИНЫ ПОРТНОВОЙ УЛ., д.18</text:p>
          </table:table-cell>
          <table:table-cell table:style-name="ce22" office:value-type="float" office:value="272.77" calcext:value-type="float">
            <text:p>272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 office:value-type="string" calcext:value-type="string">
            <text:p>ЗИНЫ ПОРТНОВОЙ УЛ., д.20</text:p>
          </table:table-cell>
          <table:table-cell table:style-name="ce22" office:value-type="float" office:value="267.06" calcext:value-type="float">
            <text:p>267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 office:value-type="string" calcext:value-type="string">
            <text:p>ЗИНЫ ПОРТНОВОЙ УЛ., д.22</text:p>
          </table:table-cell>
          <table:table-cell table:style-name="ce22" office:value-type="float" office:value="280.78" calcext:value-type="float">
            <text:p>280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 office:value-type="string" calcext:value-type="string">
            <text:p>ЗИНЫ ПОРТНОВОЙ УЛ., д.24</text:p>
          </table:table-cell>
          <table:table-cell table:style-name="ce22" office:value-type="float" office:value="325.23" calcext:value-type="float">
            <text:p>325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 office:value-type="string" calcext:value-type="string">
            <text:p>ЗИНЫ ПОРТНОВОЙ УЛ., д.26</text:p>
          </table:table-cell>
          <table:table-cell table:style-name="ce22" office:value-type="float" office:value="236.74" calcext:value-type="float">
            <text:p>236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 office:value-type="string" calcext:value-type="string">
            <text:p>ЗИНЫ ПОРТНОВОЙ УЛ., д.28</text:p>
          </table:table-cell>
          <table:table-cell table:style-name="ce22" office:value-type="float" office:value="198.48" calcext:value-type="float">
            <text:p>198.4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 office:value-type="string" calcext:value-type="string">
            <text:p>ЗИНЫ ПОРТНОВОЙ УЛ., д.30</text:p>
          </table:table-cell>
          <table:table-cell table:style-name="ce22" office:value-type="float" office:value="261.24" calcext:value-type="float">
            <text:p>261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 office:value-type="string" calcext:value-type="string">
            <text:p>ЗОИ КОСМОДЕМЬЯНСКОЙ УЛ., д.3</text:p>
          </table:table-cell>
          <table:table-cell table:style-name="ce22" office:value-type="float" office:value="410.6" calcext:value-type="float">
            <text:p>410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 office:value-type="string" calcext:value-type="string">
            <text:p>ЗОИ КОСМОДЕМЬЯНСКОЙ УЛ., д.5</text:p>
          </table:table-cell>
          <table:table-cell table:style-name="ce22" office:value-type="float" office:value="189.21" calcext:value-type="float">
            <text:p>189.2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 office:value-type="string" calcext:value-type="string">
            <text:p>ЗОИ КОСМОДЕМЬЯНСКОЙ УЛ., д.21</text:p>
          </table:table-cell>
          <table:table-cell table:style-name="ce22" office:value-type="float" office:value="104.43" calcext:value-type="float">
            <text:p>104.4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 office:value-type="string" calcext:value-type="string">
            <text:p>ЗОИ КОСМОДЕМЬЯНСКОЙ УЛ., д.23</text:p>
          </table:table-cell>
          <table:table-cell table:style-name="ce22" office:value-type="float" office:value="118.39" calcext:value-type="float">
            <text:p>118.3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 office:value-type="string" calcext:value-type="string">
            <text:p>ЗОИ КОСМОДЕМЬЯНСКОЙ УЛ., д.27</text:p>
          </table:table-cell>
          <table:table-cell table:style-name="ce22" office:value-type="float" office:value="156.04" calcext:value-type="float">
            <text:p>156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 office:value-type="string" calcext:value-type="string">
            <text:p>ИВАНА ЧЕРНЫХ УЛ., д.3</text:p>
          </table:table-cell>
          <table:table-cell table:style-name="ce22" office:value-type="float" office:value="441.31" calcext:value-type="float">
            <text:p>441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 office:value-type="string" calcext:value-type="string">
            <text:p>ИВАНА ЧЕРНЫХ УЛ., д.3, к.2</text:p>
          </table:table-cell>
          <table:table-cell table:style-name="ce22" office:value-type="float" office:value="242.02" calcext:value-type="float">
            <text:p>242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 office:value-type="string" calcext:value-type="string">
            <text:p>КАНОНЕРСКИЙ ОСТРОВ, д.7</text:p>
          </table:table-cell>
          <table:table-cell table:style-name="ce22" office:value-type="float" office:value="1171.19" calcext:value-type="float">
            <text:p>1171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 office:value-type="string" calcext:value-type="string">
            <text:p>КАНОНЕРСКИЙ ОСТРОВ, д.8</text:p>
          </table:table-cell>
          <table:table-cell table:style-name="ce22" office:value-type="float" office:value="1222.8" calcext:value-type="float">
            <text:p>1222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 office:value-type="string" calcext:value-type="string">
            <text:p>КАНОНЕРСКИЙ ОСТРОВ, д.9</text:p>
          </table:table-cell>
          <table:table-cell table:style-name="ce22" office:value-type="float" office:value="604.42" calcext:value-type="float">
            <text:p>604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 office:value-type="string" calcext:value-type="string">
            <text:p>КАНОНЕРСКИЙ ОСТРОВ, д.10</text:p>
          </table:table-cell>
          <table:table-cell table:style-name="ce22" office:value-type="float" office:value="444.54" calcext:value-type="float">
            <text:p>444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 office:value-type="string" calcext:value-type="string">
            <text:p>КАНОНЕРСКИЙ ОСТРОВ, д.12</text:p>
          </table:table-cell>
          <table:table-cell table:style-name="ce22" office:value-type="float" office:value="343.79" calcext:value-type="float">
            <text:p>343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 office:value-type="string" calcext:value-type="string">
            <text:p>КАНОНЕРСКИЙ ОСТРОВ, д.12, к.2</text:p>
          </table:table-cell>
          <table:table-cell table:style-name="ce22" office:value-type="float" office:value="545.78" calcext:value-type="float">
            <text:p>545.7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 office:value-type="string" calcext:value-type="string">
            <text:p>КАНОНЕРСКИЙ ОСТРОВ, д.13</text:p>
          </table:table-cell>
          <table:table-cell table:style-name="ce22" office:value-type="float" office:value="324.62" calcext:value-type="float">
            <text:p>324.6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 office:value-type="string" calcext:value-type="string">
            <text:p>КАНОНЕРСКИЙ ОСТРОВ, д.14</text:p>
          </table:table-cell>
          <table:table-cell table:style-name="ce22" office:value-type="float" office:value="375.75" calcext:value-type="float">
            <text:p>375.7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 office:value-type="string" calcext:value-type="string">
            <text:p>КОРНЕЕВА УЛ., д.6</text:p>
          </table:table-cell>
          <table:table-cell table:style-name="ce22" office:value-type="float" office:value="1148.84" calcext:value-type="float">
            <text:p>1148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 office:value-type="string" calcext:value-type="string">
            <text:p>КОСИНОВА УЛ., д.6</text:p>
          </table:table-cell>
          <table:table-cell table:style-name="ce22" office:value-type="float" office:value="48.51" calcext:value-type="float">
            <text:p>48.5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 office:value-type="string" calcext:value-type="string">
            <text:p>КОСИНОВА УЛ., д.14, к.1</text:p>
          </table:table-cell>
          <table:table-cell table:style-name="ce22" office:value-type="float" office:value="440.54" calcext:value-type="float">
            <text:p>440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 office:value-type="string" calcext:value-type="string">
            <text:p>КОСИНОВА УЛ., д.14, к.2</text:p>
          </table:table-cell>
          <table:table-cell table:style-name="ce22" office:value-type="float" office:value="481.92" calcext:value-type="float">
            <text:p>481.9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 office:value-type="string" calcext:value-type="string">
            <text:p>ЛЕНИНСКИЙ ПР., д.110, к.1Б</text:p>
          </table:table-cell>
          <table:table-cell table:style-name="ce22" office:value-type="float" office:value="1849.58" calcext:value-type="float">
            <text:p>1849.5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 office:value-type="string" calcext:value-type="string">
            <text:p>ЛЕНИНСКИЙ ПР., д.110, к.1А</text:p>
          </table:table-cell>
          <table:table-cell table:style-name="ce22" office:value-type="float" office:value="352.2" calcext:value-type="float">
            <text:p>352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 office:value-type="string" calcext:value-type="string">
            <text:p>ЛЕНИНСКИЙ ПР., д.120, к.2</text:p>
          </table:table-cell>
          <table:table-cell table:style-name="ce22" office:value-type="float" office:value="275.1" calcext:value-type="float">
            <text:p>275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 office:value-type="string" calcext:value-type="string">
            <text:p>ЛЕНИНСКИЙ ПР., д.121</text:p>
          </table:table-cell>
          <table:table-cell table:style-name="ce22" office:value-type="float" office:value="394.37" calcext:value-type="float">
            <text:p>394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 office:value-type="string" calcext:value-type="string">
            <text:p>ЛЕНИНСКИЙ ПР., д.121, к.2</text:p>
          </table:table-cell>
          <table:table-cell table:style-name="ce22" office:value-type="float" office:value="365.18" calcext:value-type="float">
            <text:p>365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 office:value-type="string" calcext:value-type="string">
            <text:p>ЛЕНИНСКИЙ ПР., д.121, к.3</text:p>
          </table:table-cell>
          <table:table-cell table:style-name="ce22" office:value-type="float" office:value="151.71" calcext:value-type="float">
            <text:p>151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 office:value-type="string" calcext:value-type="string">
            <text:p>ЛЕНИНСКИЙ ПР., д.124</text:p>
          </table:table-cell>
          <table:table-cell table:style-name="ce22" office:value-type="float" office:value="864.96" calcext:value-type="float">
            <text:p>864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 office:value-type="string" calcext:value-type="string">
            <text:p>ЛЕНИНСКИЙ ПР., д.130, к.2</text:p>
          </table:table-cell>
          <table:table-cell table:style-name="ce22" office:value-type="float" office:value="245.12" calcext:value-type="float">
            <text:p>245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 office:value-type="string" calcext:value-type="string">
            <text:p>МАЙКОВ ПЕР., д.3</text:p>
          </table:table-cell>
          <table:table-cell table:style-name="ce22" office:value-type="float" office:value="47.96" calcext:value-type="float">
            <text:p>47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 office:value-type="string" calcext:value-type="string">
            <text:p>МАЙКОВ ПЕР., д.5А</text:p>
          </table:table-cell>
          <table:table-cell table:style-name="ce22" office:value-type="float" office:value="74.69" calcext:value-type="float">
            <text:p>74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 office:value-type="string" calcext:value-type="string">
            <text:p>МАЙКОВ ПЕР., д.7/1</text:p>
          </table:table-cell>
          <table:table-cell table:style-name="ce22" office:value-type="float" office:value="80.5" calcext:value-type="float">
            <text:p>80.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 office:value-type="string" calcext:value-type="string">
            <text:p>МАРШАЛА ГОВОРОВА УЛ., д.16</text:p>
          </table:table-cell>
          <table:table-cell table:style-name="ce22" office:value-type="float" office:value="961.04" calcext:value-type="float">
            <text:p>961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 office:value-type="string" calcext:value-type="string">
            <text:p>МАРШАЛА ЖУКОВА ПР., д.18А</text:p>
          </table:table-cell>
          <table:table-cell table:style-name="ce22" office:value-type="float" office:value="401.94" calcext:value-type="float">
            <text:p>401.9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 office:value-type="string" calcext:value-type="string">
            <text:p>МАРШАЛА ЖУКОВА ПР., д.18В</text:p>
          </table:table-cell>
          <table:table-cell table:style-name="ce22" office:value-type="float" office:value="1092.47" calcext:value-type="float">
            <text:p>1092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 office:value-type="string" calcext:value-type="string">
            <text:p>МАРШАЛА ЖУКОВА ПР., д.18Б</text:p>
          </table:table-cell>
          <table:table-cell table:style-name="ce22" office:value-type="float" office:value="403.56" calcext:value-type="float">
            <text:p>403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 office:value-type="string" calcext:value-type="string">
            <text:p>МАРШАЛА ЖУКОВА ПР., д.18Г</text:p>
          </table:table-cell>
          <table:table-cell table:style-name="ce22" office:value-type="float" office:value="410.24" calcext:value-type="float">
            <text:p>410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 office:value-type="string" calcext:value-type="string">
            <text:p>МАРШАЛА ЖУКОВА ПР., д.18Д</text:p>
          </table:table-cell>
          <table:table-cell table:style-name="ce22" office:value-type="float" office:value="372.85" calcext:value-type="float">
            <text:p>372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 office:value-type="string" calcext:value-type="string">
            <text:p>МАРШАЛА ЖУКОВА ПР., д.20</text:p>
          </table:table-cell>
          <table:table-cell table:style-name="ce22" office:value-type="float" office:value="1358.35" calcext:value-type="float">
            <text:p>1358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 office:value-type="string" calcext:value-type="string">
            <text:p>МАРШАЛА ЖУКОВА ПР., д.22</text:p>
          </table:table-cell>
          <table:table-cell table:style-name="ce22" office:value-type="float" office:value="1026.26" calcext:value-type="float">
            <text:p>1026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 office:value-type="string" calcext:value-type="string">
            <text:p>МАРШАЛА ЖУКОВА ПР., д.26/16А</text:p>
          </table:table-cell>
          <table:table-cell table:style-name="ce22" office:value-type="float" office:value="505.76" calcext:value-type="float">
            <text:p>505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 office:value-type="string" calcext:value-type="string">
            <text:p>МАРШАЛА ЖУКОВА ПР., д.26/16В</text:p>
          </table:table-cell>
          <table:table-cell table:style-name="ce22" office:value-type="float" office:value="1448.83" calcext:value-type="float">
            <text:p>1448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 office:value-type="string" calcext:value-type="string">
            <text:p>МАРШАЛА ЖУКОВА ПР., д.26/16Б</text:p>
          </table:table-cell>
          <table:table-cell table:style-name="ce22" office:value-type="float" office:value="287.97" calcext:value-type="float">
            <text:p>287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 office:value-type="string" calcext:value-type="string">
            <text:p>МАРШАЛА ЖУКОВА ПР., д.28, к.1</text:p>
          </table:table-cell>
          <table:table-cell table:style-name="ce22" office:value-type="float" office:value="1300" calcext:value-type="float">
            <text:p>1300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 office:value-type="string" calcext:value-type="string">
            <text:p>МАРШАЛА ЖУКОВА ПР., д.30, к.2А</text:p>
          </table:table-cell>
          <table:table-cell table:style-name="ce22" office:value-type="float" office:value="426.32" calcext:value-type="float">
            <text:p>426.3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 office:value-type="string" calcext:value-type="string">
            <text:p>МАРШАЛА ЖУКОВА ПР., д.30, к.2Б</text:p>
          </table:table-cell>
          <table:table-cell table:style-name="ce22" office:value-type="float" office:value="348.97" calcext:value-type="float">
            <text:p>348.9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 office:value-type="string" calcext:value-type="string">
            <text:p>МАРШАЛА ЖУКОВА ПР., д.30, к.2Г</text:p>
          </table:table-cell>
          <table:table-cell table:style-name="ce22" office:value-type="float" office:value="363.03" calcext:value-type="float">
            <text:p>363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 office:value-type="string" calcext:value-type="string">
            <text:p>МАРШАЛА ЖУКОВА ПР., д.30, к.2Е</text:p>
          </table:table-cell>
          <table:table-cell table:style-name="ce22" office:value-type="float" office:value="360.17" calcext:value-type="float">
            <text:p>360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 office:value-type="string" calcext:value-type="string">
            <text:p>МАРШАЛА ЖУКОВА ПР., д.30, к.2Ж</text:p>
          </table:table-cell>
          <table:table-cell table:style-name="ce22" office:value-type="float" office:value="807.52" calcext:value-type="float">
            <text:p>807.5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 office:value-type="string" calcext:value-type="string">
            <text:p>МАРШАЛА ЖУКОВА ПР., д.30, к.2В</text:p>
          </table:table-cell>
          <table:table-cell table:style-name="ce22" office:value-type="float" office:value="1162.71" calcext:value-type="float">
            <text:p>1162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 office:value-type="string" calcext:value-type="string">
            <text:p>МАРШАЛА ЖУКОВА ПР., д.30, к.2Д</text:p>
          </table:table-cell>
          <table:table-cell table:style-name="ce22" office:value-type="float" office:value="1013.63" calcext:value-type="float">
            <text:p>1013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 office:value-type="string" calcext:value-type="string">
            <text:p>МАРШАЛА ЖУКОВА ПР., д.32, к.1</text:p>
          </table:table-cell>
          <table:table-cell table:style-name="ce22" office:value-type="float" office:value="1624.01" calcext:value-type="float">
            <text:p>1624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 office:value-type="string" calcext:value-type="string">
            <text:p>МАРШАЛА ЖУКОВА ПР., д.34, к.1Е</text:p>
          </table:table-cell>
          <table:table-cell table:style-name="ce22" office:value-type="float" office:value="956.74" calcext:value-type="float">
            <text:p>956.7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 office:value-type="string" calcext:value-type="string">
            <text:p>МАРШАЛА ЖУКОВА ПР., д.34, к.1Г</text:p>
          </table:table-cell>
          <table:table-cell table:style-name="ce22" office:value-type="float" office:value="284.09" calcext:value-type="float">
            <text:p>284.0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 office:value-type="string" calcext:value-type="string">
            <text:p>МАРШАЛА ЖУКОВА ПР., д.34, к.1А</text:p>
          </table:table-cell>
          <table:table-cell table:style-name="ce22" office:value-type="float" office:value="829.28" calcext:value-type="float">
            <text:p>829.2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 office:value-type="string" calcext:value-type="string">
            <text:p>МАРШАЛА ЖУКОВА ПР., д.34, к.1Б</text:p>
          </table:table-cell>
          <table:table-cell table:style-name="ce22" office:value-type="float" office:value="344.34" calcext:value-type="float">
            <text:p>344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 office:value-type="string" calcext:value-type="string">
            <text:p>МАРШАЛА ЖУКОВА ПР., д.34, к.1В</text:p>
          </table:table-cell>
          <table:table-cell table:style-name="ce22" office:value-type="float" office:value="976.17" calcext:value-type="float">
            <text:p>976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 office:value-type="string" calcext:value-type="string">
            <text:p>МАРШАЛА ЖУКОВА ПР., д.34, к.1Д</text:p>
          </table:table-cell>
          <table:table-cell table:style-name="ce22" office:value-type="float" office:value="692.22" calcext:value-type="float">
            <text:p>692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 office:value-type="string" calcext:value-type="string">
            <text:p>МАРШАЛА КАЗАКОВА УЛ., д.1, к.2</text:p>
          </table:table-cell>
          <table:table-cell table:style-name="ce22" office:value-type="float" office:value="699.65" calcext:value-type="float">
            <text:p>69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 office:value-type="string" calcext:value-type="string">
            <text:p>МАРШАЛА КАЗАКОВА УЛ., д.3, к.1</text:p>
          </table:table-cell>
          <table:table-cell table:style-name="ce22" office:value-type="float" office:value="885.22" calcext:value-type="float">
            <text:p>885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 office:value-type="string" calcext:value-type="string">
            <text:p>МАРШАЛА КАЗАКОВА УЛ., д.5, к.1А</text:p>
          </table:table-cell>
          <table:table-cell table:style-name="ce22" office:value-type="float" office:value="1021.31" calcext:value-type="float">
            <text:p>1021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 office:value-type="string" calcext:value-type="string">
            <text:p>МАРШАЛА КАЗАКОВА УЛ., д.5, к.1Б</text:p>
          </table:table-cell>
          <table:table-cell table:style-name="ce22" office:value-type="float" office:value="702.24" calcext:value-type="float">
            <text:p>702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 office:value-type="string" calcext:value-type="string">
            <text:p>МАРШАЛА КАЗАКОВА УЛ., д.10, к.1А</text:p>
          </table:table-cell>
          <table:table-cell table:style-name="ce22" office:value-type="float" office:value="1083.73" calcext:value-type="float">
            <text:p>1083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 office:value-type="string" calcext:value-type="string">
            <text:p>МАРШАЛА КАЗАКОВА УЛ., д.10, к.1Д</text:p>
          </table:table-cell>
          <table:table-cell table:style-name="ce22" office:value-type="float" office:value="395.3" calcext:value-type="float">
            <text:p>395.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 office:value-type="string" calcext:value-type="string">
            <text:p>МАРШАЛА КАЗАКОВА УЛ., д.10, к.1В</text:p>
          </table:table-cell>
          <table:table-cell table:style-name="ce22" office:value-type="float" office:value="398.79" calcext:value-type="float">
            <text:p>398.7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 office:value-type="string" calcext:value-type="string">
            <text:p>МАРШАЛА КАЗАКОВА УЛ., д.10, к.1Б</text:p>
          </table:table-cell>
          <table:table-cell table:style-name="ce22" office:value-type="float" office:value="634.33" calcext:value-type="float">
            <text:p>634.3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 office:value-type="string" calcext:value-type="string">
            <text:p>МАРШАЛА КАЗАКОВА УЛ., д.13</text:p>
          </table:table-cell>
          <table:table-cell table:style-name="ce22" office:value-type="float" office:value="1646.81" calcext:value-type="float">
            <text:p>1646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 office:value-type="string" calcext:value-type="string">
            <text:p>МОРСКОЙ ПЕХОТЫ УЛ., д.4</text:p>
          </table:table-cell>
          <table:table-cell table:style-name="ce22" office:value-type="float" office:value="1522.14" calcext:value-type="float">
            <text:p>1522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 office:value-type="string" calcext:value-type="string">
            <text:p>МОРСКОЙ ПЕХОТЫ УЛ., д.6, к.1</text:p>
          </table:table-cell>
          <table:table-cell table:style-name="ce22" office:value-type="float" office:value="1358.81" calcext:value-type="float">
            <text:p>1358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 office:value-type="string" calcext:value-type="string">
            <text:p>МОРСКОЙ ПЕХОТЫ УЛ., д.10, к.1</text:p>
          </table:table-cell>
          <table:table-cell table:style-name="ce22" office:value-type="float" office:value="1743.73" calcext:value-type="float">
            <text:p>1743.7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 office:value-type="string" calcext:value-type="string">
            <text:p>МОРСКОЙ ПЕХОТЫ УЛ., д.14</text:p>
          </table:table-cell>
          <table:table-cell table:style-name="ce22" office:value-type="float" office:value="315.01" calcext:value-type="float">
            <text:p>315.0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 office:value-type="string" calcext:value-type="string">
            <text:p>НАРОДНОГО ОПОЛЧЕНИЯ ПР., д.7</text:p>
          </table:table-cell>
          <table:table-cell table:style-name="ce22" office:value-type="float" office:value="229.47" calcext:value-type="float">
            <text:p>229.4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 office:value-type="string" calcext:value-type="string">
            <text:p>НОВАТОРОВ БУЛЬВАР, д.1</text:p>
          </table:table-cell>
          <table:table-cell table:style-name="ce22" office:value-type="float" office:value="373.72" calcext:value-type="float">
            <text:p>373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 office:value-type="string" calcext:value-type="string">
            <text:p>НОВАТОРОВ БУЛЬВАР, д.3</text:p>
          </table:table-cell>
          <table:table-cell table:style-name="ce22" office:value-type="float" office:value="268.59" calcext:value-type="float">
            <text:p>268.5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 office:value-type="string" calcext:value-type="string">
            <text:p>НОВООВСЯННИКОВСКАЯ УЛ., д.9</text:p>
          </table:table-cell>
          <table:table-cell table:style-name="ce22" office:value-type="float" office:value="103.1" calcext:value-type="float">
            <text:p>103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 office:value-type="string" calcext:value-type="string">
            <text:p>НОВОСТРОЕК УЛ., д.20</text:p>
          </table:table-cell>
          <table:table-cell table:style-name="ce22" office:value-type="float" office:value="371.06" calcext:value-type="float">
            <text:p>371.0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 office:value-type="string" calcext:value-type="string">
            <text:p>НОВОСТРОЕК УЛ., д.28</text:p>
          </table:table-cell>
          <table:table-cell table:style-name="ce22" office:value-type="float" office:value="414.77" calcext:value-type="float">
            <text:p>414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 office:value-type="string" calcext:value-type="string">
            <text:p>ОБОРОННАЯ УЛ., д.3</text:p>
          </table:table-cell>
          <table:table-cell table:style-name="ce22" office:value-type="float" office:value="496.67" calcext:value-type="float">
            <text:p>496.6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 office:value-type="string" calcext:value-type="string">
            <text:p>ОБОРОННАЯ УЛ., д.4</text:p>
          </table:table-cell>
          <table:table-cell table:style-name="ce22" office:value-type="float" office:value="470.69" calcext:value-type="float">
            <text:p>470.6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 office:value-type="string" calcext:value-type="string">
            <text:p>ОБОРОННАЯ УЛ., д.5</text:p>
          </table:table-cell>
          <table:table-cell table:style-name="ce22" office:value-type="float" office:value="524.25" calcext:value-type="float">
            <text:p>524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 office:value-type="string" calcext:value-type="string">
            <text:p>ОБОРОННАЯ УЛ., д.6</text:p>
          </table:table-cell>
          <table:table-cell table:style-name="ce22" office:value-type="float" office:value="577.57" calcext:value-type="float">
            <text:p>577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 office:value-type="string" calcext:value-type="string">
            <text:p>ОБОРОННАЯ УЛ., д.7/20</text:p>
          </table:table-cell>
          <table:table-cell table:style-name="ce22" office:value-type="float" office:value="229.82" calcext:value-type="float">
            <text:p>22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 office:value-type="string" calcext:value-type="string">
            <text:p>ОБОРОННАЯ УЛ., д.27</text:p>
          </table:table-cell>
          <table:table-cell table:style-name="ce22" office:value-type="float" office:value="42.26" calcext:value-type="float">
            <text:p>42.2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 office:value-type="string" calcext:value-type="string">
            <text:p>ОБОРОННАЯ УЛ., д.29А</text:p>
          </table:table-cell>
          <table:table-cell table:style-name="ce22" office:value-type="float" office:value="149.24" calcext:value-type="float">
            <text:p>149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 office:value-type="string" calcext:value-type="string">
            <text:p>ПРОМЫШЛЕННАЯ УЛ., д.12А</text:p>
          </table:table-cell>
          <table:table-cell table:style-name="ce22" office:value-type="float" office:value="119.41" calcext:value-type="float">
            <text:p>11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 office:value-type="string" calcext:value-type="string">
            <text:p>ПРОМЫШЛЕННАЯ УЛ., д.14</text:p>
          </table:table-cell>
          <table:table-cell table:style-name="ce22" office:value-type="float" office:value="69.82" calcext:value-type="float">
            <text:p>69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 office:value-type="string" calcext:value-type="string">
            <text:p>ПРОМЫШЛЕННАЯ УЛ., д.16</text:p>
          </table:table-cell>
          <table:table-cell table:style-name="ce22" office:value-type="float" office:value="158.23" calcext:value-type="float">
            <text:p>158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 office:value-type="string" calcext:value-type="string">
            <text:p>СТАЧЕК ПР., д.2/2</text:p>
          </table:table-cell>
          <table:table-cell table:style-name="ce22" office:value-type="float" office:value="297.72" calcext:value-type="float">
            <text:p>297.7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 office:value-type="string" calcext:value-type="string">
            <text:p>СТАЧЕК ПР., д.6</text:p>
          </table:table-cell>
          <table:table-cell table:style-name="ce22" office:value-type="float" office:value="166.44" calcext:value-type="float">
            <text:p>166.4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 office:value-type="string" calcext:value-type="string">
            <text:p>СТАЧЕК ПР., д.8/2</text:p>
          </table:table-cell>
          <table:table-cell table:style-name="ce22" office:value-type="float" office:value="142.85" calcext:value-type="float">
            <text:p>142.8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 office:value-type="string" calcext:value-type="string">
            <text:p>СТАЧЕК ПР., д.8А</text:p>
          </table:table-cell>
          <table:table-cell table:style-name="ce22" office:value-type="float" office:value="591.66" calcext:value-type="float">
            <text:p>591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 office:value-type="string" calcext:value-type="string">
            <text:p>СТАЧЕК ПР., д.9</text:p>
          </table:table-cell>
          <table:table-cell table:style-name="ce22" office:value-type="float" office:value="570.22" calcext:value-type="float">
            <text:p>570.2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 office:value-type="string" calcext:value-type="string">
            <text:p>СТАЧЕК ПР., д.10</text:p>
          </table:table-cell>
          <table:table-cell table:style-name="ce22" office:value-type="float" office:value="87.71" calcext:value-type="float">
            <text:p>87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 office:value-type="string" calcext:value-type="string">
            <text:p>СТАЧЕК ПР., д.11</text:p>
          </table:table-cell>
          <table:table-cell table:style-name="ce22" office:value-type="float" office:value="698.18" calcext:value-type="float">
            <text:p>698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 office:value-type="string" calcext:value-type="string">
            <text:p>СТАЧЕК ПР., д.13</text:p>
          </table:table-cell>
          <table:table-cell table:style-name="ce22" office:value-type="float" office:value="690.14" calcext:value-type="float">
            <text:p>690.1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 office:value-type="string" calcext:value-type="string">
            <text:p>СТАЧЕК ПР., д.15</text:p>
          </table:table-cell>
          <table:table-cell table:style-name="ce22" office:value-type="float" office:value="535.87" calcext:value-type="float">
            <text:p>535.8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 office:value-type="string" calcext:value-type="string">
            <text:p>СТАЧЕК ПР., д.16</text:p>
          </table:table-cell>
          <table:table-cell table:style-name="ce22" office:value-type="float" office:value="934.63" calcext:value-type="float">
            <text:p>934.6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 office:value-type="string" calcext:value-type="string">
            <text:p>СТАЧЕК ПР., д.17</text:p>
          </table:table-cell>
          <table:table-cell table:style-name="ce22" office:value-type="float" office:value="651.42" calcext:value-type="float">
            <text:p>651.4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 office:value-type="string" calcext:value-type="string">
            <text:p>СТАЧЕК ПР., д.19</text:p>
          </table:table-cell>
          <table:table-cell table:style-name="ce22" office:value-type="float" office:value="548.65" calcext:value-type="float">
            <text:p>548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 office:value-type="string" calcext:value-type="string">
            <text:p>СТАЧЕК ПР., д.21, к.2</text:p>
          </table:table-cell>
          <table:table-cell table:style-name="ce22" office:value-type="float" office:value="27.8" calcext:value-type="float">
            <text:p>27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 office:value-type="string" calcext:value-type="string">
            <text:p>СТАЧЕК ПР., д.22</text:p>
          </table:table-cell>
          <table:table-cell table:style-name="ce22" office:value-type="float" office:value="252.98" calcext:value-type="float">
            <text:p>252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 office:value-type="string" calcext:value-type="string">
            <text:p>СТАЧЕК ПР., д.23</text:p>
          </table:table-cell>
          <table:table-cell table:style-name="ce22" office:value-type="float" office:value="251.84" calcext:value-type="float">
            <text:p>251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 office:value-type="string" calcext:value-type="string">
            <text:p>СТАЧЕК ПР., д.24</text:p>
          </table:table-cell>
          <table:table-cell table:style-name="ce22" office:value-type="float" office:value="239.11" calcext:value-type="float">
            <text:p>239.1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 office:value-type="string" calcext:value-type="string">
            <text:p>СТАЧЕК ПР., д.27</text:p>
          </table:table-cell>
          <table:table-cell table:style-name="ce22" office:value-type="float" office:value="188.37" calcext:value-type="float">
            <text:p>188.3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 office:value-type="string" calcext:value-type="string">
            <text:p>СТАЧЕК ПР., д.29</text:p>
          </table:table-cell>
          <table:table-cell table:style-name="ce22" office:value-type="float" office:value="156.2" calcext:value-type="float">
            <text:p>156.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 office:value-type="string" calcext:value-type="string">
            <text:p>СТАЧЕК ПР., д.33/2</text:p>
          </table:table-cell>
          <table:table-cell table:style-name="ce22" office:value-type="float" office:value="97.04" calcext:value-type="float">
            <text:p>97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СТАЧЕК ПР., д.35</text:p>
          </table:table-cell>
          <table:table-cell table:style-name="ce22" office:value-type="float" office:value="56.03" calcext:value-type="float">
            <text:p>56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 office:value-type="string" calcext:value-type="string">
            <text:p>СТАЧЕК ПР., д.42</text:p>
          </table:table-cell>
          <table:table-cell table:style-name="ce22" office:value-type="float" office:value="32.56" calcext:value-type="float">
            <text:p>32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 office:value-type="string" calcext:value-type="string">
            <text:p>СТАЧЕК ПР., д.89, к.1</text:p>
          </table:table-cell>
          <table:table-cell table:style-name="ce22" office:value-type="float" office:value="332.15" calcext:value-type="float">
            <text:p>332.1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 office:value-type="string" calcext:value-type="string">
            <text:p>СТАЧЕК ПР., д.95, к.1</text:p>
          </table:table-cell>
          <table:table-cell table:style-name="ce22" office:value-type="float" office:value="1435.61" calcext:value-type="float">
            <text:p>1435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 office:value-type="string" calcext:value-type="string">
            <text:p>СТАЧЕК ПР., д.101, к.1В</text:p>
          </table:table-cell>
          <table:table-cell table:style-name="ce22" office:value-type="float" office:value="1140.6" calcext:value-type="float">
            <text:p>1140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 office:value-type="string" calcext:value-type="string">
            <text:p>СТАЧЕК ПР., д.101, к.1А</text:p>
          </table:table-cell>
          <table:table-cell table:style-name="ce22" office:value-type="float" office:value="871.98" calcext:value-type="float">
            <text:p>871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 office:value-type="string" calcext:value-type="string">
            <text:p>СТАЧЕК ПР., д.101, к.1Б</text:p>
          </table:table-cell>
          <table:table-cell table:style-name="ce22" office:value-type="float" office:value="333.66" calcext:value-type="float">
            <text:p>333.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 office:value-type="string" calcext:value-type="string">
            <text:p>СТАЧЕК ПР., д.101, к.1Г</text:p>
          </table:table-cell>
          <table:table-cell table:style-name="ce22" office:value-type="float" office:value="390.53" calcext:value-type="float">
            <text:p>390.5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 office:value-type="string" calcext:value-type="string">
            <text:p>СТАЧЕК ПР., д.101, к.1Д</text:p>
          </table:table-cell>
          <table:table-cell table:style-name="ce22" office:value-type="float" office:value="681.1" calcext:value-type="float">
            <text:p>681.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 office:value-type="string" calcext:value-type="string">
            <text:p>СТАЧЕК ПР., д.103, к.1</text:p>
          </table:table-cell>
          <table:table-cell table:style-name="ce22" office:value-type="float" office:value="2118.81" calcext:value-type="float">
            <text:p>2118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 office:value-type="string" calcext:value-type="string">
            <text:p>СТАЧЕК ПР., д.105, к.2А</text:p>
          </table:table-cell>
          <table:table-cell table:style-name="ce22" office:value-type="float" office:value="453.71" calcext:value-type="float">
            <text:p>453.7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 office:value-type="string" calcext:value-type="string">
            <text:p>СТАЧЕК ПР., д.105, к.2Ж</text:p>
          </table:table-cell>
          <table:table-cell table:style-name="ce22" office:value-type="float" office:value="1140.8" calcext:value-type="float">
            <text:p>1140.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 office:value-type="string" calcext:value-type="string">
            <text:p>СТАЧЕК ПР., д.105, к.2Б</text:p>
          </table:table-cell>
          <table:table-cell table:style-name="ce22" office:value-type="float" office:value="362.23" calcext:value-type="float">
            <text:p>362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 office:value-type="string" calcext:value-type="string">
            <text:p>СТАЧЕК ПР., д.105, к.2Г</text:p>
          </table:table-cell>
          <table:table-cell table:style-name="ce22" office:value-type="float" office:value="366.77" calcext:value-type="float">
            <text:p>366.7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 office:value-type="string" calcext:value-type="string">
            <text:p>СТАЧЕК ПР., д.105, к.2Е</text:p>
          </table:table-cell>
          <table:table-cell table:style-name="ce22" office:value-type="float" office:value="373.24" calcext:value-type="float">
            <text:p>373.2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 office:value-type="string" calcext:value-type="string">
            <text:p>СТАЧЕК ПР., д.105, к.2З</text:p>
          </table:table-cell>
          <table:table-cell table:style-name="ce22" office:value-type="float" office:value="378.4" calcext:value-type="float">
            <text:p>378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 office:value-type="string" calcext:value-type="string">
            <text:p>СТАЧЕК ПР., д.105, к.2Д</text:p>
          </table:table-cell>
          <table:table-cell table:style-name="ce22" office:value-type="float" office:value="1040.04" calcext:value-type="float">
            <text:p>1040.0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 office:value-type="string" calcext:value-type="string">
            <text:p>СТАЧЕК ПР., д.105, к.2В</text:p>
          </table:table-cell>
          <table:table-cell table:style-name="ce22" office:value-type="float" office:value="932.18" calcext:value-type="float">
            <text:p>932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 office:value-type="string" calcext:value-type="string">
            <text:p>СТАЧЕК ПР., д.107, к.1</text:p>
          </table:table-cell>
          <table:table-cell table:style-name="ce22" office:value-type="float" office:value="339.56" calcext:value-type="float">
            <text:p>339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 office:value-type="string" calcext:value-type="string">
            <text:p>ТРАКТОРНАЯ УЛ., д.3</text:p>
          </table:table-cell>
          <table:table-cell table:style-name="ce22" office:value-type="float" office:value="151.41" calcext:value-type="float">
            <text:p>151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 office:value-type="string" calcext:value-type="string">
            <text:p>ТРАКТОРНАЯ УЛ., д.4</text:p>
          </table:table-cell>
          <table:table-cell table:style-name="ce22" office:value-type="float" office:value="91.23" calcext:value-type="float">
            <text:p>91.2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 office:value-type="string" calcext:value-type="string">
            <text:p>ТРАКТОРНАЯ УЛ., д.5</text:p>
          </table:table-cell>
          <table:table-cell table:style-name="ce22" office:value-type="float" office:value="161.61" calcext:value-type="float">
            <text:p>161.6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 office:value-type="string" calcext:value-type="string">
            <text:p>ТРАКТОРНАЯ УЛ., д.6</text:p>
          </table:table-cell>
          <table:table-cell table:style-name="ce22" office:value-type="float" office:value="113.96" calcext:value-type="float">
            <text:p>113.9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 office:value-type="string" calcext:value-type="string">
            <text:p>ТРАКТОРНАЯ УЛ., д.7</text:p>
          </table:table-cell>
          <table:table-cell table:style-name="ce22" office:value-type="float" office:value="149.65" calcext:value-type="float">
            <text:p>149.6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 office:value-type="string" calcext:value-type="string">
            <text:p>ТРАКТОРНАЯ УЛ., д.8</text:p>
          </table:table-cell>
          <table:table-cell table:style-name="ce22" office:value-type="float" office:value="114.49" calcext:value-type="float">
            <text:p>114.4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 office:value-type="string" calcext:value-type="string">
            <text:p>ТРАКТОРНАЯ УЛ., д.9</text:p>
          </table:table-cell>
          <table:table-cell table:style-name="ce22" office:value-type="float" office:value="208.25" calcext:value-type="float">
            <text:p>208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 office:value-type="string" calcext:value-type="string">
            <text:p>ТРАКТОРНАЯ УЛ., д.10</text:p>
          </table:table-cell>
          <table:table-cell table:style-name="ce22" office:value-type="float" office:value="65.35" calcext:value-type="float">
            <text:p>65.3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 office:value-type="string" calcext:value-type="string">
            <text:p>ТРАКТОРНАЯ УЛ., д.12</text:p>
          </table:table-cell>
          <table:table-cell table:style-name="ce22" office:value-type="float" office:value="184.6" calcext:value-type="float">
            <text:p>184.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 office:value-type="string" calcext:value-type="string">
            <text:p>ТРАМВАЙНЫЙ ПР., д.5</text:p>
          </table:table-cell>
          <table:table-cell table:style-name="ce22" office:value-type="float" office:value="265.76" calcext:value-type="float">
            <text:p>265.7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 office:value-type="string" calcext:value-type="string">
            <text:p>ТРАМВАЙНЫЙ ПР., д.7, к.1</text:p>
          </table:table-cell>
          <table:table-cell table:style-name="ce22" office:value-type="float" office:value="284.02" calcext:value-type="float">
            <text:p>284.0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 office:value-type="string" calcext:value-type="string">
            <text:p>ТРАМВАЙНЫЙ ПР., д.7, к.2</text:p>
          </table:table-cell>
          <table:table-cell table:style-name="ce22" office:value-type="float" office:value="143.17" calcext:value-type="float">
            <text:p>143.1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 office:value-type="string" calcext:value-type="string">
            <text:p>ТРАМВАЙНЫЙ ПР., д.9, к.1</text:p>
          </table:table-cell>
          <table:table-cell table:style-name="ce22" office:value-type="float" office:value="249.41" calcext:value-type="float">
            <text:p>249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 office:value-type="string" calcext:value-type="string">
            <text:p>ТРАМВАЙНЫЙ ПР., д.9, к.2</text:p>
          </table:table-cell>
          <table:table-cell table:style-name="ce22" office:value-type="float" office:value="248.18" calcext:value-type="float">
            <text:p>248.1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 office:value-type="string" calcext:value-type="string">
            <text:p>ТРАМВАЙНЫЙ ПР., д.11, к.1</text:p>
          </table:table-cell>
          <table:table-cell table:style-name="ce22" office:value-type="float" office:value="395.31" calcext:value-type="float">
            <text:p>395.3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 office:value-type="string" calcext:value-type="string">
            <text:p>ТРАМВАЙНЫЙ ПР., д.11, к.2</text:p>
          </table:table-cell>
          <table:table-cell table:style-name="ce22" office:value-type="float" office:value="365.19" calcext:value-type="float">
            <text:p>365.19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 office:value-type="string" calcext:value-type="string">
            <text:p>ТРАМВАЙНЫЙ ПР., д.11, к.3</text:p>
          </table:table-cell>
          <table:table-cell table:style-name="ce22" office:value-type="float" office:value="254.82" calcext:value-type="float">
            <text:p>254.8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 office:value-type="string" calcext:value-type="string">
            <text:p>ТРАМВАЙНЫЙ ПР., д.11, к.6</text:p>
          </table:table-cell>
          <table:table-cell table:style-name="ce22" office:value-type="float" office:value="243.83" calcext:value-type="float">
            <text:p>243.8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 office:value-type="string" calcext:value-type="string">
            <text:p>ТРАМВАЙНЫЙ ПР., д.13, к.1</text:p>
          </table:table-cell>
          <table:table-cell table:style-name="ce22" office:value-type="float" office:value="362.84" calcext:value-type="float">
            <text:p>362.8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 office:value-type="string" calcext:value-type="string">
            <text:p>ТРАМВАЙНЫЙ ПР., д.13, к.2</text:p>
          </table:table-cell>
          <table:table-cell table:style-name="ce22" office:value-type="float" office:value="296.25" calcext:value-type="float">
            <text:p>296.2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 office:value-type="string" calcext:value-type="string">
            <text:p>ТРАМВАЙНЫЙ ПР., д.13, к.3</text:p>
          </table:table-cell>
          <table:table-cell table:style-name="ce22" office:value-type="float" office:value="343.57" calcext:value-type="float">
            <text:p>343.57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 office:value-type="string" calcext:value-type="string">
            <text:p>ТРАМВАЙНЫЙ ПР., д.15, к.1</text:p>
          </table:table-cell>
          <table:table-cell table:style-name="ce22" office:value-type="float" office:value="363.98" calcext:value-type="float">
            <text:p>363.9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 office:value-type="string" calcext:value-type="string">
            <text:p>ТРАМВАЙНЫЙ ПР., д.15, к.2</text:p>
          </table:table-cell>
          <table:table-cell table:style-name="ce22" office:value-type="float" office:value="243.34" calcext:value-type="float">
            <text:p>243.3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 office:value-type="string" calcext:value-type="string">
            <text:p>ТРАМВАЙНЫЙ ПР., д.15, к.3</text:p>
          </table:table-cell>
          <table:table-cell table:style-name="ce22" office:value-type="float" office:value="301.13" calcext:value-type="float">
            <text:p>301.1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 office:value-type="string" calcext:value-type="string">
            <text:p>ТРАМВАЙНЫЙ ПР., д.17</text:p>
          </table:table-cell>
          <table:table-cell table:style-name="ce22" office:value-type="float" office:value="294.68" calcext:value-type="float">
            <text:p>294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 office:value-type="string" calcext:value-type="string">
            <text:p>ТРЕФОЛЕВА УЛ., д.11</text:p>
          </table:table-cell>
          <table:table-cell table:style-name="ce22" office:value-type="float" office:value="399.81" calcext:value-type="float">
            <text:p>399.8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 office:value-type="string" calcext:value-type="string">
            <text:p>ТРЕФОЛЕВА УЛ., д.15</text:p>
          </table:table-cell>
          <table:table-cell table:style-name="ce22" office:value-type="float" office:value="1007.4" calcext:value-type="float">
            <text:p>1007.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 office:value-type="string" calcext:value-type="string">
            <text:p>ТРЕФОЛЕВА УЛ., д.22/25</text:p>
          </table:table-cell>
          <table:table-cell table:style-name="ce22" office:value-type="float" office:value="612.54" calcext:value-type="float">
            <text:p>612.54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 office:value-type="string" calcext:value-type="string">
            <text:p>ТУРГЕНЕВСКИЙ ПЕР., д.3</text:p>
          </table:table-cell>
          <table:table-cell table:style-name="ce22" office:value-type="float" office:value="143.68" calcext:value-type="float">
            <text:p>143.68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 office:value-type="string" calcext:value-type="string">
            <text:p>ТУРГЕНЕВСКИЙ ПЕР., д.5</text:p>
          </table:table-cell>
          <table:table-cell table:style-name="ce22" office:value-type="float" office:value="92.56" calcext:value-type="float">
            <text:p>92.5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 office:value-type="string" calcext:value-type="string">
            <text:p>ШВЕЦОВА УЛ., д.6</text:p>
          </table:table-cell>
          <table:table-cell table:style-name="ce22" office:value-type="float" office:value="369.03" calcext:value-type="float">
            <text:p>369.03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6</text:p>
          </table:table-cell>
          <table:table-cell table:style-name="ce20" office:value-type="string" calcext:value-type="string">
            <text:p>ШВЕЦОВА УЛ., д.10</text:p>
          </table:table-cell>
          <table:table-cell table:style-name="ce22" office:value-type="float" office:value="680.41" calcext:value-type="float">
            <text:p>680.41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7</text:p>
          </table:table-cell>
          <table:table-cell table:style-name="ce20" office:value-type="string" calcext:value-type="string">
            <text:p>ШВЕЦОВА УЛ., д.11</text:p>
          </table:table-cell>
          <table:table-cell table:style-name="ce22" office:value-type="float" office:value="198.12" calcext:value-type="float">
            <text:p>198.1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218</text:p>
          </table:table-cell>
          <table:table-cell table:style-name="ce20" office:value-type="string" calcext:value-type="string">
            <text:p>ШОТЛАНДСКАЯ УЛ., д.3</text:p>
          </table:table-cell>
          <table:table-cell table:style-name="ce22" office:value-type="float" office:value="276.31" calcext:value-type="float">
            <text:p>276.31</text:p>
          </table:table-cell>
          <table:table-cell table:number-columns-repeated="1019"/>
        </table:table-row>
        <table:table-row table:style-name="ro2" table:number-rows-repeated="1047933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10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11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ГВС 12.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4" table:number-columns-repeated="1019" table:default-cell-style-name="ce24"/>
        <table:table-header-rows>
          <table:table-row table:style-name="ro1">
            <table:table-cell table:style-name="ce17" office:value-type="string" calcext:value-type="string">
              <text:p>п/п</text:p>
            </table:table-cell>
            <table:table-cell table:style-name="ce17" office:value-type="string" calcext:value-type="string">
              <text:p>Адрес</text:p>
            </table:table-cell>
            <table:table-cell table:style-name="ce17" office:value-type="string" calcext:value-type="string">
              <text:p>Расход, м<text:span text:style-name="T1">3</text:span></text:p>
            </table:table-cell>
            <table:table-cell table:style-name="ce19" table:number-columns-repeated="1019"/>
          </table:table-row>
        </table:table-header-rows>
        <table:table-row table:style-name="ro2">
          <table:table-cell table:style-name="ce18" office:value-type="string" calcext:value-type="string">
            <text:p>0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0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1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2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3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4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5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6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7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8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19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6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7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8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09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0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1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2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3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4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>
          <table:table-cell table:style-name="ce18" office:value-type="string" calcext:value-type="string">
            <text:p>215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2" table:number-rows-repeated="1047936">
          <table:table-cell table:number-columns-repeated="1022"/>
        </table:table-row>
        <table:table-row table:style-name="ro3" table:number-rows-repeated="423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fill-character> </loext:fill-character>
      <number:text>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0P2" style:volatile="true">
      <loext:fill-character> </loext:fill-character>
      <number:text>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.</number:text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text>Да</number:text>
    </number:number-style>
    <number:number-style style:name="N154P1" style:volatile="true">
      <number:text>Да</number:text>
    </number:number-style>
    <number:number-style style:name="N154">
      <number:text>Нет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Истина</number:text>
    </number:number-style>
    <number:number-style style:name="N156P1" style:volatile="true">
      <number:text>Истина</number:text>
    </number:number-style>
    <number:number-style style:name="N156">
      <number:text>Ложь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Вкл</number:text>
    </number:number-style>
    <number:number-style style:name="N158P1" style:volatile="true">
      <number:text>Вкл</number:text>
    </number:number-style>
    <number:number-style style:name="N158">
      <number:text>Выкл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60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60P0"/>
    </number:currency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number number:decimal-places="3" loext:min-decimal-places="3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2P2" style:volatile="true" number:language="ru" number:country="RU">
      <loext:text> </loext:text>
      <loext:fill-character> </loext:fill-character>
      <number:text>-    </number:text>
    </number:number-style>
    <number:text-style style:name="N10142" number:language="ru" number:country="RU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3P2" style:volatile="true" number:language="ru" number:country="RU">
      <loext:text> </loext:text>
      <loext:fill-character> </loext:fill-character>
      <number:text>-р. </number:text>
    </number:number-style>
    <number:text-style style:name="N10143" number:language="ru" number:country="RU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5" number:language="ru" number:country="RU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59P2" style:volatile="true" number:language="en" number:country="US">
      <loext:text> </loext:text>
      <loext:fill-character> </loext:fill-character>
      <number:text>-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60P2" style:volatile="true" number:language="en" number:country="US">
      <number:currency-symbol/>
      <loext:fill-character> </loext:fill-character>
      <number:text>- </number:text>
    </number:currency-style>
    <number:text-style style:name="N20160" number:language="en" number:country="US">
      <number:text> </number:text>
      <number:text-content/>
      <number:text> </number:text>
      <style:map style:condition="value()&gt;0" style:apply-style-name="N20160P0"/>
      <style:map style:condition="value()&lt;0" style:apply-style-name="N20160P1"/>
      <style:map style:condition="value()=0" style:apply-style-name="N20160P2"/>
    </number:text-style>
    <number:number-style style:name="N2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64" number:language="en" number:country="US">
      <number:text> </number:text>
      <number:text-content/>
      <number:text> </number:text>
      <style:map style:condition="value()&gt;0" style:apply-style-name="N20164P0"/>
      <style:map style:condition="value()&lt;0" style:apply-style-name="N20164P1"/>
      <style:map style:condition="value()=0" style:apply-style-name="N20164P2"/>
    </number:text-style>
    <number:currency-style style:name="N2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65" number:language="en" number:country="US">
      <number:text> </number:text>
      <number:text-content/>
      <number:text> </number:text>
      <style:map style:condition="value()&gt;0" style:apply-style-name="N20165P0"/>
      <style:map style:condition="value()&lt;0" style:apply-style-name="N20165P1"/>
      <style:map style:condition="value()=0" style:apply-style-name="N20165P2"/>
    </number:text-style>
    <number:currency-style style:name="N2016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6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66P0"/>
    </number:currency-style>
    <number:currency-style style:name="N2016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6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67P0"/>
    </number:currency-style>
    <number:currency-style style:name="N2016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6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68P0"/>
    </number:currency-style>
    <number:currency-style style:name="N2016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6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69P0"/>
    </number:currency-style>
    <number:number-style style:name="N2017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7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70P0"/>
    </number:number-style>
    <number:number-style style:name="N2017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7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71P0"/>
    </number:number-style>
    <number:number-style style:name="N2017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7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72P2" style:volatile="true" number:language="en" number:country="US">
      <loext:text> </loext:text>
      <loext:fill-character> </loext:fill-character>
      <number:text>- </number:text>
    </number:number-style>
    <number:text-style style:name="N20172" number:language="en" number:country="US">
      <number:text> </number:text>
      <number:text-content/>
      <number:text> </number:text>
      <style:map style:condition="value()&gt;0" style:apply-style-name="N20172P0"/>
      <style:map style:condition="value()&lt;0" style:apply-style-name="N20172P1"/>
      <style:map style:condition="value()=0" style:apply-style-name="N20172P2"/>
    </number:text-style>
    <number:currency-style style:name="N2017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7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7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20173" number:language="en" number:country="US">
      <number:text> </number:text>
      <number:text-content/>
      <number:text> </number:text>
      <style:map style:condition="value()&gt;0" style:apply-style-name="N20173P0"/>
      <style:map style:condition="value()&lt;0" style:apply-style-name="N20173P1"/>
      <style:map style:condition="value()=0" style:apply-style-name="N20173P2"/>
    </number:text-style>
    <number:number-style style:name="N2017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7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7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74" number:language="en" number:country="US">
      <number:text> </number:text>
      <number:text-content/>
      <number:text> </number:text>
      <style:map style:condition="value()&gt;0" style:apply-style-name="N20174P0"/>
      <style:map style:condition="value()&lt;0" style:apply-style-name="N20174P1"/>
      <style:map style:condition="value()=0" style:apply-style-name="N20174P2"/>
    </number:text-style>
    <number:currency-style style:name="N2017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7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7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e_5f_2014" style:display-name="ee_20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5c616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family="Arial" style:font-family-generic="swiss" style:font-pitch="variable"/>
    </style:style>
  </office:styles>
  <office:automatic-styles>
    <style:page-layout style:name="Mpm1">
      <style:page-layout-properties fo:margin-left="28.35pt" fo:margin-right="28.35pt" style:shadow="none" fo:background-color="transparent" style:first-page-number="continue" loext:scale-to-X="1" loext:scale-to-Y="20" style:table-centering="horizontal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56.69pt" fo:margin-left="0pt" fo:margin-right="0pt" fo:margin-top="33.9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28.35pt" fo:margin-right="28.35pt" style:shadow="none" fo:background-color="transparent" style:first-page-number="continue" loext:scale-to-X="1" loext:scale-to-Y="20" style:table-centering="horizontal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56.69pt" fo:margin-left="0pt" fo:margin-right="0pt" fo:margin-top="33.99pt"/>
      </style:footer-style>
    </style:page-layout>
    <style:style style:name="MT1" style:family="text">
      <style:text-properties style:font-name="Arial1" fo:font-size="11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Страница </text:span><text:span text:style-name="MT1"><text:page-number>1</text:page-number></text:span><text:span text:style-name="MT1"><text:s/>из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5:43:03.001525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ЭЭ_20_01.2014" style:display-name="PageStyle_ЭЭ 01.2014" style:page-layout-name="Mpm3">
      <style:header style:display="false"/>
      <style:header-left style:display="false"/>
      <style:footer>
        <text:p><text:span text:style-name="MT1">Страница </text:span><text:span text:style-name="MT1"><text:page-number>1</text:page-number></text:span><text:span text:style-name="MT1"><text:s/>из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дминистратор</meta:initial-creator>
    <meta:creation-date>2014-11-13T10:58:33</meta:creation-date>
    <dc:date>2018-10-06T15:54:10.142607811</dc:date>
    <meta:editing-duration>PT3H35M43S</meta:editing-duration>
    <meta:editing-cycles>54</meta:editing-cycles>
    <meta:generator>LibreOffice/6.0.6.2$Linux_X86_64 LibreOffice_project/00m0$Build-2</meta:generator>
    <meta:document-statistic meta:table-count="12" meta:cell-count="6536" meta:object-count="0"/>
  </office:meta>
</office:document-meta>
</file>